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4" table:style-name="ACOL-10"/>
        <table:table-column table:default-cell-style-name="ACE-4" table:style-name="ACOL-11" table:number-columns-repeated="2"/>
        <table:table-column table:default-cell-style-name="ACE-0" table:style-name="ACOL-11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0"/>
        <table:table-column table:default-cell-style-name="ACE-0" table:style-name="ACOL-11" table:number-columns-repeated="2"/>
        <table:table-column table:default-cell-style-name="ACE-0" table:style-name="ACOL-0" table:number-columns-repeated="4"/>
        <table:table-column table:default-cell-style-name="ACE-0" table:style-name="ACOL-0" table:number-columns-repeated="219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uplift_rat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]-[.F2]*[.R$2]" office:value-type="float" office:value="-67.400000000000006">
            <text:p>−67.4</text:p>
          </table:table-cell>
          <table:table-cell table:style-name="ACE-4" table:formula="of:=SQRT(([.Y2]-[.M2])^2+[.T2]^2)" office:value-type="float" office:value="10.089677893768469">
            <text:p>10.1</text:p>
          </table:table-cell>
          <table:table-cell table:style-name="ACE-4" table:formula="of:=SQRT(([.M2]-[.X2])^2+[.U2]^2)" office:value-type="float" office:value="10.447966309287159">
            <text:p>10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2">
            <text:p>0.002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]+[.G2]*2" office:value-type="float" office:value="68000">
            <text:p>68000</text:p>
          </table:table-cell>
          <table:table-cell table:style-name="ACE-0" table:formula="of:=[.F2]-[.G2]*2" office:value-type="float" office:value="64400">
            <text:p>64400</text:p>
          </table:table-cell>
          <table:table-cell table:style-name="ACE-0" table:formula="of:=[.S2]-[.V2]*([.R$2]+[.R$3])" office:value-type="float" office:value="-77.799999999999983">
            <text:p>−77.8</text:p>
          </table:table-cell>
          <table:table-cell table:style-name="ACE-0" table:formula="of:=[.S2]-[.W2]*([.R$2]-[.R$3])" office:value-type="float" office:value="-57.359999999999999">
            <text:p>−57.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]-[.F3]*[.R$2]" office:value-type="float" office:value="-70.599999999999994">
            <text:p>−70.6</text:p>
          </table:table-cell>
          <table:table-cell table:style-name="ACE-4" table:formula="of:=SQRT(([.Y3]-[.M3])^2+[.T3]^2)" office:value-type="float" office:value="14.414728578783572">
            <text:p>14.4</text:p>
          </table:table-cell>
          <table:table-cell table:style-name="ACE-4" table:formula="of:=SQRT(([.M3]-[.X3])^2+[.U3]^2)" office:value-type="float" office:value="15.212902418670811">
            <text:p>15.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01">
            <text:p>0.000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]+[.G3]*2" office:value-type="float" office:value="71800">
            <text:p>71800</text:p>
          </table:table-cell>
          <table:table-cell table:style-name="ACE-0" table:formula="of:=[.F3]-[.G3]*2" office:value-type="float" office:value="63800">
            <text:p>63800</text:p>
          </table:table-cell>
          <table:table-cell table:style-name="ACE-0" table:formula="of:=[.S3]-[.V3]*([.R$2]+[.R$3])" office:value-type="float" office:value="-85.780000000000001">
            <text:p>−85.78</text:p>
          </table:table-cell>
          <table:table-cell table:style-name="ACE-0" table:formula="of:=[.S3]-[.W3]*([.R$2]-[.R$3])" office:value-type="float" office:value="-56.219999999999999">
            <text:p>−56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]-[.F4]*[.R$2]" office:value-type="float" office:value="-92.800000000000011">
            <text:p>−92.8</text:p>
          </table:table-cell>
          <table:table-cell table:style-name="ACE-4" table:formula="of:=SQRT(([.Y4]-[.M4])^2+[.T4]^2)" office:value-type="float" office:value="10.955733658683044">
            <text:p>11.0</text:p>
          </table:table-cell>
          <table:table-cell table:style-name="ACE-4" table:formula="of:=SQRT(([.M4]-[.X4])^2+[.U4]^2)" office:value-type="float" office:value="11.314278589463829">
            <text:p>11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7">
            <text:p>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]+[.G4]*2" office:value-type="float" office:value="76700">
            <text:p>76700</text:p>
          </table:table-cell>
          <table:table-cell table:style-name="ACE-0" table:formula="of:=[.F4]-[.G4]*2" office:value-type="float" office:value="73100">
            <text:p>73100</text:p>
          </table:table-cell>
          <table:table-cell table:style-name="ACE-0" table:formula="of:=[.S4]-[.V4]*([.R$2]+[.R$3])" office:value-type="float" office:value="-104.06999999999999">
            <text:p>−104.07</text:p>
          </table:table-cell>
          <table:table-cell table:style-name="ACE-0" table:formula="of:=[.S4]-[.W4]*([.R$2]-[.R$3])" office:value-type="float" office:value="-81.889999999999986">
            <text:p>−81.8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]-[.F5]*[.R$2]" office:value-type="float" office:value="-80">
            <text:p>−80.0</text:p>
          </table:table-cell>
          <table:table-cell table:style-name="ACE-4" table:formula="of:=SQRT(([.Y5]-[.M5])^2+[.T5]^2)" office:value-type="float" office:value="9.9702758236670679">
            <text:p>10.0</text:p>
          </table:table-cell>
          <table:table-cell table:style-name="ACE-4" table:formula="of:=SQRT(([.M5]-[.X5])^2+[.U5]^2)" office:value-type="float" office:value="10.328523611823716">
            <text:p>10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]+[.G5]*2" office:value-type="float" office:value="66800">
            <text:p>66800</text:p>
          </table:table-cell>
          <table:table-cell table:style-name="ACE-0" table:formula="of:=[.F5]-[.G5]*2" office:value-type="float" office:value="63200">
            <text:p>63200</text:p>
          </table:table-cell>
          <table:table-cell table:style-name="ACE-0" table:formula="of:=[.S5]-[.V5]*([.R$2]+[.R$3])" office:value-type="float" office:value="-90.280000000000001">
            <text:p>−90.28</text:p>
          </table:table-cell>
          <table:table-cell table:style-name="ACE-0" table:formula="of:=[.S5]-[.W5]*([.R$2]-[.R$3])" office:value-type="float" office:value="-70.079999999999998">
            <text:p>−70.0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]-[.F6]*[.R$2]" office:value-type="float" office:value="-92.400000000000006">
            <text:p>−92.4</text:p>
          </table:table-cell>
          <table:table-cell table:style-name="ACE-4" table:formula="of:=SQRT(([.Y6]-[.M6])^2+[.T6]^2)" office:value-type="float" office:value="9.8409399957524446">
            <text:p>9.8</text:p>
          </table:table-cell>
          <table:table-cell table:style-name="ACE-4" table:formula="of:=SQRT(([.M6]-[.X6])^2+[.U6]^2)" office:value-type="float" office:value="10.199142120786412">
            <text:p>10.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]+[.G6]*2" office:value-type="float" office:value="65500">
            <text:p>65500</text:p>
          </table:table-cell>
          <table:table-cell table:style-name="ACE-0" table:formula="of:=[.F6]-[.G6]*2" office:value-type="float" office:value="61900">
            <text:p>61900</text:p>
          </table:table-cell>
          <table:table-cell table:style-name="ACE-0" table:formula="of:=[.S6]-[.V6]*([.R$2]+[.R$3])" office:value-type="float" office:value="-102.54999999999998">
            <text:p>−102.55</text:p>
          </table:table-cell>
          <table:table-cell table:style-name="ACE-0" table:formula="of:=[.S6]-[.W6]*([.R$2]-[.R$3])" office:value-type="float" office:value="-82.609999999999999">
            <text:p>−82.6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]-[.F7]*[.R$2]" office:value-type="float" office:value="-101.90000000000001">
            <text:p>−101.9</text:p>
          </table:table-cell>
          <table:table-cell table:style-name="ACE-4" table:formula="of:=SQRT(([.Y7]-[.M7])^2+[.T7]^2)" office:value-type="float" office:value="9.5922677193664754">
            <text:p>9.6</text:p>
          </table:table-cell>
          <table:table-cell table:style-name="ACE-4" table:formula="of:=SQRT(([.M7]-[.X7])^2+[.U7]^2)" office:value-type="float" office:value="9.950376877284576">
            <text:p>10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.5">
            <text:p>2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7]+[.G7]*2" office:value-type="float" office:value="63000">
            <text:p>63000</text:p>
          </table:table-cell>
          <table:table-cell table:style-name="ACE-0" table:formula="of:=[.F7]-[.G7]*2" office:value-type="float" office:value="59400">
            <text:p>59400</text:p>
          </table:table-cell>
          <table:table-cell table:style-name="ACE-0" table:formula="of:=[.S7]-[.V7]*([.R$2]+[.R$3])" office:value-type="float" office:value="-111.79999999999998">
            <text:p>−111.8</text:p>
          </table:table-cell>
          <table:table-cell table:style-name="ACE-0" table:formula="of:=[.S7]-[.W7]*([.R$2]-[.R$3])" office:value-type="float" office:value="-92.359999999999999">
            <text:p>−92.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]-[.F8]*[.R$2]" office:value-type="float" office:value="-118.19999999999999">
            <text:p>−118.2</text:p>
          </table:table-cell>
          <table:table-cell table:style-name="ACE-4" table:formula="of:=SQRT(([.Y8]-[.M8])^2+[.T8]^2)" office:value-type="float" office:value="10.607242808571874">
            <text:p>10.6</text:p>
          </table:table-cell>
          <table:table-cell table:style-name="ACE-4" table:formula="of:=SQRT(([.M8]-[.X8])^2+[.U8]^2)" office:value-type="float" office:value="11.005525884754448">
            <text:p>11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8]+[.G8]*2" office:value-type="float" office:value="69600">
            <text:p>69600</text:p>
          </table:table-cell>
          <table:table-cell table:style-name="ACE-0" table:formula="of:=[.F8]-[.G8]*2" office:value-type="float" office:value="65600">
            <text:p>65600</text:p>
          </table:table-cell>
          <table:table-cell table:style-name="ACE-0" table:formula="of:=[.S8]-[.V8]*([.R$2]+[.R$3])" office:value-type="float" office:value="-129.16">
            <text:p>−129.16</text:p>
          </table:table-cell>
          <table:table-cell table:style-name="ACE-0" table:formula="of:=[.S8]-[.W8]*([.R$2]-[.R$3])" office:value-type="float" office:value="-107.64">
            <text:p>−107.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9]-[.F9]*[.R$2]" office:value-type="float" office:value="-93.299999999999997">
            <text:p>−93.3</text:p>
          </table:table-cell>
          <table:table-cell table:style-name="ACE-4" table:formula="of:=SQRT(([.Y9]-[.M9])^2+[.T9]^2)" office:value-type="float" office:value="9.5667340299602692">
            <text:p>9.6</text:p>
          </table:table-cell>
          <table:table-cell table:style-name="ACE-4" table:formula="of:=SQRT(([.M9]-[.X9])^2+[.U9]^2)" office:value-type="float" office:value="9.8742088290657364">
            <text:p>9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9.5">
            <text:p>29.5</text:p>
          </table:table-cell>
          <table:table-cell table:style-name="ACE-0" office:value-type="float" office:value="2.6925824035672519">
            <text:p>2.692582403567252</text:p>
          </table:table-cell>
          <table:table-cell table:style-name="ACE-0" office:value-type="float" office:value="2.6925824035672519">
            <text:p>2.692582403567252</text:p>
          </table:table-cell>
          <table:table-cell table:style-name="ACE-0" table:formula="of:=[.F9]+[.G9]*2" office:value-type="float" office:value="63000">
            <text:p>63000</text:p>
          </table:table-cell>
          <table:table-cell table:style-name="ACE-0" table:formula="of:=[.F9]-[.G9]*2" office:value-type="float" office:value="59800">
            <text:p>59800</text:p>
          </table:table-cell>
          <table:table-cell table:style-name="ACE-0" table:formula="of:=[.S9]-[.V9]*([.R$2]+[.R$3])" office:value-type="float" office:value="-102.79999999999998">
            <text:p>−102.8</text:p>
          </table:table-cell>
          <table:table-cell table:style-name="ACE-0" table:formula="of:=[.S9]-[.W9]*([.R$2]-[.R$3])" office:value-type="float" office:value="-84.120000000000005">
            <text:p>−84.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0]-[.F10]*[.R$2]" office:value-type="float" office:value="-84.299999999999997">
            <text:p>−84.3</text:p>
          </table:table-cell>
          <table:table-cell table:style-name="ACE-4" table:formula="of:=SQRT(([.Y10]-[.M10])^2+[.T10]^2)" office:value-type="float" office:value="11.973654412918391">
            <text:p>12.0</text:p>
          </table:table-cell>
          <table:table-cell table:style-name="ACE-4" table:formula="of:=SQRT(([.M10]-[.X10])^2+[.U10]^2)" office:value-type="float" office:value="12.223338332877814">
            <text:p>12.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40.5">
            <text:p>40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table:formula="of:=[.F10]+[.G10]*2" office:value-type="float" office:value="64000">
            <text:p>64000</text:p>
          </table:table-cell>
          <table:table-cell table:style-name="ACE-0" table:formula="of:=[.F10]-[.G10]*2" office:value-type="float" office:value="60800">
            <text:p>60800</text:p>
          </table:table-cell>
          <table:table-cell table:style-name="ACE-0" table:formula="of:=[.S10]-[.V10]*([.R$2]+[.R$3])" office:value-type="float" office:value="-93.900000000000006">
            <text:p>−93.9</text:p>
          </table:table-cell>
          <table:table-cell table:style-name="ACE-0" table:formula="of:=[.S10]-[.W10]*([.R$2]-[.R$3])" office:value-type="float" office:value="-75.019999999999996">
            <text:p>−75.0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S11]-[.F11]*[.R$2]" office:value-type="float" office:value="-70.100000000000009">
            <text:p>−70.1</text:p>
          </table:table-cell>
          <table:table-cell table:style-name="ACE-4" table:formula="of:=SQRT(([.Y11]-[.M11])^2+[.T11]^2)" office:value-type="float" office:value="11.209054375816015">
            <text:p>11.2</text:p>
          </table:table-cell>
          <table:table-cell table:style-name="ACE-4" table:formula="of:=SQRT(([.M11]-[.X11])^2+[.U11]^2)" office:value-type="float" office:value="11.447187427486273">
            <text:p>11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4.5">
            <text:p>34.5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office:value-type="float" office:value="7.5663729752107782">
            <text:p>7.566372975210778</text:p>
          </table:table-cell>
          <table:table-cell table:style-name="ACE-0" table:formula="of:=[.F11]+[.G11]*2" office:value-type="float" office:value="53900">
            <text:p>53900</text:p>
          </table:table-cell>
          <table:table-cell table:style-name="ACE-0" table:formula="of:=[.F11]-[.G11]*2" office:value-type="float" office:value="50700">
            <text:p>50700</text:p>
          </table:table-cell>
          <table:table-cell table:style-name="ACE-0" table:formula="of:=[.S11]-[.V11]*([.R$2]+[.R$3])" office:value-type="float" office:value="-78.689999999999998">
            <text:p>−78.69</text:p>
          </table:table-cell>
          <table:table-cell table:style-name="ACE-0" table:formula="of:=[.S11]-[.W11]*([.R$2]-[.R$3])" office:value-type="float" office:value="-61.829999999999998">
            <text:p>−61.8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2]-[.F12]*[.R$2]" office:value-type="float" office:value="-84.600000000000009">
            <text:p>−84.6</text:p>
          </table:table-cell>
          <table:table-cell table:style-name="ACE-4" table:formula="of:=SQRT(([.Y12]-[.M12])^2+[.T12]^2)" office:value-type="float" office:value="7.4771719252669433">
            <text:p>7.5</text:p>
          </table:table-cell>
          <table:table-cell table:style-name="ACE-4" table:formula="of:=SQRT(([.M12]-[.X12])^2+[.U12]^2)" office:value-type="float" office:value="7.7150826307953357">
            <text:p>7.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2]+[.G12]*2" office:value-type="float" office:value="52500">
            <text:p>52500</text:p>
          </table:table-cell>
          <table:table-cell table:style-name="ACE-0" table:formula="of:=[.F12]-[.G12]*2" office:value-type="float" office:value="50100">
            <text:p>50100</text:p>
          </table:table-cell>
          <table:table-cell table:style-name="ACE-0" table:formula="of:=[.S12]-[.V12]*([.R$2]+[.R$3])" office:value-type="float" office:value="-92.25">
            <text:p>−92.25</text:p>
          </table:table-cell>
          <table:table-cell table:style-name="ACE-0" table:formula="of:=[.S12]-[.W12]*([.R$2]-[.R$3])" office:value-type="float" office:value="-77.189999999999998">
            <text:p>−77.1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3]-[.F13]*[.R$2]" office:value-type="float" office:value="-103.60000000000001">
            <text:p>−103.6</text:p>
          </table:table-cell>
          <table:table-cell table:style-name="ACE-4" table:formula="of:=SQRT(([.Y13]-[.M13])^2+[.T13]^2)" office:value-type="float" office:value="12.300715426348182">
            <text:p>12.3</text:p>
          </table:table-cell>
          <table:table-cell table:style-name="ACE-4" table:formula="of:=SQRT(([.M13]-[.X13])^2+[.U13]^2)" office:value-type="float" office:value="12.938701635017317">
            <text:p>12.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3]+[.G13]*2" office:value-type="float" office:value="65000">
            <text:p>65000</text:p>
          </table:table-cell>
          <table:table-cell table:style-name="ACE-0" table:formula="of:=[.F13]-[.G13]*2" office:value-type="float" office:value="58600">
            <text:p>58600</text:p>
          </table:table-cell>
          <table:table-cell table:style-name="ACE-0" table:formula="of:=[.S13]-[.V13]*([.R$2]+[.R$3])" office:value-type="float" office:value="-116.5">
            <text:p>−116.5</text:p>
          </table:table-cell>
          <table:table-cell table:style-name="ACE-0" table:formula="of:=[.S13]-[.W13]*([.R$2]-[.R$3])" office:value-type="float" office:value="-91.340000000000003">
            <text:p>−91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4]-[.F14]*[.R$2]" office:value-type="float" office:value="-90.600000000000009">
            <text:p>−90.6</text:p>
          </table:table-cell>
          <table:table-cell table:style-name="ACE-4" table:formula="of:=SQRT(([.Y14]-[.M14])^2+[.T14]^2)" office:value-type="float" office:value="8.1515704008491543">
            <text:p>8.2</text:p>
          </table:table-cell>
          <table:table-cell table:style-name="ACE-4" table:formula="of:=SQRT(([.M14]-[.X14])^2+[.U14]^2)" office:value-type="float" office:value="8.4295254907972037">
            <text:p>8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4]+[.G14]*2" office:value-type="float" office:value="55700">
            <text:p>55700</text:p>
          </table:table-cell>
          <table:table-cell table:style-name="ACE-0" table:formula="of:=[.F14]-[.G14]*2" office:value-type="float" office:value="52900">
            <text:p>52900</text:p>
          </table:table-cell>
          <table:table-cell table:style-name="ACE-0" table:formula="of:=[.S14]-[.V14]*([.R$2]+[.R$3])" office:value-type="float" office:value="-98.969999999999999">
            <text:p>−98.97</text:p>
          </table:table-cell>
          <table:table-cell table:style-name="ACE-0" table:formula="of:=[.S14]-[.W14]*([.R$2]-[.R$3])" office:value-type="float" office:value="-82.510000000000005">
            <text:p>−82.5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5]-[.F15]*[.R$2]" office:value-type="float" office:value="-89.200000000000003">
            <text:p>−89.2</text:p>
          </table:table-cell>
          <table:table-cell table:style-name="ACE-4" table:formula="of:=SQRT(([.Y15]-[.M15])^2+[.T15]^2)" office:value-type="float" office:value="9.0852022542153694">
            <text:p>9.1</text:p>
          </table:table-cell>
          <table:table-cell table:style-name="ACE-4" table:formula="of:=SQRT(([.M15]-[.X15])^2+[.U15]^2)" office:value-type="float" office:value="9.443098008598648">
            <text:p>9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5]+[.G15]*2" office:value-type="float" office:value="57900">
            <text:p>57900</text:p>
          </table:table-cell>
          <table:table-cell table:style-name="ACE-0" table:formula="of:=[.F15]-[.G15]*2" office:value-type="float" office:value="54300">
            <text:p>54300</text:p>
          </table:table-cell>
          <table:table-cell table:style-name="ACE-0" table:formula="of:=[.S15]-[.V15]*([.R$2]+[.R$3])" office:value-type="float" office:value="-98.589999999999989">
            <text:p>−98.59</text:p>
          </table:table-cell>
          <table:table-cell table:style-name="ACE-0" table:formula="of:=[.S15]-[.W15]*([.R$2]-[.R$3])" office:value-type="float" office:value="-80.170000000000002">
            <text:p>−80.1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]-[.F16]*[.R$2]" office:value-type="float" office:value="-90">
            <text:p>−90.0</text:p>
          </table:table-cell>
          <table:table-cell table:style-name="ACE-4" table:formula="of:=SQRT(([.Y16]-[.M16])^2+[.T16]^2)" office:value-type="float" office:value="8.7473481695883102">
            <text:p>8.7</text:p>
          </table:table-cell>
          <table:table-cell table:style-name="ACE-4" table:formula="of:=SQRT(([.M16]-[.X16])^2+[.U16]^2)" office:value-type="float" office:value="9.0653240427466155">
            <text:p>9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]+[.G16]*2" office:value-type="float" office:value="58100">
            <text:p>58100</text:p>
          </table:table-cell>
          <table:table-cell table:style-name="ACE-0" table:formula="of:=[.F16]-[.G16]*2" office:value-type="float" office:value="54900">
            <text:p>54900</text:p>
          </table:table-cell>
          <table:table-cell table:style-name="ACE-0" table:formula="of:=[.S16]-[.V16]*([.R$2]+[.R$3])" office:value-type="float" office:value="-99.009999999999991">
            <text:p>−99.01</text:p>
          </table:table-cell>
          <table:table-cell table:style-name="ACE-0" table:formula="of:=[.S16]-[.W16]*([.R$2]-[.R$3])" office:value-type="float" office:value="-81.310000000000002">
            <text:p>−81.3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97700">
            <text:p>977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]-[.F17]*[.R$2]" office:value-type="float" office:value="-0.40000000000000568">
            <text:p>−0.4</text:p>
          </table:table-cell>
          <table:table-cell table:style-name="ACE-4" table:formula="of:=SQRT(([.Y17]-[.M17])^2+[.T17]^2)" office:value-type="float" office:value="15.502286928063226">
            <text:p>15.5</text:p>
          </table:table-cell>
          <table:table-cell table:style-name="ACE-4" table:formula="of:=SQRT(([.M17]-[.X17])^2+[.U17]^2)" office:value-type="float" office:value="16.101083814451741">
            <text:p>16.1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]+[.G17]*2" office:value-type="float" office:value="100700">
            <text:p>100700</text:p>
          </table:table-cell>
          <table:table-cell table:style-name="ACE-0" table:formula="of:=[.F17]-[.G17]*2" office:value-type="float" office:value="94700">
            <text:p>94700</text:p>
          </table:table-cell>
          <table:table-cell table:style-name="ACE-0" table:formula="of:=[.S17]-[.V17]*([.R$2]+[.R$3])" office:value-type="float" office:value="-16.469999999999999">
            <text:p>−16.47</text:p>
          </table:table-cell>
          <table:table-cell table:style-name="ACE-0" table:formula="of:=[.S17]-[.W17]*([.R$2]-[.R$3])" office:value-type="float" office:value="15.069999999999993">
            <text:p>15.0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3000">
            <text:p>1030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]-[.F18]*[.R$2]" office:value-type="float" office:value="-26">
            <text:p>−26.0</text:p>
          </table:table-cell>
          <table:table-cell table:style-name="ACE-4" table:formula="of:=SQRT(([.Y18]-[.M18])^2+[.T18]^2)" office:value-type="float" office:value="16.031219541881399">
            <text:p>16.0</text:p>
          </table:table-cell>
          <table:table-cell table:style-name="ACE-4" table:formula="of:=SQRT(([.M18]-[.X18])^2+[.U18]^2)" office:value-type="float" office:value="16.630093204789919">
            <text:p>16.6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268</text:p>
          </table:table-cell>
          <table:table-cell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]+[.G18]*2" office:value-type="float" office:value="106000">
            <text:p>106000</text:p>
          </table:table-cell>
          <table:table-cell table:style-name="ACE-0" table:formula="of:=[.F18]-[.G18]*2" office:value-type="float" office:value="100000">
            <text:p>100000</text:p>
          </table:table-cell>
          <table:table-cell table:style-name="ACE-0" table:formula="of:=[.S18]-[.V18]*([.R$2]+[.R$3])" office:value-type="float" office:value="-42.599999999999994">
            <text:p>−42.6</text:p>
          </table:table-cell>
          <table:table-cell table:style-name="ACE-0" table:formula="of:=[.S18]-[.W18]*([.R$2]-[.R$3])" office:value-type="float" office:value="-10">
            <text:p>−1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4500">
            <text:p>1045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]-[.F19]*[.R$2]" office:value-type="float" office:value="-14">
            <text:p>−14.0</text:p>
          </table:table-cell>
          <table:table-cell table:style-name="ACE-4" table:formula="of:=SQRT(([.Y19]-[.M19])^2+[.T19]^2)" office:value-type="float" office:value="16.180930133957077">
            <text:p>16.2</text:p>
          </table:table-cell>
          <table:table-cell table:style-name="ACE-4" table:formula="of:=SQRT(([.M19]-[.X19])^2+[.U19]^2)" office:value-type="float" office:value="16.779824194549835">
            <text:p>16.8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]+[.G19]*2" office:value-type="float" office:value="107500">
            <text:p>107500</text:p>
          </table:table-cell>
          <table:table-cell table:style-name="ACE-0" table:formula="of:=[.F19]-[.G19]*2" office:value-type="float" office:value="101500">
            <text:p>101500</text:p>
          </table:table-cell>
          <table:table-cell table:style-name="ACE-0" table:formula="of:=[.S19]-[.V19]*([.R$2]+[.R$3])" office:value-type="float" office:value="-30.75">
            <text:p>−30.75</text:p>
          </table:table-cell>
          <table:table-cell table:style-name="ACE-0" table:formula="of:=[.S19]-[.W19]*([.R$2]-[.R$3])" office:value-type="float" office:value="2.1500000000000057">
            <text:p>2.1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2100">
            <text:p>1221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]-[.F20]*[.R$2]" office:value-type="float" office:value="-39.200000000000017">
            <text:p>−39.2</text:p>
          </table:table-cell>
          <table:table-cell table:style-name="ACE-4" table:formula="of:=SQRT(([.Y20]-[.M20])^2+[.T20]^2)" office:value-type="float" office:value="19.455716383623614">
            <text:p>19.5</text:p>
          </table:table-cell>
          <table:table-cell table:style-name="ACE-4" table:formula="of:=SQRT(([.M20]-[.X20])^2+[.U20]^2)" office:value-type="float" office:value="20.214749565601814">
            <text:p>20.2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007</text:p>
          </table:table-cell>
          <table:table-cell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]+[.G20]*2" office:value-type="float" office:value="125900">
            <text:p>125900</text:p>
          </table:table-cell>
          <table:table-cell table:style-name="ACE-0" table:formula="of:=[.F20]-[.G20]*2" office:value-type="float" office:value="118300">
            <text:p>118300</text:p>
          </table:table-cell>
          <table:table-cell table:style-name="ACE-0" table:formula="of:=[.S20]-[.V20]*([.R$2]+[.R$3])" office:value-type="float" office:value="-59.389999999999986">
            <text:p>−59.39</text:p>
          </table:table-cell>
          <table:table-cell table:style-name="ACE-0" table:formula="of:=[.S20]-[.W20]*([.R$2]-[.R$3])" office:value-type="float" office:value="-19.77000000000001">
            <text:p>−19.7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42700">
            <text:p>14270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1]-[.F21]*[.R$2]" office:value-type="float" office:value="-85.400000000000034">
            <text:p>−85.4</text:p>
          </table:table-cell>
          <table:table-cell table:style-name="ACE-4" table:formula="of:=SQRT(([.Y21]-[.M21])^2+[.T21]^2)" office:value-type="float" office:value="25.309762938439409">
            <text:p>25.3</text:p>
          </table:table-cell>
          <table:table-cell table:style-name="ACE-4" table:formula="of:=SQRT(([.M21]-[.X21])^2+[.U21]^2)" office:value-type="float" office:value="26.468896841387185">
            <text:p>26.5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1]+[.G21]*2" office:value-type="float" office:value="148500">
            <text:p>148500</text:p>
          </table:table-cell>
          <table:table-cell table:style-name="ACE-0" table:formula="of:=[.F21]-[.G21]*2" office:value-type="float" office:value="136900">
            <text:p>136900</text:p>
          </table:table-cell>
          <table:table-cell table:style-name="ACE-0" table:formula="of:=[.S21]-[.V21]*([.R$2]+[.R$3])" office:value-type="float" office:value="-111.84999999999997">
            <text:p>−111.85</text:p>
          </table:table-cell>
          <table:table-cell table:style-name="ACE-0" table:formula="of:=[.S21]-[.W21]*([.R$2]-[.R$3])" office:value-type="float" office:value="-60.110000000000014">
            <text:p>−60.1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54800">
            <text:p>154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Acant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2]-[.F22]*[.R$2]" office:value-type="float" office:value="-106.60000000000002">
            <text:p>−106.6</text:p>
          </table:table-cell>
          <table:table-cell table:style-name="ACE-4" table:formula="of:=SQRT(([.Y22]-[.M22])^2+[.T22]^2)" office:value-type="float" office:value="27.658083809259136">
            <text:p>27.7</text:p>
          </table:table-cell>
          <table:table-cell table:style-name="ACE-4" table:formula="of:=SQRT(([.M22]-[.X22])^2+[.U22]^2)" office:value-type="float" office:value="28.937283908480381">
            <text:p>28.9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3">
            <text:p>2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2]+[.G22]*2" office:value-type="float" office:value="161200">
            <text:p>161200</text:p>
          </table:table-cell>
          <table:table-cell table:style-name="ACE-0" table:formula="of:=[.F22]-[.G22]*2" office:value-type="float" office:value="148400">
            <text:p>148400</text:p>
          </table:table-cell>
          <table:table-cell table:style-name="ACE-0" table:formula="of:=[.S22]-[.V22]*([.R$2]+[.R$3])" office:value-type="float" office:value="-135.51999999999998">
            <text:p>−135.52</text:p>
          </table:table-cell>
          <table:table-cell table:style-name="ACE-0" table:formula="of:=[.S22]-[.W22]*([.R$2]-[.R$3])" office:value-type="float" office:value="-78.95999999999998">
            <text:p>−78.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31000">
            <text:p>13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3]-[.F23]*[.R$2]" office:value-type="float" office:value="-92">
            <text:p>−92.0</text:p>
          </table:table-cell>
          <table:table-cell table:style-name="ACE-4" table:formula="of:=SQRT(([.Y23]-[.M23])^2+[.T23]^2)" office:value-type="float" office:value="20.724140512938035">
            <text:p>20.7</text:p>
          </table:table-cell>
          <table:table-cell table:style-name="ACE-4" table:formula="of:=SQRT(([.M23]-[.X23])^2+[.U23]^2)" office:value-type="float" office:value="21.523243250030884">
            <text:p>21.5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3]+[.G23]*2" office:value-type="float" office:value="135000">
            <text:p>135000</text:p>
          </table:table-cell>
          <table:table-cell table:style-name="ACE-0" table:formula="of:=[.F23]-[.G23]*2" office:value-type="float" office:value="127000">
            <text:p>127000</text:p>
          </table:table-cell>
          <table:table-cell table:style-name="ACE-0" table:formula="of:=[.S23]-[.V23]*([.R$2]+[.R$3])" office:value-type="float" office:value="-113.5">
            <text:p>−113.5</text:p>
          </table:table-cell>
          <table:table-cell table:style-name="ACE-0" table:formula="of:=[.S23]-[.W23]*([.R$2]-[.R$3])" office:value-type="float" office:value="-71.300000000000011">
            <text:p>−71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7000">
            <text:p>127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4]-[.F24]*[.R$2]" office:value-type="float" office:value="-84">
            <text:p>−84.0</text:p>
          </table:table-cell>
          <table:table-cell table:style-name="ACE-4" table:formula="of:=SQRT(([.Y24]-[.M24])^2+[.T24]^2)" office:value-type="float" office:value="29.81677380267692">
            <text:p>29.8</text:p>
          </table:table-cell>
          <table:table-cell table:style-name="ACE-4" table:formula="of:=SQRT(([.M24]-[.X24])^2+[.U24]^2)" office:value-type="float" office:value="31.615818825391791">
            <text:p>31.6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4]+[.G24]*2" office:value-type="float" office:value="136000">
            <text:p>136000</text:p>
          </table:table-cell>
          <table:table-cell table:style-name="ACE-0" table:formula="of:=[.F24]-[.G24]*2" office:value-type="float" office:value="118000">
            <text:p>118000</text:p>
          </table:table-cell>
          <table:table-cell table:style-name="ACE-0" table:formula="of:=[.S24]-[.V24]*([.R$2]+[.R$3])" office:value-type="float" office:value="-115.59999999999997">
            <text:p>−115.6</text:p>
          </table:table-cell>
          <table:table-cell table:style-name="ACE-0" table:formula="of:=[.S24]-[.W24]*([.R$2]-[.R$3])" office:value-type="float" office:value="-54.199999999999989">
            <text:p>−54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4000">
            <text:p>1040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5]-[.F25]*[.R$2]" office:value-type="float" office:value="-28">
            <text:p>−28.0</text:p>
          </table:table-cell>
          <table:table-cell table:style-name="ACE-4" table:formula="of:=SQRT(([.Y25]-[.M25])^2+[.T25]^2)" office:value-type="float" office:value="31.315970366571761">
            <text:p>31.3</text:p>
          </table:table-cell>
          <table:table-cell table:style-name="ACE-4" table:formula="of:=SQRT(([.M25]-[.X25])^2+[.U25]^2)" office:value-type="float" office:value="33.514922049737756">
            <text:p>33.5</text:p>
          </table:table-cell>
          <table:table-cell table:style-name="ACE-0" office:value-type="string">
            <text:p>InagakiOmura2006,OmuraEtal1985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5]+[.G25]*2" office:value-type="float" office:value="115000">
            <text:p>115000</text:p>
          </table:table-cell>
          <table:table-cell table:style-name="ACE-0" table:formula="of:=[.F25]-[.G25]*2" office:value-type="float" office:value="93000">
            <text:p>93000</text:p>
          </table:table-cell>
          <table:table-cell table:style-name="ACE-0" table:formula="of:=[.S25]-[.V25]*([.R$2]+[.R$3])" office:value-type="float" office:value="-61.499999999999972">
            <text:p>−61.5</text:p>
          </table:table-cell>
          <table:table-cell table:style-name="ACE-0" table:formula="of:=[.S25]-[.W25]*([.R$2]-[.R$3])" office:value-type="float" office:value="3.3000000000000114">
            <text:p>3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6000">
            <text:p>126000</text:p>
          </table:table-cell>
          <table:table-cell table:style-name="ACE-0" office:value-type="float" office:value="6000">
            <text:p>6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6]-[.F26]*[.R$2]" office:value-type="float" office:value="-47">
            <text:p>−47.0</text:p>
          </table:table-cell>
          <table:table-cell table:style-name="ACE-4" table:formula="of:=SQRT(([.Y26]-[.M26])^2+[.T26]^2)" office:value-type="float" office:value="35.414121477173488">
            <text:p>35.4</text:p>
          </table:table-cell>
          <table:table-cell table:style-name="ACE-4" table:formula="of:=SQRT(([.M26]-[.X26])^2+[.U26]^2)" office:value-type="float" office:value="37.813225199657282">
            <text:p>37.8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6]+[.G26]*2" office:value-type="float" office:value="138000">
            <text:p>138000</text:p>
          </table:table-cell>
          <table:table-cell table:style-name="ACE-0" table:formula="of:=[.F26]-[.G26]*2" office:value-type="float" office:value="114000">
            <text:p>114000</text:p>
          </table:table-cell>
          <table:table-cell table:style-name="ACE-0" table:formula="of:=[.S26]-[.V26]*([.R$2]+[.R$3])" office:value-type="float" office:value="-84.799999999999955">
            <text:p>−84.8</text:p>
          </table:table-cell>
          <table:table-cell table:style-name="ACE-0" table:formula="of:=[.S26]-[.W26]*([.R$2]-[.R$3])" office:value-type="float" office:value="-11.599999999999994">
            <text:p>−11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03000">
            <text:p>103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7]-[.F27]*[.R$2]" office:value-type="float" office:value="-26">
            <text:p>−26.0</text:p>
          </table:table-cell>
          <table:table-cell table:style-name="ACE-4" table:formula="of:=SQRT(([.Y27]-[.M27])^2+[.T27]^2)" office:value-type="float" office:value="27.418242102658592">
            <text:p>27.4</text:p>
          </table:table-cell>
          <table:table-cell table:style-name="ACE-4" table:formula="of:=SQRT(([.M27]-[.X27])^2+[.U27]^2)" office:value-type="float" office:value="29.217118269945775">
            <text:p>29.2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7]+[.G27]*2" office:value-type="float" office:value="112000">
            <text:p>112000</text:p>
          </table:table-cell>
          <table:table-cell table:style-name="ACE-0" table:formula="of:=[.F27]-[.G27]*2" office:value-type="float" office:value="94000">
            <text:p>94000</text:p>
          </table:table-cell>
          <table:table-cell table:style-name="ACE-0" table:formula="of:=[.S27]-[.V27]*([.R$2]+[.R$3])" office:value-type="float" office:value="-55.199999999999989">
            <text:p>−55.2</text:p>
          </table:table-cell>
          <table:table-cell table:style-name="ACE-0" table:formula="of:=[.S27]-[.W27]*([.R$2]-[.R$3])" office:value-type="float" office:value="1.4000000000000057">
            <text:p>1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7000">
            <text:p>347000</text:p>
          </table:table-cell>
          <table:table-cell table:style-name="ACE-0" office:value-type="float" office:value="35500">
            <text:p>3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8]-[.F28]*[.R$2]" office:value-type="float" office:value="-524">
            <text:p>−524.0</text:p>
          </table:table-cell>
          <table:table-cell table:style-name="ACE-4" table:formula="of:=SQRT(([.Y28]-[.M28])^2+[.T28]^2)" office:value-type="float" office:value="169.60294808758488">
            <text:p>169.6</text:p>
          </table:table-cell>
          <table:table-cell table:style-name="ACE-4" table:formula="of:=SQRT(([.M28]-[.X28])^2+[.U28]^2)" office:value-type="float" office:value="183.80272032807343">
            <text:p>183.8</text:p>
          </table:table-cell>
          <table:table-cell table:style-name="ACE-0" office:value-type="string">
            <text:p>InagakiOmura2006,Omura1988</text:p>
          </table:table-cell>
          <table:table-cell table:style-name="ACE-0" office:value-type="string">
            <text:p>reported error is +71 -43</text:p>
          </table:table-cell>
          <table:table-cell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8]+[.G28]*2" office:value-type="float" office:value="418000">
            <text:p>418000</text:p>
          </table:table-cell>
          <table:table-cell table:style-name="ACE-0" table:formula="of:=[.F28]-[.G28]*2" office:value-type="float" office:value="276000">
            <text:p>276000</text:p>
          </table:table-cell>
          <table:table-cell table:style-name="ACE-0" table:formula="of:=[.S28]-[.V28]*([.R$2]+[.R$3])" office:value-type="float" office:value="-707.79999999999995">
            <text:p>−707.8</text:p>
          </table:table-cell>
          <table:table-cell table:style-name="ACE-0" table:formula="of:=[.S28]-[.W28]*([.R$2]-[.R$3])" office:value-type="float" office:value="-354.39999999999998">
            <text:p>−354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21000">
            <text:p>121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9]-[.F29]*[.R$2]" office:value-type="float" office:value="-42">
            <text:p>−42.0</text:p>
          </table:table-cell>
          <table:table-cell table:style-name="ACE-4" table:formula="of:=SQRT(([.Y29]-[.M29])^2+[.T29]^2)" office:value-type="float" office:value="29.217118269945775">
            <text:p>29.2</text:p>
          </table:table-cell>
          <table:table-cell table:style-name="ACE-4" table:formula="of:=SQRT(([.M29]-[.X29])^2+[.U29]^2)" office:value-type="float" office:value="31.016124838541646">
            <text:p>31.0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9]+[.G29]*2" office:value-type="float" office:value="130000">
            <text:p>130000</text:p>
          </table:table-cell>
          <table:table-cell table:style-name="ACE-0" table:formula="of:=[.F29]-[.G29]*2" office:value-type="float" office:value="112000">
            <text:p>112000</text:p>
          </table:table-cell>
          <table:table-cell table:style-name="ACE-0" table:formula="of:=[.S29]-[.V29]*([.R$2]+[.R$3])" office:value-type="float" office:value="-73">
            <text:p>−73</text:p>
          </table:table-cell>
          <table:table-cell table:style-name="ACE-0" table:formula="of:=[.S29]-[.W29]*([.R$2]-[.R$3])" office:value-type="float" office:value="-12.800000000000011">
            <text:p>−12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0]-[.F30]*[.R$2]" office:value-type="float" office:value="-51">
            <text:p>−51.0</text:p>
          </table:table-cell>
          <table:table-cell table:style-name="ACE-4" table:formula="of:=SQRT(([.Y30]-[.M30])^2+[.T30]^2)" office:value-type="float" office:value="11.443775600735979">
            <text:p>11.4</text:p>
          </table:table-cell>
          <table:table-cell table:style-name="ACE-4" table:formula="of:=SQRT(([.M30]-[.X30])^2+[.U30]^2)" office:value-type="float" office:value="12.240914998479473">
            <text:p>12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0]+[.G30]*2" office:value-type="float" office:value="42000">
            <text:p>42000</text:p>
          </table:table-cell>
          <table:table-cell table:style-name="ACE-0" table:formula="of:=[.F30]-[.G30]*2" office:value-type="float" office:value="34000">
            <text:p>34000</text:p>
          </table:table-cell>
          <table:table-cell table:style-name="ACE-0" table:formula="of:=[.S30]-[.V30]*([.R$2]+[.R$3])" office:value-type="float" office:value="-63.199999999999989">
            <text:p>−63.2</text:p>
          </table:table-cell>
          <table:table-cell table:style-name="ACE-0" table:formula="of:=[.S30]-[.W30]*([.R$2]-[.R$3])" office:value-type="float" office:value="-39.599999999999994">
            <text:p>−39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1]-[.F31]*[.R$2]" office:value-type="float" office:value="-50">
            <text:p>−50.0</text:p>
          </table:table-cell>
          <table:table-cell table:style-name="ACE-4" table:formula="of:=SQRT(([.Y31]-[.M31])^2+[.T31]^2)" office:value-type="float" office:value="11.543396380615196">
            <text:p>11.5</text:p>
          </table:table-cell>
          <table:table-cell table:style-name="ACE-4" table:formula="of:=SQRT(([.M31]-[.X31])^2+[.U31]^2)" office:value-type="float" office:value="12.340583454602134">
            <text:p>12.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1]+[.G31]*2" office:value-type="float" office:value="43000">
            <text:p>43000</text:p>
          </table:table-cell>
          <table:table-cell table:style-name="ACE-0" table:formula="of:=[.F31]-[.G31]*2" office:value-type="float" office:value="35000">
            <text:p>35000</text:p>
          </table:table-cell>
          <table:table-cell table:style-name="ACE-0" table:formula="of:=[.S31]-[.V31]*([.R$2]+[.R$3])" office:value-type="float" office:value="-62.299999999999997">
            <text:p>−62.3</text:p>
          </table:table-cell>
          <table:table-cell table:style-name="ACE-0" table:formula="of:=[.S31]-[.W31]*([.R$2]-[.R$3])" office:value-type="float" office:value="-38.5">
            <text:p>−38.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2]-[.F32]*[.R$2]" office:value-type="float" office:value="-62">
            <text:p>−62.0</text:p>
          </table:table-cell>
          <table:table-cell table:style-name="ACE-4" table:formula="of:=SQRT(([.Y32]-[.M32])^2+[.T32]^2)" office:value-type="float" office:value="19.325889371514055">
            <text:p>19.3</text:p>
          </table:table-cell>
          <table:table-cell table:style-name="ACE-4" table:formula="of:=SQRT(([.M32]-[.X32])^2+[.U32]^2)" office:value-type="float" office:value="20.923909768492113">
            <text:p>20.9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2]+[.G32]*2" office:value-type="float" office:value="49000">
            <text:p>49000</text:p>
          </table:table-cell>
          <table:table-cell table:style-name="ACE-0" table:formula="of:=[.F32]-[.G32]*2" office:value-type="float" office:value="33000">
            <text:p>33000</text:p>
          </table:table-cell>
          <table:table-cell table:style-name="ACE-0" table:formula="of:=[.S32]-[.V32]*([.R$2]+[.R$3])" office:value-type="float" office:value="-82.899999999999991">
            <text:p>−82.9</text:p>
          </table:table-cell>
          <table:table-cell table:style-name="ACE-0" table:formula="of:=[.S32]-[.W32]*([.R$2]-[.R$3])" office:value-type="float" office:value="-42.700000000000003">
            <text:p>−42.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3]-[.F33]*[.R$2]" office:value-type="float" office:value="-56">
            <text:p>−56.0</text:p>
          </table:table-cell>
          <table:table-cell table:style-name="ACE-4" table:formula="of:=SQRT(([.Y33]-[.M33])^2+[.T33]^2)" office:value-type="float" office:value="15.632018423735298">
            <text:p>15.6</text:p>
          </table:table-cell>
          <table:table-cell table:style-name="ACE-4" table:formula="of:=SQRT(([.M33]-[.X33])^2+[.U33]^2)" office:value-type="float" office:value="16.82973558912914">
            <text:p>16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3]+[.G33]*2" office:value-type="float" office:value="48000">
            <text:p>48000</text:p>
          </table:table-cell>
          <table:table-cell table:style-name="ACE-0" table:formula="of:=[.F33]-[.G33]*2" office:value-type="float" office:value="36000">
            <text:p>36000</text:p>
          </table:table-cell>
          <table:table-cell table:style-name="ACE-0" table:formula="of:=[.S33]-[.V33]*([.R$2]+[.R$3])" office:value-type="float" office:value="-72.799999999999997">
            <text:p>−72.8</text:p>
          </table:table-cell>
          <table:table-cell table:style-name="ACE-0" table:formula="of:=[.S33]-[.W33]*([.R$2]-[.R$3])" office:value-type="float" office:value="-40.400000000000006">
            <text:p>−40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4]-[.F34]*[.R$2]" office:value-type="float" office:value="-59">
            <text:p>−59.0</text:p>
          </table:table-cell>
          <table:table-cell table:style-name="ACE-4" table:formula="of:=SQRT(([.Y34]-[.M34])^2+[.T34]^2)" office:value-type="float" office:value="15.731814898478818">
            <text:p>15.7</text:p>
          </table:table-cell>
          <table:table-cell table:style-name="ACE-4" table:formula="of:=SQRT(([.M34]-[.X34])^2+[.U34]^2)" office:value-type="float" office:value="16.929559947027556">
            <text:p>16.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4]+[.G34]*2" office:value-type="float" office:value="49000">
            <text:p>49000</text:p>
          </table:table-cell>
          <table:table-cell table:style-name="ACE-0" table:formula="of:=[.F34]-[.G34]*2" office:value-type="float" office:value="37000">
            <text:p>37000</text:p>
          </table:table-cell>
          <table:table-cell table:style-name="ACE-0" table:formula="of:=[.S34]-[.V34]*([.R$2]+[.R$3])" office:value-type="float" office:value="-75.899999999999991">
            <text:p>−75.9</text:p>
          </table:table-cell>
          <table:table-cell table:style-name="ACE-0" table:formula="of:=[.S34]-[.W34]*([.R$2]-[.R$3])" office:value-type="float" office:value="-43.299999999999997">
            <text:p>−43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5]-[.F35]*[.R$2]" office:value-type="float" office:value="-65">
            <text:p>−65.0</text:p>
          </table:table-cell>
          <table:table-cell table:style-name="ACE-4" table:formula="of:=SQRT(([.Y35]-[.M35])^2+[.T35]^2)" office:value-type="float" office:value="12.141251994749135">
            <text:p>12.1</text:p>
          </table:table-cell>
          <table:table-cell table:style-name="ACE-4" table:formula="of:=SQRT(([.M35]-[.X35])^2+[.U35]^2)" office:value-type="float" office:value="12.938701635017317">
            <text:p>12.9</text:p>
          </table:table-cell>
          <table:table-cell table:style-name="ACE-0" office:value-type="string">
            <text:p>OmuraEtal2000,Omura1988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5]+[.G35]*2" office:value-type="float" office:value="49000">
            <text:p>49000</text:p>
          </table:table-cell>
          <table:table-cell table:style-name="ACE-0" table:formula="of:=[.F35]-[.G35]*2" office:value-type="float" office:value="41000">
            <text:p>41000</text:p>
          </table:table-cell>
          <table:table-cell table:style-name="ACE-0" table:formula="of:=[.S35]-[.V35]*([.R$2]+[.R$3])" office:value-type="float" office:value="-77.899999999999991">
            <text:p>−77.9</text:p>
          </table:table-cell>
          <table:table-cell table:style-name="ACE-0" table:formula="of:=[.S35]-[.W35]*([.R$2]-[.R$3])" office:value-type="float" office:value="-52.900000000000006">
            <text:p>−52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6]-[.F36]*[.R$2]" office:value-type="float" office:value="-67">
            <text:p>−67.0</text:p>
          </table:table-cell>
          <table:table-cell table:style-name="ACE-4" table:formula="of:=SQRT(([.Y36]-[.M36])^2+[.T36]^2)" office:value-type="float" office:value="23.621176939348295">
            <text:p>23.6</text:p>
          </table:table-cell>
          <table:table-cell table:style-name="ACE-4" table:formula="of:=SQRT(([.M36]-[.X36])^2+[.U36]^2)" office:value-type="float" office:value="25.619523805098325">
            <text:p>25.6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6]+[.G36]*2" office:value-type="float" office:value="56000">
            <text:p>56000</text:p>
          </table:table-cell>
          <table:table-cell table:style-name="ACE-0" table:formula="of:=[.F36]-[.G36]*2" office:value-type="float" office:value="36000">
            <text:p>36000</text:p>
          </table:table-cell>
          <table:table-cell table:style-name="ACE-0" table:formula="of:=[.S36]-[.V36]*([.R$2]+[.R$3])" office:value-type="float" office:value="-92.599999999999994">
            <text:p>−92.6</text:p>
          </table:table-cell>
          <table:table-cell table:style-name="ACE-0" table:formula="of:=[.S36]-[.W36]*([.R$2]-[.R$3])" office:value-type="float" office:value="-43.400000000000006">
            <text:p>−43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7]-[.F37]*[.R$2]" office:value-type="float" office:value="-76.600000000000009">
            <text:p>−76.6</text:p>
          </table:table-cell>
          <table:table-cell table:style-name="ACE-4" table:formula="of:=SQRT(([.Y37]-[.M37])^2+[.T37]^2)" office:value-type="float" office:value="7.4573520769774726">
            <text:p>7.5</text:p>
          </table:table-cell>
          <table:table-cell table:style-name="ACE-4" table:formula="of:=SQRT(([.M37]-[.X37])^2+[.U37]^2)" office:value-type="float" office:value="7.7349143498813095">
            <text:p>7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7]+[.G37]*2" office:value-type="float" office:value="48700">
            <text:p>48700</text:p>
          </table:table-cell>
          <table:table-cell table:style-name="ACE-0" table:formula="of:=[.F37]-[.G37]*2" office:value-type="float" office:value="45900">
            <text:p>45900</text:p>
          </table:table-cell>
          <table:table-cell table:style-name="ACE-0" table:formula="of:=[.S37]-[.V37]*([.R$2]+[.R$3])" office:value-type="float" office:value="-84.269999999999996">
            <text:p>−84.27</text:p>
          </table:table-cell>
          <table:table-cell table:style-name="ACE-0" table:formula="of:=[.S37]-[.W37]*([.R$2]-[.R$3])" office:value-type="float" office:value="-69.209999999999994">
            <text:p>−69.2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8]-[.F38]*[.R$2]" office:value-type="float" office:value="-80.200000000000003">
            <text:p>−80.2</text:p>
          </table:table-cell>
          <table:table-cell table:style-name="ACE-4" table:formula="of:=SQRT(([.Y38]-[.M38])^2+[.T38]^2)" office:value-type="float" office:value="7.259207945774798">
            <text:p>7.3</text:p>
          </table:table-cell>
          <table:table-cell table:style-name="ACE-4" table:formula="of:=SQRT(([.M38]-[.X38])^2+[.U38]^2)" office:value-type="float" office:value="7.4969927304219715">
            <text:p>7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8]+[.G38]*2" office:value-type="float" office:value="50300">
            <text:p>50300</text:p>
          </table:table-cell>
          <table:table-cell table:style-name="ACE-0" table:formula="of:=[.F38]-[.G38]*2" office:value-type="float" office:value="47900">
            <text:p>47900</text:p>
          </table:table-cell>
          <table:table-cell table:style-name="ACE-0" table:formula="of:=[.S38]-[.V38]*([.R$2]+[.R$3])" office:value-type="float" office:value="-87.629999999999995">
            <text:p>−87.63</text:p>
          </table:table-cell>
          <table:table-cell table:style-name="ACE-0" table:formula="of:=[.S38]-[.W38]*([.R$2]-[.R$3])" office:value-type="float" office:value="-73.010000000000005">
            <text:p>−73.0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39]-[.F39]*[.R$2]" office:value-type="float" office:value="-50">
            <text:p>−50.0</text:p>
          </table:table-cell>
          <table:table-cell table:style-name="ACE-4" table:formula="of:=SQRT(([.Y39]-[.M39])^2+[.T39]^2)" office:value-type="float" office:value="12.639620247459963">
            <text:p>12.6</text:p>
          </table:table-cell>
          <table:table-cell table:style-name="ACE-4" table:formula="of:=SQRT(([.M39]-[.X39])^2+[.U39]^2)" office:value-type="float" office:value="13.437261625792651">
            <text:p>13.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9]+[.G39]*2" office:value-type="float" office:value="54000">
            <text:p>54000</text:p>
          </table:table-cell>
          <table:table-cell table:style-name="ACE-0" table:formula="of:=[.F39]-[.G39]*2" office:value-type="float" office:value="46000">
            <text:p>46000</text:p>
          </table:table-cell>
          <table:table-cell table:style-name="ACE-0" table:formula="of:=[.S39]-[.V39]*([.R$2]+[.R$3])" office:value-type="float" office:value="-63.399999999999991">
            <text:p>−63.4</text:p>
          </table:table-cell>
          <table:table-cell table:style-name="ACE-0" table:formula="of:=[.S39]-[.W39]*([.R$2]-[.R$3])" office:value-type="float" office:value="-37.400000000000006">
            <text:p>−37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0]-[.F40]*[.R$2]" office:value-type="float" office:value="-90">
            <text:p>−90.0</text:p>
          </table:table-cell>
          <table:table-cell table:style-name="ACE-4" table:formula="of:=SQRT(([.Y40]-[.M40])^2+[.T40]^2)" office:value-type="float" office:value="16.430459518832706">
            <text:p>16.4</text:p>
          </table:table-cell>
          <table:table-cell table:style-name="ACE-4" table:formula="of:=SQRT(([.M40]-[.X40])^2+[.U40]^2)" office:value-type="float" office:value="17.628386199536241">
            <text:p>17.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0]+[.G40]*2" office:value-type="float" office:value="56000">
            <text:p>56000</text:p>
          </table:table-cell>
          <table:table-cell table:style-name="ACE-0" table:formula="of:=[.F40]-[.G40]*2" office:value-type="float" office:value="44000">
            <text:p>44000</text:p>
          </table:table-cell>
          <table:table-cell table:style-name="ACE-0" table:formula="of:=[.S40]-[.V40]*([.R$2]+[.R$3])" office:value-type="float" office:value="-107.59999999999999">
            <text:p>−107.6</text:p>
          </table:table-cell>
          <table:table-cell table:style-name="ACE-0" table:formula="of:=[.S40]-[.W40]*([.R$2]-[.R$3])" office:value-type="float" office:value="-73.599999999999994">
            <text:p>−73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1]-[.F41]*[.R$2]" office:value-type="float" office:value="-69.600000000000009">
            <text:p>−69.6</text:p>
          </table:table-cell>
          <table:table-cell table:style-name="ACE-4" table:formula="of:=SQRT(([.Y41]-[.M41])^2+[.T41]^2)" office:value-type="float" office:value="8.1813446327605632">
            <text:p>8.2</text:p>
          </table:table-cell>
          <table:table-cell table:style-name="ACE-4" table:formula="of:=SQRT(([.M41]-[.X41])^2+[.U41]^2)" office:value-type="float" office:value="8.4990352393668616">
            <text:p>8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1]+[.G41]*2" office:value-type="float" office:value="52400">
            <text:p>52400</text:p>
          </table:table-cell>
          <table:table-cell table:style-name="ACE-0" table:formula="of:=[.F41]-[.G41]*2" office:value-type="float" office:value="49200">
            <text:p>49200</text:p>
          </table:table-cell>
          <table:table-cell table:style-name="ACE-0" table:formula="of:=[.S41]-[.V41]*([.R$2]+[.R$3])" office:value-type="float" office:value="-78.039999999999992">
            <text:p>−78.04</text:p>
          </table:table-cell>
          <table:table-cell table:style-name="ACE-0" table:formula="of:=[.S41]-[.W41]*([.R$2]-[.R$3])" office:value-type="float" office:value="-61.480000000000004">
            <text:p>−61.4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2]-[.F42]*[.R$2]" office:value-type="float" office:value="-70">
            <text:p>−70.0</text:p>
          </table:table-cell>
          <table:table-cell table:style-name="ACE-4" table:formula="of:=SQRT(([.Y42]-[.M42])^2+[.T42]^2)" office:value-type="float" office:value="7.8241676873645849">
            <text:p>7.8</text:p>
          </table:table-cell>
          <table:table-cell table:style-name="ACE-4" table:formula="of:=SQRT(([.M42]-[.X42])^2+[.U42]^2)" office:value-type="float" office:value="8.1019503824696351">
            <text:p>8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2]+[.G42]*2" office:value-type="float" office:value="52400">
            <text:p>52400</text:p>
          </table:table-cell>
          <table:table-cell table:style-name="ACE-0" table:formula="of:=[.F42]-[.G42]*2" office:value-type="float" office:value="49600">
            <text:p>49600</text:p>
          </table:table-cell>
          <table:table-cell table:style-name="ACE-0" table:formula="of:=[.S42]-[.V42]*([.R$2]+[.R$3])" office:value-type="float" office:value="-78.039999999999992">
            <text:p>−78.04</text:p>
          </table:table-cell>
          <table:table-cell table:style-name="ACE-0" table:formula="of:=[.S42]-[.W42]*([.R$2]-[.R$3])" office:value-type="float" office:value="-62.239999999999995">
            <text:p>−62.2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3]-[.F43]*[.R$2]" office:value-type="float" office:value="-92">
            <text:p>−92.0</text:p>
          </table:table-cell>
          <table:table-cell table:style-name="ACE-4" table:formula="of:=SQRT(([.Y43]-[.M43])^2+[.T43]^2)" office:value-type="float" office:value="12.739309243440166">
            <text:p>12.7</text:p>
          </table:table-cell>
          <table:table-cell table:style-name="ACE-4" table:formula="of:=SQRT(([.M43]-[.X43])^2+[.U43]^2)" office:value-type="float" office:value="13.53698637068087">
            <text:p>13.5</text:p>
          </table:table-cell>
          <table:table-cell table:style-name="ACE-0" office:value-type="string">
            <text:p>OmuraEtal2000,KonishiEtal1974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3]+[.G43]*2" office:value-type="float" office:value="55000">
            <text:p>55000</text:p>
          </table:table-cell>
          <table:table-cell table:style-name="ACE-0" table:formula="of:=[.F43]-[.G43]*2" office:value-type="float" office:value="47000">
            <text:p>47000</text:p>
          </table:table-cell>
          <table:table-cell table:style-name="ACE-0" table:formula="of:=[.S43]-[.V43]*([.R$2]+[.R$3])" office:value-type="float" office:value="-105.49999999999999">
            <text:p>−105.5</text:p>
          </table:table-cell>
          <table:table-cell table:style-name="ACE-0" table:formula="of:=[.S43]-[.W43]*([.R$2]-[.R$3])" office:value-type="float" office:value="-79.299999999999997">
            <text:p>−79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4]-[.F44]*[.R$2]" office:value-type="float" office:value="-77">
            <text:p>−77.0</text:p>
          </table:table-cell>
          <table:table-cell table:style-name="ACE-4" table:formula="of:=SQRT(([.Y44]-[.M44])^2+[.T44]^2)" office:value-type="float" office:value="16.530275254816541">
            <text:p>16.5</text:p>
          </table:table-cell>
          <table:table-cell table:style-name="ACE-4" table:formula="of:=SQRT(([.M44]-[.X44])^2+[.U44]^2)" office:value-type="float" office:value="17.728226081590893">
            <text:p>17.7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4]+[.G44]*2" office:value-type="float" office:value="57000">
            <text:p>57000</text:p>
          </table:table-cell>
          <table:table-cell table:style-name="ACE-0" table:formula="of:=[.F44]-[.G44]*2" office:value-type="float" office:value="45000">
            <text:p>45000</text:p>
          </table:table-cell>
          <table:table-cell table:style-name="ACE-0" table:formula="of:=[.S44]-[.V44]*([.R$2]+[.R$3])" office:value-type="float" office:value="-94.699999999999989">
            <text:p>−94.7</text:p>
          </table:table-cell>
          <table:table-cell table:style-name="ACE-0" table:formula="of:=[.S44]-[.W44]*([.R$2]-[.R$3])" office:value-type="float" office:value="-60.5">
            <text:p>−60.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5]-[.F45]*[.R$2]" office:value-type="float" office:value="-77">
            <text:p>−77.0</text:p>
          </table:table-cell>
          <table:table-cell table:style-name="ACE-4" table:formula="of:=SQRT(([.Y45]-[.M45])^2+[.T45]^2)" office:value-type="float" office:value="20.324615617521523">
            <text:p>20.3</text:p>
          </table:table-cell>
          <table:table-cell table:style-name="ACE-4" table:formula="of:=SQRT(([.M45]-[.X45])^2+[.U45]^2)" office:value-type="float" office:value="21.922819161777522">
            <text:p>21.9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5]+[.G45]*2" office:value-type="float" office:value="59000">
            <text:p>59000</text:p>
          </table:table-cell>
          <table:table-cell table:style-name="ACE-0" table:formula="of:=[.F45]-[.G45]*2" office:value-type="float" office:value="43000">
            <text:p>43000</text:p>
          </table:table-cell>
          <table:table-cell table:style-name="ACE-0" table:formula="of:=[.S45]-[.V45]*([.R$2]+[.R$3])" office:value-type="float" office:value="-98.899999999999991">
            <text:p>−98.9</text:p>
          </table:table-cell>
          <table:table-cell table:style-name="ACE-0" table:formula="of:=[.S45]-[.W45]*([.R$2]-[.R$3])" office:value-type="float" office:value="-56.700000000000003">
            <text:p>−56.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y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6]-[.F46]*[.R$2]" office:value-type="float" office:value="-84.600000000000009">
            <text:p>−84.6</text:p>
          </table:table-cell>
          <table:table-cell table:style-name="ACE-4" table:formula="of:=SQRT(([.Y46]-[.M46])^2+[.T46]^2)" office:value-type="float" office:value="8.3302400925783751">
            <text:p>8.3</text:p>
          </table:table-cell>
          <table:table-cell table:style-name="ACE-4" table:formula="of:=SQRT(([.M46]-[.X46])^2+[.U46]^2)" office:value-type="float" office:value="8.648011332092473">
            <text:p>8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6]+[.G46]*2" office:value-type="float" office:value="53900">
            <text:p>53900</text:p>
          </table:table-cell>
          <table:table-cell table:style-name="ACE-0" table:formula="of:=[.F46]-[.G46]*2" office:value-type="float" office:value="50700">
            <text:p>50700</text:p>
          </table:table-cell>
          <table:table-cell table:style-name="ACE-0" table:formula="of:=[.S46]-[.V46]*([.R$2]+[.R$3])" office:value-type="float" office:value="-93.189999999999998">
            <text:p>−93.19</text:p>
          </table:table-cell>
          <table:table-cell table:style-name="ACE-0" table:formula="of:=[.S46]-[.W46]*([.R$2]-[.R$3])" office:value-type="float" office:value="-76.329999999999998">
            <text:p>−76.3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2400">
            <text:p>524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7]-[.F47]*[.R$2]" office:value-type="float" office:value="-82.799999999999997">
            <text:p>−82.8</text:p>
          </table:table-cell>
          <table:table-cell table:style-name="ACE-4" table:formula="of:=SQRT(([.Y47]-[.M47])^2+[.T47]^2)" office:value-type="float" office:value="7.9630396206473737">
            <text:p>8.0</text:p>
          </table:table-cell>
          <table:table-cell table:style-name="ACE-4" table:formula="of:=SQRT(([.M47]-[.X47])^2+[.U47]^2)" office:value-type="float" office:value="8.2408980093191229">
            <text:p>8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2">
            <text:p>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7]+[.G47]*2" office:value-type="float" office:value="53800">
            <text:p>53800</text:p>
          </table:table-cell>
          <table:table-cell table:style-name="ACE-0" table:formula="of:=[.F47]-[.G47]*2" office:value-type="float" office:value="51000">
            <text:p>51000</text:p>
          </table:table-cell>
          <table:table-cell table:style-name="ACE-0" table:formula="of:=[.S47]-[.V47]*([.R$2]+[.R$3])" office:value-type="float" office:value="-90.97999999999999">
            <text:p>−90.98</text:p>
          </table:table-cell>
          <table:table-cell table:style-name="ACE-0" table:formula="of:=[.S47]-[.W47]*([.R$2]-[.R$3])" office:value-type="float" office:value="-74.900000000000006">
            <text:p>−74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8]-[.F48]*[.R$2]" office:value-type="float" office:value="-68">
            <text:p>−68.0</text:p>
          </table:table-cell>
          <table:table-cell table:style-name="ACE-4" table:formula="of:=SQRT(([.Y48]-[.M48])^2+[.T48]^2)" office:value-type="float" office:value="13.038404810405298">
            <text:p>13.0</text:p>
          </table:table-cell>
          <table:table-cell table:style-name="ACE-4" table:formula="of:=SQRT(([.M48]-[.X48])^2+[.U48]^2)" office:value-type="float" office:value="13.836184445142379">
            <text:p>13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8]+[.G48]*2" office:value-type="float" office:value="58000">
            <text:p>58000</text:p>
          </table:table-cell>
          <table:table-cell table:style-name="ACE-0" table:formula="of:=[.F48]-[.G48]*2" office:value-type="float" office:value="50000">
            <text:p>50000</text:p>
          </table:table-cell>
          <table:table-cell table:style-name="ACE-0" table:formula="of:=[.S48]-[.V48]*([.R$2]+[.R$3])" office:value-type="float" office:value="-81.799999999999997">
            <text:p>−81.8</text:p>
          </table:table-cell>
          <table:table-cell table:style-name="ACE-0" table:formula="of:=[.S48]-[.W48]*([.R$2]-[.R$3])" office:value-type="float" office:value="-55">
            <text:p>−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49]-[.F49]*[.R$2]" office:value-type="float" office:value="-68">
            <text:p>−68.0</text:p>
          </table:table-cell>
          <table:table-cell table:style-name="ACE-4" table:formula="of:=SQRT(([.Y49]-[.M49])^2+[.T49]^2)" office:value-type="float" office:value="20.624257562394817">
            <text:p>20.6</text:p>
          </table:table-cell>
          <table:table-cell table:style-name="ACE-4" table:formula="of:=SQRT(([.M49]-[.X49])^2+[.U49]^2)" office:value-type="float" office:value="22.222511109233348">
            <text:p>22.2</text:p>
          </table:table-cell>
          <table:table-cell table:style-name="ACE-0" office:value-type="string">
            <text:p>OmuraEtal2000,OmuraKonishi1970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9]+[.G49]*2" office:value-type="float" office:value="62000">
            <text:p>62000</text:p>
          </table:table-cell>
          <table:table-cell table:style-name="ACE-0" table:formula="of:=[.F49]-[.G49]*2" office:value-type="float" office:value="46000">
            <text:p>46000</text:p>
          </table:table-cell>
          <table:table-cell table:style-name="ACE-0" table:formula="of:=[.S49]-[.V49]*([.R$2]+[.R$3])" office:value-type="float" office:value="-90.199999999999989">
            <text:p>−90.2</text:p>
          </table:table-cell>
          <table:table-cell table:style-name="ACE-0" table:formula="of:=[.S49]-[.W49]*([.R$2]-[.R$3])" office:value-type="float" office:value="-47.400000000000006">
            <text:p>−47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0]-[.F50]*[.R$2]" office:value-type="float" office:value="-84">
            <text:p>−84.0</text:p>
          </table:table-cell>
          <table:table-cell table:style-name="ACE-4" table:formula="of:=SQRT(([.Y50]-[.M50])^2+[.T50]^2)" office:value-type="float" office:value="13.138112497615472">
            <text:p>13.1</text:p>
          </table:table-cell>
          <table:table-cell table:style-name="ACE-4" table:formula="of:=SQRT(([.M50]-[.X50])^2+[.U50]^2)" office:value-type="float" office:value="13.935924798878608">
            <text:p>13.9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0]+[.G50]*2" office:value-type="float" office:value="59000">
            <text:p>59000</text:p>
          </table:table-cell>
          <table:table-cell table:style-name="ACE-0" table:formula="of:=[.F50]-[.G50]*2" office:value-type="float" office:value="51000">
            <text:p>51000</text:p>
          </table:table-cell>
          <table:table-cell table:style-name="ACE-0" table:formula="of:=[.S50]-[.V50]*([.R$2]+[.R$3])" office:value-type="float" office:value="-97.899999999999991">
            <text:p>−97.9</text:p>
          </table:table-cell>
          <table:table-cell table:style-name="ACE-0" table:formula="of:=[.S50]-[.W50]*([.R$2]-[.R$3])" office:value-type="float" office:value="-70.900000000000006">
            <text:p>−70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1]-[.F51]*[.R$2]" office:value-type="float" office:value="-85">
            <text:p>−85.0</text:p>
          </table:table-cell>
          <table:table-cell table:style-name="ACE-4" table:formula="of:=SQRT(([.Y51]-[.M51])^2+[.T51]^2)" office:value-type="float" office:value="13.138112497615472">
            <text:p>13.1</text:p>
          </table:table-cell>
          <table:table-cell table:style-name="ACE-4" table:formula="of:=SQRT(([.M51]-[.X51])^2+[.U51]^2)" office:value-type="float" office:value="13.935924798878608">
            <text:p>13.9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1]+[.G51]*2" office:value-type="float" office:value="59000">
            <text:p>59000</text:p>
          </table:table-cell>
          <table:table-cell table:style-name="ACE-0" table:formula="of:=[.F51]-[.G51]*2" office:value-type="float" office:value="51000">
            <text:p>51000</text:p>
          </table:table-cell>
          <table:table-cell table:style-name="ACE-0" table:formula="of:=[.S51]-[.V51]*([.R$2]+[.R$3])" office:value-type="float" office:value="-98.899999999999991">
            <text:p>−98.9</text:p>
          </table:table-cell>
          <table:table-cell table:style-name="ACE-0" table:formula="of:=[.S51]-[.W51]*([.R$2]-[.R$3])" office:value-type="float" office:value="-71.900000000000006">
            <text:p>−71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2]-[.F52]*[.R$2]" office:value-type="float" office:value="-101.40000000000001">
            <text:p>−101.4</text:p>
          </table:table-cell>
          <table:table-cell table:style-name="ACE-4" table:formula="of:=SQRT(([.Y52]-[.M52])^2+[.T52]^2)" office:value-type="float" office:value="12.320649333537579">
            <text:p>12.3</text:p>
          </table:table-cell>
          <table:table-cell table:style-name="ACE-4" table:formula="of:=SQRT(([.M52]-[.X52])^2+[.U52]^2)" office:value-type="float" office:value="12.998522993017302">
            <text:p>13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2]+[.G52]*2" office:value-type="float" office:value="61600">
            <text:p>61600</text:p>
          </table:table-cell>
          <table:table-cell table:style-name="ACE-0" table:formula="of:=[.F52]-[.G52]*2" office:value-type="float" office:value="54800">
            <text:p>54800</text:p>
          </table:table-cell>
          <table:table-cell table:style-name="ACE-0" table:formula="of:=[.S52]-[.V52]*([.R$2]+[.R$3])" office:value-type="float" office:value="-114.35999999999999">
            <text:p>−114.36</text:p>
          </table:table-cell>
          <table:table-cell table:style-name="ACE-0" table:formula="of:=[.S52]-[.W52]*([.R$2]-[.R$3])" office:value-type="float" office:value="-89.120000000000005">
            <text:p>−89.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3]-[.F53]*[.R$2]" office:value-type="float" office:value="-80.799999999999997">
            <text:p>−80.8</text:p>
          </table:table-cell>
          <table:table-cell table:style-name="ACE-4" table:formula="of:=SQRT(([.Y53]-[.M53])^2+[.T53]^2)" office:value-type="float" office:value="12.161184152869316">
            <text:p>12.2</text:p>
          </table:table-cell>
          <table:table-cell table:style-name="ACE-4" table:formula="of:=SQRT(([.M53]-[.X53])^2+[.U53]^2)" office:value-type="float" office:value="12.799124970090734">
            <text:p>12.8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3]+[.G53]*2" office:value-type="float" office:value="63600">
            <text:p>63600</text:p>
          </table:table-cell>
          <table:table-cell table:style-name="ACE-0" table:formula="of:=[.F53]-[.G53]*2" office:value-type="float" office:value="57200">
            <text:p>57200</text:p>
          </table:table-cell>
          <table:table-cell table:style-name="ACE-0" table:formula="of:=[.S53]-[.V53]*([.R$2]+[.R$3])" office:value-type="float" office:value="-93.560000000000002">
            <text:p>−93.56</text:p>
          </table:table-cell>
          <table:table-cell table:style-name="ACE-0" table:formula="of:=[.S53]-[.W53]*([.R$2]-[.R$3])" office:value-type="float" office:value="-68.680000000000007">
            <text:p>−68.6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4]-[.F54]*[.R$2]" office:value-type="float" office:value="-111">
            <text:p>−111.0</text:p>
          </table:table-cell>
          <table:table-cell table:style-name="ACE-4" table:formula="of:=SQRT(([.Y54]-[.M54])^2+[.T54]^2)" office:value-type="float" office:value="9.9503768772846044">
            <text:p>10.0</text:p>
          </table:table-cell>
          <table:table-cell table:style-name="ACE-4" table:formula="of:=SQRT(([.M54]-[.X54])^2+[.U54]^2)" office:value-type="float" office:value="10.348429832588113">
            <text:p>10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4]+[.G54]*2" office:value-type="float" office:value="63000">
            <text:p>63000</text:p>
          </table:table-cell>
          <table:table-cell table:style-name="ACE-0" table:formula="of:=[.F54]-[.G54]*2" office:value-type="float" office:value="59000">
            <text:p>59000</text:p>
          </table:table-cell>
          <table:table-cell table:style-name="ACE-0" table:formula="of:=[.S54]-[.V54]*([.R$2]+[.R$3])" office:value-type="float" office:value="-121.29999999999998">
            <text:p>−121.3</text:p>
          </table:table-cell>
          <table:table-cell table:style-name="ACE-0" table:formula="of:=[.S54]-[.W54]*([.R$2]-[.R$3])" office:value-type="float" office:value="-101.09999999999999">
            <text:p>−101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5]-[.F55]*[.R$2]" office:value-type="float" office:value="-101.40000000000001">
            <text:p>−101.4</text:p>
          </table:table-cell>
          <table:table-cell table:style-name="ACE-4" table:formula="of:=SQRT(([.Y55]-[.M55])^2+[.T55]^2)" office:value-type="float" office:value="9.5922677193664754">
            <text:p>9.6</text:p>
          </table:table-cell>
          <table:table-cell table:style-name="ACE-4" table:formula="of:=SQRT(([.M55]-[.X55])^2+[.U55]^2)" office:value-type="float" office:value="9.950376877284576">
            <text:p>10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1">
            <text:p>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5]+[.G55]*2" office:value-type="float" office:value="63000">
            <text:p>63000</text:p>
          </table:table-cell>
          <table:table-cell table:style-name="ACE-0" table:formula="of:=[.F55]-[.G55]*2" office:value-type="float" office:value="59400">
            <text:p>59400</text:p>
          </table:table-cell>
          <table:table-cell table:style-name="ACE-0" table:formula="of:=[.S55]-[.V55]*([.R$2]+[.R$3])" office:value-type="float" office:value="-111.29999999999998">
            <text:p>−111.3</text:p>
          </table:table-cell>
          <table:table-cell table:style-name="ACE-0" table:formula="of:=[.S55]-[.W55]*([.R$2]-[.R$3])" office:value-type="float" office:value="-91.859999999999999">
            <text:p>−91.8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i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6]-[.F56]*[.R$2]" office:value-type="float" office:value="-95.799999999999997">
            <text:p>−95.8</text:p>
          </table:table-cell>
          <table:table-cell table:style-name="ACE-4" table:formula="of:=SQRT(([.Y56]-[.M56])^2+[.T56]^2)" office:value-type="float" office:value="9.2343056046461811">
            <text:p>9.2</text:p>
          </table:table-cell>
          <table:table-cell table:style-name="ACE-4" table:formula="of:=SQRT(([.M56]-[.X56])^2+[.U56]^2)" office:value-type="float" office:value="9.5524865872713853">
            <text:p>9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6]+[.G56]*2" office:value-type="float" office:value="63000">
            <text:p>63000</text:p>
          </table:table-cell>
          <table:table-cell table:style-name="ACE-0" table:formula="of:=[.F56]-[.G56]*2" office:value-type="float" office:value="59800">
            <text:p>59800</text:p>
          </table:table-cell>
          <table:table-cell table:style-name="ACE-0" table:formula="of:=[.S56]-[.V56]*([.R$2]+[.R$3])" office:value-type="float" office:value="-105.29999999999998">
            <text:p>−105.3</text:p>
          </table:table-cell>
          <table:table-cell table:style-name="ACE-0" table:formula="of:=[.S56]-[.W56]*([.R$2]-[.R$3])" office:value-type="float" office:value="-86.620000000000005">
            <text:p>−86.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800">
            <text:p>638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7]-[.F57]*[.R$2]" office:value-type="float" office:value="-92.600000000000009">
            <text:p>−92.6</text:p>
          </table:table-cell>
          <table:table-cell table:style-name="ACE-4" table:formula="of:=SQRT(([.Y57]-[.M57])^2+[.T57]^2)" office:value-type="float" office:value="10.60724280857189">
            <text:p>10.6</text:p>
          </table:table-cell>
          <table:table-cell table:style-name="ACE-4" table:formula="of:=SQRT(([.M57]-[.X57])^2+[.U57]^2)" office:value-type="float" office:value="11.045361017187247">
            <text:p>11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7]+[.G57]*2" office:value-type="float" office:value="66000">
            <text:p>66000</text:p>
          </table:table-cell>
          <table:table-cell table:style-name="ACE-0" table:formula="of:=[.F57]-[.G57]*2" office:value-type="float" office:value="61600">
            <text:p>61600</text:p>
          </table:table-cell>
          <table:table-cell table:style-name="ACE-0" table:formula="of:=[.S57]-[.V57]*([.R$2]+[.R$3])" office:value-type="float" office:value="-103.59999999999999">
            <text:p>−103.6</text:p>
          </table:table-cell>
          <table:table-cell table:style-name="ACE-0" table:formula="of:=[.S57]-[.W57]*([.R$2]-[.R$3])" office:value-type="float" office:value="-82.040000000000006">
            <text:p>−82.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8]-[.F58]*[.R$2]" office:value-type="float" office:value="-119">
            <text:p>−119.0</text:p>
          </table:table-cell>
          <table:table-cell table:style-name="ACE-4" table:formula="of:=SQRT(([.Y58]-[.M58])^2+[.T58]^2)" office:value-type="float" office:value="10.29866496202299">
            <text:p>10.3</text:p>
          </table:table-cell>
          <table:table-cell table:style-name="ACE-4" table:formula="of:=SQRT(([.M58]-[.X58])^2+[.U58]^2)" office:value-type="float" office:value="10.696845329348251">
            <text:p>10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8]+[.G58]*2" office:value-type="float" office:value="66500">
            <text:p>66500</text:p>
          </table:table-cell>
          <table:table-cell table:style-name="ACE-0" table:formula="of:=[.F58]-[.G58]*2" office:value-type="float" office:value="62500">
            <text:p>62500</text:p>
          </table:table-cell>
          <table:table-cell table:style-name="ACE-0" table:formula="of:=[.S58]-[.V58]*([.R$2]+[.R$3])" office:value-type="float" office:value="-129.64999999999998">
            <text:p>−129.65</text:p>
          </table:table-cell>
          <table:table-cell table:style-name="ACE-0" table:formula="of:=[.S58]-[.W58]*([.R$2]-[.R$3])" office:value-type="float" office:value="-108.75">
            <text:p>−108.7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200">
            <text:p>652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59]-[.F59]*[.R$2]" office:value-type="float" office:value="-95.400000000000006">
            <text:p>−95.4</text:p>
          </table:table-cell>
          <table:table-cell table:style-name="ACE-4" table:formula="of:=SQRT(([.Y59]-[.M59])^2+[.T59]^2)" office:value-type="float" office:value="13.776342039888537">
            <text:p>13.8</text:p>
          </table:table-cell>
          <table:table-cell table:style-name="ACE-4" table:formula="of:=SQRT(([.M59]-[.X59])^2+[.U59]^2)" office:value-type="float" office:value="14.534441853748605">
            <text:p>14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9]+[.G59]*2" office:value-type="float" office:value="69000">
            <text:p>69000</text:p>
          </table:table-cell>
          <table:table-cell table:style-name="ACE-0" table:formula="of:=[.F59]-[.G59]*2" office:value-type="float" office:value="61400">
            <text:p>61400</text:p>
          </table:table-cell>
          <table:table-cell table:style-name="ACE-0" table:formula="of:=[.S59]-[.V59]*([.R$2]+[.R$3])" office:value-type="float" office:value="-109.89999999999998">
            <text:p>−109.9</text:p>
          </table:table-cell>
          <table:table-cell table:style-name="ACE-0" table:formula="of:=[.S59]-[.W59]*([.R$2]-[.R$3])" office:value-type="float" office:value="-81.659999999999997">
            <text:p>−81.6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0]-[.F60]*[.R$2]" office:value-type="float" office:value="-67.400000000000006">
            <text:p>−67.4</text:p>
          </table:table-cell>
          <table:table-cell table:style-name="ACE-4" table:formula="of:=SQRT(([.Y60]-[.M60])^2+[.T60]^2)" office:value-type="float" office:value="10.089677893768469">
            <text:p>10.1</text:p>
          </table:table-cell>
          <table:table-cell table:style-name="ACE-4" table:formula="of:=SQRT(([.M60]-[.X60])^2+[.U60]^2)" office:value-type="float" office:value="10.447966309287159">
            <text:p>10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0]+[.G60]*2" office:value-type="float" office:value="68000">
            <text:p>68000</text:p>
          </table:table-cell>
          <table:table-cell table:style-name="ACE-0" table:formula="of:=[.F60]-[.G60]*2" office:value-type="float" office:value="64400">
            <text:p>64400</text:p>
          </table:table-cell>
          <table:table-cell table:style-name="ACE-0" table:formula="of:=[.S60]-[.V60]*([.R$2]+[.R$3])" office:value-type="float" office:value="-77.799999999999983">
            <text:p>−77.8</text:p>
          </table:table-cell>
          <table:table-cell table:style-name="ACE-0" table:formula="of:=[.S60]-[.W60]*([.R$2]-[.R$3])" office:value-type="float" office:value="-57.359999999999999">
            <text:p>−57.3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300">
            <text:p>67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1]-[.F61]*[.R$2]" office:value-type="float" office:value="-69.599999999999994">
            <text:p>−69.6</text:p>
          </table:table-cell>
          <table:table-cell table:style-name="ACE-4" table:formula="of:=SQRT(([.Y61]-[.M61])^2+[.T61]^2)" office:value-type="float" office:value="11.712766539123013">
            <text:p>11.7</text:p>
          </table:table-cell>
          <table:table-cell table:style-name="ACE-4" table:formula="of:=SQRT(([.M61]-[.X61])^2+[.U61]^2)" office:value-type="float" office:value="12.23094845054953">
            <text:p>12.2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1]+[.G61]*2" office:value-type="float" office:value="69900">
            <text:p>69900</text:p>
          </table:table-cell>
          <table:table-cell table:style-name="ACE-0" table:formula="of:=[.F61]-[.G61]*2" office:value-type="float" office:value="64700">
            <text:p>64700</text:p>
          </table:table-cell>
          <table:table-cell table:style-name="ACE-0" table:formula="of:=[.S61]-[.V61]*([.R$2]+[.R$3])" office:value-type="float" office:value="-81.789999999999992">
            <text:p>−81.79</text:p>
          </table:table-cell>
          <table:table-cell table:style-name="ACE-0" table:formula="of:=[.S61]-[.W61]*([.R$2]-[.R$3])" office:value-type="float" office:value="-57.930000000000007">
            <text:p>−57.9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2]-[.F62]*[.R$2]" office:value-type="float" office:value="-116.59999999999999">
            <text:p>−116.6</text:p>
          </table:table-cell>
          <table:table-cell table:style-name="ACE-4" table:formula="of:=SQRT(([.Y62]-[.M62])^2+[.T62]^2)" office:value-type="float" office:value="10.199142120786425">
            <text:p>10.2</text:p>
          </table:table-cell>
          <table:table-cell table:style-name="ACE-4" table:formula="of:=SQRT(([.M62]-[.X62])^2+[.U62]^2)" office:value-type="float" office:value="10.557466552161072">
            <text:p>10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2]+[.G62]*2" office:value-type="float" office:value="69100">
            <text:p>69100</text:p>
          </table:table-cell>
          <table:table-cell table:style-name="ACE-0" table:formula="of:=[.F62]-[.G62]*2" office:value-type="float" office:value="65500">
            <text:p>65500</text:p>
          </table:table-cell>
          <table:table-cell table:style-name="ACE-0" table:formula="of:=[.S62]-[.V62]*([.R$2]+[.R$3])" office:value-type="float" office:value="-127.10999999999999">
            <text:p>−127.11</text:p>
          </table:table-cell>
          <table:table-cell table:style-name="ACE-0" table:formula="of:=[.S62]-[.W62]*([.R$2]-[.R$3])" office:value-type="float" office:value="-106.45">
            <text:p>−106.4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3]-[.F63]*[.R$2]" office:value-type="float" office:value="-70.599999999999994">
            <text:p>−70.6</text:p>
          </table:table-cell>
          <table:table-cell table:style-name="ACE-4" table:formula="of:=SQRT(([.Y63]-[.M63])^2+[.T63]^2)" office:value-type="float" office:value="14.414728578783572">
            <text:p>14.4</text:p>
          </table:table-cell>
          <table:table-cell table:style-name="ACE-4" table:formula="of:=SQRT(([.M63]-[.X63])^2+[.U63]^2)" office:value-type="float" office:value="15.212902418670811">
            <text:p>15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3]+[.G63]*2" office:value-type="float" office:value="71800">
            <text:p>71800</text:p>
          </table:table-cell>
          <table:table-cell table:style-name="ACE-0" table:formula="of:=[.F63]-[.G63]*2" office:value-type="float" office:value="63800">
            <text:p>63800</text:p>
          </table:table-cell>
          <table:table-cell table:style-name="ACE-0" table:formula="of:=[.S63]-[.V63]*([.R$2]+[.R$3])" office:value-type="float" office:value="-85.780000000000001">
            <text:p>−85.78</text:p>
          </table:table-cell>
          <table:table-cell table:style-name="ACE-0" table:formula="of:=[.S63]-[.W63]*([.R$2]-[.R$3])" office:value-type="float" office:value="-56.219999999999999">
            <text:p>−56.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800">
            <text:p>698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4]-[.F64]*[.R$2]" office:value-type="float" office:value="-119.59999999999999">
            <text:p>−119.6</text:p>
          </table:table-cell>
          <table:table-cell table:style-name="ACE-4" table:formula="of:=SQRT(([.Y64]-[.M64])^2+[.T64]^2)" office:value-type="float" office:value="10.447966309287187">
            <text:p>10.4</text:p>
          </table:table-cell>
          <table:table-cell table:style-name="ACE-4" table:formula="of:=SQRT(([.M64]-[.X64])^2+[.U64]^2)" office:value-type="float" office:value="10.8063684926991">
            <text:p>10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4]+[.G64]*2" office:value-type="float" office:value="71600">
            <text:p>71600</text:p>
          </table:table-cell>
          <table:table-cell table:style-name="ACE-0" table:formula="of:=[.F64]-[.G64]*2" office:value-type="float" office:value="68000">
            <text:p>68000</text:p>
          </table:table-cell>
          <table:table-cell table:style-name="ACE-0" table:formula="of:=[.S64]-[.V64]*([.R$2]+[.R$3])" office:value-type="float" office:value="-130.35999999999999">
            <text:p>−130.36</text:p>
          </table:table-cell>
          <table:table-cell table:style-name="ACE-0" table:formula="of:=[.S64]-[.W64]*([.R$2]-[.R$3])" office:value-type="float" office:value="-109.19999999999999">
            <text:p>−109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290">
            <text:p>7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5]-[.F65]*[.R$2]" office:value-type="float" office:value="-11.620000000000001">
            <text:p>−11.6</text:p>
          </table:table-cell>
          <table:table-cell table:style-name="ACE-4" table:formula="of:=SQRT(([.Y65]-[.M65])^2+[.T65]^2)" office:value-type="float" office:value="1.2240216501353258">
            <text:p>1.2</text:p>
          </table:table-cell>
          <table:table-cell table:style-name="ACE-4" table:formula="of:=SQRT(([.M65]-[.X65])^2+[.U65]^2)" office:value-type="float" office:value="1.275980015517483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96">
            <text:p>2.9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5]+[.G65]*2" office:value-type="float" office:value="7550">
            <text:p>7550</text:p>
          </table:table-cell>
          <table:table-cell table:style-name="ACE-0" table:formula="of:=[.F65]-[.G65]*2" office:value-type="float" office:value="7030">
            <text:p>7030</text:p>
          </table:table-cell>
          <table:table-cell table:style-name="ACE-0" table:formula="of:=[.S65]-[.V65]*([.R$2]+[.R$3])" office:value-type="float" office:value="-12.895">
            <text:p>−12.895</text:p>
          </table:table-cell>
          <table:table-cell table:style-name="ACE-0" table:formula="of:=[.S65]-[.W65]*([.R$2]-[.R$3])" office:value-type="float" office:value="-10.396999999999998">
            <text:p>−10.39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190">
            <text:p>7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6]-[.F66]*[.R$2]" office:value-type="float" office:value="-10.360000000000001">
            <text:p>−10.4</text:p>
          </table:table-cell>
          <table:table-cell table:style-name="ACE-4" table:formula="of:=SQRT(([.Y66]-[.M66])^2+[.T66]^2)" office:value-type="float" office:value="1.2140300655255627">
            <text:p>1.2</text:p>
          </table:table-cell>
          <table:table-cell table:style-name="ACE-4" table:formula="of:=SQRT(([.M66]-[.X66])^2+[.U66]^2)" office:value-type="float" office:value="1.2659877566548567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4.0199999999999996">
            <text:p>4.0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6]+[.G66]*2" office:value-type="float" office:value="7450">
            <text:p>7450</text:p>
          </table:table-cell>
          <table:table-cell table:style-name="ACE-0" table:formula="of:=[.F66]-[.G66]*2" office:value-type="float" office:value="6930">
            <text:p>6930</text:p>
          </table:table-cell>
          <table:table-cell table:style-name="ACE-0" table:formula="of:=[.S66]-[.V66]*([.R$2]+[.R$3])" office:value-type="float" office:value="-11.625">
            <text:p>−11.625</text:p>
          </table:table-cell>
          <table:table-cell table:style-name="ACE-0" table:formula="of:=[.S66]-[.W66]*([.R$2]-[.R$3])" office:value-type="float" office:value="-9.1470000000000002">
            <text:p>−9.14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40">
            <text:p>6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7]-[.F67]*[.R$2]" office:value-type="float" office:value="-10.09">
            <text:p>−10.1</text:p>
          </table:table-cell>
          <table:table-cell table:style-name="ACE-4" table:formula="of:=SQRT(([.Y67]-[.M67])^2+[.T67]^2)" office:value-type="float" office:value="1.2270191522547633">
            <text:p>1.2</text:p>
          </table:table-cell>
          <table:table-cell table:style-name="ACE-4" table:formula="of:=SQRT(([.M67]-[.X67])^2+[.U67]^2)" office:value-type="float" office:value="1.2829746684950565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7]+[.G67]*2" office:value-type="float" office:value="7220">
            <text:p>7220</text:p>
          </table:table-cell>
          <table:table-cell table:style-name="ACE-0" table:formula="of:=[.F67]-[.G67]*2" office:value-type="float" office:value="6660">
            <text:p>6660</text:p>
          </table:table-cell>
          <table:table-cell table:style-name="ACE-0" table:formula="of:=[.S67]-[.V67]*([.R$2]+[.R$3])" office:value-type="float" office:value="-11.372">
            <text:p>−11.372</text:p>
          </table:table-cell>
          <table:table-cell table:style-name="ACE-0" table:formula="of:=[.S67]-[.W67]*([.R$2]-[.R$3])" office:value-type="float" office:value="-8.8640000000000008">
            <text:p>−8.86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10">
            <text:p>6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8]-[.F68]*[.R$2]" office:value-type="float" office:value="-9.2300000000000004">
            <text:p>−9.2</text:p>
          </table:table-cell>
          <table:table-cell table:style-name="ACE-4" table:formula="of:=SQRT(([.Y68]-[.M68])^2+[.T68]^2)" office:value-type="float" office:value="1.184056164208438">
            <text:p>1.2</text:p>
          </table:table-cell>
          <table:table-cell table:style-name="ACE-4" table:formula="of:=SQRT(([.M68]-[.X68])^2+[.U68]^2)" office:value-type="float" office:value="1.2400084677130205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8]+[.G68]*2" office:value-type="float" office:value="6790">
            <text:p>6790</text:p>
          </table:table-cell>
          <table:table-cell table:style-name="ACE-0" table:formula="of:=[.F68]-[.G68]*2" office:value-type="float" office:value="6230">
            <text:p>6230</text:p>
          </table:table-cell>
          <table:table-cell table:style-name="ACE-0" table:formula="of:=[.S68]-[.V68]*([.R$2]+[.R$3])" office:value-type="float" office:value="-10.468999999999998">
            <text:p>−10.469</text:p>
          </table:table-cell>
          <table:table-cell table:style-name="ACE-0" table:formula="of:=[.S68]-[.W68]*([.R$2]-[.R$3])" office:value-type="float" office:value="-8.0470000000000006">
            <text:p>−8.04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60">
            <text:p>64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69]-[.F69]*[.R$2]" office:value-type="float" office:value="-9.2100000000000009">
            <text:p>−9.2</text:p>
          </table:table-cell>
          <table:table-cell table:style-name="ACE-4" table:formula="of:=SQRT(([.Y69]-[.M69])^2+[.T69]^2)" office:value-type="float" office:value="1.1410959644131606">
            <text:p>1.1</text:p>
          </table:table-cell>
          <table:table-cell table:style-name="ACE-4" table:formula="of:=SQRT(([.M69]-[.X69])^2+[.U69]^2)" office:value-type="float" office:value="1.1930481968470477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1">
            <text:p>3.7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9]+[.G69]*2" office:value-type="float" office:value="6720">
            <text:p>6720</text:p>
          </table:table-cell>
          <table:table-cell table:style-name="ACE-0" table:formula="of:=[.F69]-[.G69]*2" office:value-type="float" office:value="6200">
            <text:p>6200</text:p>
          </table:table-cell>
          <table:table-cell table:style-name="ACE-0" table:formula="of:=[.S69]-[.V69]*([.R$2]+[.R$3])" office:value-type="float" office:value="-10.401999999999997">
            <text:p>−10.402</text:p>
          </table:table-cell>
          <table:table-cell table:style-name="ACE-0" table:formula="of:=[.S69]-[.W69]*([.R$2]-[.R$3])" office:value-type="float" office:value="-8.0700000000000003">
            <text:p>−8.0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90">
            <text:p>62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0]-[.F70]*[.R$2]" office:value-type="float" office:value="-8.7400000000000002">
            <text:p>−8.7</text:p>
          </table:table-cell>
          <table:table-cell table:style-name="ACE-4" table:formula="of:=SQRT(([.Y70]-[.M70])^2+[.T70]^2)" office:value-type="float" office:value="1.1620761592942173">
            <text:p>1.2</text:p>
          </table:table-cell>
          <table:table-cell table:style-name="ACE-4" table:formula="of:=SQRT(([.M70]-[.X70])^2+[.U70]^2)" office:value-type="float" office:value="1.2180266827947559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0]+[.G70]*2" office:value-type="float" office:value="6570">
            <text:p>6570</text:p>
          </table:table-cell>
          <table:table-cell table:style-name="ACE-0" table:formula="of:=[.F70]-[.G70]*2" office:value-type="float" office:value="6010">
            <text:p>6010</text:p>
          </table:table-cell>
          <table:table-cell table:style-name="ACE-0" table:formula="of:=[.S70]-[.V70]*([.R$2]+[.R$3])" office:value-type="float" office:value="-9.956999999999999">
            <text:p>−9.957</text:p>
          </table:table-cell>
          <table:table-cell table:style-name="ACE-0" table:formula="of:=[.S70]-[.W70]*([.R$2]-[.R$3])" office:value-type="float" office:value="-7.5790000000000006">
            <text:p>−7.57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60">
            <text:p>5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1]-[.F71]*[.R$2]" office:value-type="float" office:value="-7.8900000000000006">
            <text:p>−7.9</text:p>
          </table:table-cell>
          <table:table-cell table:style-name="ACE-4" table:formula="of:=SQRT(([.Y71]-[.M71])^2+[.T71]^2)" office:value-type="float" office:value="0.97528252316956876">
            <text:p>1.0</text:p>
          </table:table-cell>
          <table:table-cell table:style-name="ACE-4" table:formula="of:=SQRT(([.M71]-[.X71])^2+[.U71]^2)" office:value-type="float" office:value="1.0192271581938923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23">
            <text:p>3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1]+[.G71]*2" office:value-type="float" office:value="5780">
            <text:p>5780</text:p>
          </table:table-cell>
          <table:table-cell table:style-name="ACE-0" table:formula="of:=[.F71]-[.G71]*2" office:value-type="float" office:value="5340">
            <text:p>5340</text:p>
          </table:table-cell>
          <table:table-cell table:style-name="ACE-0" table:formula="of:=[.S71]-[.V71]*([.R$2]+[.R$3])" office:value-type="float" office:value="-8.9079999999999995">
            <text:p>−8.908</text:p>
          </table:table-cell>
          <table:table-cell table:style-name="ACE-0" table:formula="of:=[.S71]-[.W71]*([.R$2]-[.R$3])" office:value-type="float" office:value="-6.9160000000000004">
            <text:p>−6.9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10">
            <text:p>5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2]-[.F72]*[.R$2]" office:value-type="float" office:value="-6.3800000000000008">
            <text:p>−6.4</text:p>
          </table:table-cell>
          <table:table-cell table:style-name="ACE-4" table:formula="of:=SQRT(([.Y72]-[.M72])^2+[.T72]^2)" office:value-type="float" office:value="0.93034455982716446">
            <text:p>0.9</text:p>
          </table:table-cell>
          <table:table-cell table:style-name="ACE-4" table:formula="of:=SQRT(([.M72]-[.X72])^2+[.U72]^2)" office:value-type="float" office:value="0.97428383954574449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2]+[.G72]*2" office:value-type="float" office:value="5330">
            <text:p>5330</text:p>
          </table:table-cell>
          <table:table-cell table:style-name="ACE-0" table:formula="of:=[.F72]-[.G72]*2" office:value-type="float" office:value="4890">
            <text:p>4890</text:p>
          </table:table-cell>
          <table:table-cell table:style-name="ACE-0" table:formula="of:=[.S72]-[.V72]*([.R$2]+[.R$3])" office:value-type="float" office:value="-7.3529999999999998">
            <text:p>−7.353</text:p>
          </table:table-cell>
          <table:table-cell table:style-name="ACE-0" table:formula="of:=[.S72]-[.W72]*([.R$2]-[.R$3])" office:value-type="float" office:value="-5.4510000000000005">
            <text:p>−5.45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50">
            <text:p>50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3]-[.F73]*[.R$2]" office:value-type="float" office:value="-6.2599999999999998">
            <text:p>−6.3</text:p>
          </table:table-cell>
          <table:table-cell table:style-name="ACE-4" table:formula="of:=SQRT(([.Y73]-[.M73])^2+[.T73]^2)" office:value-type="float" office:value="0.92435328743938594">
            <text:p>0.9</text:p>
          </table:table-cell>
          <table:table-cell table:style-name="ACE-4" table:formula="of:=SQRT(([.M73]-[.X73])^2+[.U73]^2)" office:value-type="float" office:value="0.96829179486351169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3]+[.G73]*2" office:value-type="float" office:value="5270">
            <text:p>5270</text:p>
          </table:table-cell>
          <table:table-cell table:style-name="ACE-0" table:formula="of:=[.F73]-[.G73]*2" office:value-type="float" office:value="4830">
            <text:p>4830</text:p>
          </table:table-cell>
          <table:table-cell table:style-name="ACE-0" table:formula="of:=[.S73]-[.V73]*([.R$2]+[.R$3])" office:value-type="float" office:value="-7.2270000000000003">
            <text:p>−7.227</text:p>
          </table:table-cell>
          <table:table-cell table:style-name="ACE-0" table:formula="of:=[.S73]-[.W73]*([.R$2]-[.R$3])" office:value-type="float" office:value="-5.3369999999999997">
            <text:p>−5.33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50">
            <text:p>55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avon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4]-[.F74]*[.R$2]" office:value-type="float" office:value="-8.0999999999999996">
            <text:p>−8.1</text:p>
          </table:table-cell>
          <table:table-cell table:style-name="ACE-4" table:formula="of:=SQRT(([.Y74]-[.M74])^2+[.T74]^2)" office:value-type="float" office:value="1.0122356445018119">
            <text:p>1.0</text:p>
          </table:table-cell>
          <table:table-cell table:style-name="ACE-4" table:formula="of:=SQRT(([.M74]-[.X74])^2+[.U74]^2)" office:value-type="float" office:value="1.0601797017487169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4]+[.G74]*2" office:value-type="float" office:value="5790">
            <text:p>5790</text:p>
          </table:table-cell>
          <table:table-cell table:style-name="ACE-0" table:formula="of:=[.F74]-[.G74]*2" office:value-type="float" office:value="5310">
            <text:p>5310</text:p>
          </table:table-cell>
          <table:table-cell table:style-name="ACE-0" table:formula="of:=[.S74]-[.V74]*([.R$2]+[.R$3])" office:value-type="float" office:value="-9.1589999999999989">
            <text:p>−9.159</text:p>
          </table:table-cell>
          <table:table-cell table:style-name="ACE-0" table:formula="of:=[.S74]-[.W74]*([.R$2]-[.R$3])" office:value-type="float" office:value="-7.0890000000000004">
            <text:p>−7.08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60">
            <text:p>3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5]-[.F75]*[.R$2]" office:value-type="float" office:value="-5.4499999999999993">
            <text:p>−5.4</text:p>
          </table:table-cell>
          <table:table-cell table:style-name="ACE-4" table:formula="of:=SQRT(([.Y75]-[.M75])^2+[.T75]^2)" office:value-type="float" office:value="0.7776091563246923">
            <text:p>0.8</text:p>
          </table:table-cell>
          <table:table-cell table:style-name="ACE-4" table:formula="of:=SQRT(([.M75]-[.X75])^2+[.U75]^2)" office:value-type="float" office:value="0.81753042756829442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4700000000000002">
            <text:p>2.4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5]+[.G75]*2" office:value-type="float" office:value="4160">
            <text:p>4160</text:p>
          </table:table-cell>
          <table:table-cell table:style-name="ACE-0" table:formula="of:=[.F75]-[.G75]*2" office:value-type="float" office:value="3760">
            <text:p>3760</text:p>
          </table:table-cell>
          <table:table-cell table:style-name="ACE-0" table:formula="of:=[.S75]-[.V75]*([.R$2]+[.R$3])" office:value-type="float" office:value="-6.2659999999999982">
            <text:p>−6.266</text:p>
          </table:table-cell>
          <table:table-cell table:style-name="ACE-0" table:formula="of:=[.S75]-[.W75]*([.R$2]-[.R$3])" office:value-type="float" office:value="-4.6739999999999995">
            <text:p>−4.67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50">
            <text:p>3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6]-[.F76]*[.R$2]" office:value-type="float" office:value="-5.7800000000000002">
            <text:p>−5.8</text:p>
          </table:table-cell>
          <table:table-cell table:style-name="ACE-4" table:formula="of:=SQRT(([.Y76]-[.M76])^2+[.T76]^2)" office:value-type="float" office:value="0.69081184124188266">
            <text:p>0.7</text:p>
          </table:table-cell>
          <table:table-cell table:style-name="ACE-4" table:formula="of:=SQRT(([.M76]-[.X76])^2+[.U76]^2)" office:value-type="float" office:value="0.7227316237719219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9199999999999999">
            <text:p>1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6]+[.G76]*2" office:value-type="float" office:value="4010">
            <text:p>4010</text:p>
          </table:table-cell>
          <table:table-cell table:style-name="ACE-0" table:formula="of:=[.F76]-[.G76]*2" office:value-type="float" office:value="3690">
            <text:p>3690</text:p>
          </table:table-cell>
          <table:table-cell table:style-name="ACE-0" table:formula="of:=[.S76]-[.V76]*([.R$2]+[.R$3])" office:value-type="float" office:value="-6.5009999999999994">
            <text:p>−6.501</text:p>
          </table:table-cell>
          <table:table-cell table:style-name="ACE-0" table:formula="of:=[.S76]-[.W76]*([.R$2]-[.R$3])" office:value-type="float" office:value="-5.0910000000000002">
            <text:p>−5.09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920">
            <text:p>2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7]-[.F77]*[.R$2]" office:value-type="float" office:value="-4">
            <text:p>−4.0</text:p>
          </table:table-cell>
          <table:table-cell table:style-name="ACE-4" table:formula="of:=SQRT(([.Y77]-[.M77])^2+[.T77]^2)" office:value-type="float" office:value="0.56023566469834796">
            <text:p>0.6</text:p>
          </table:table-cell>
          <table:table-cell table:style-name="ACE-4" table:formula="of:=SQRT(([.M77]-[.X77])^2+[.U77]^2)" office:value-type="float" office:value="0.58812923749801738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8400000000000001">
            <text:p>1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7]+[.G77]*2" office:value-type="float" office:value="3060">
            <text:p>3060</text:p>
          </table:table-cell>
          <table:table-cell table:style-name="ACE-0" table:formula="of:=[.F77]-[.G77]*2" office:value-type="float" office:value="2780">
            <text:p>2780</text:p>
          </table:table-cell>
          <table:table-cell table:style-name="ACE-0" table:formula="of:=[.S77]-[.V77]*([.R$2]+[.R$3])" office:value-type="float" office:value="-4.5859999999999994">
            <text:p>−4.586</text:p>
          </table:table-cell>
          <table:table-cell table:style-name="ACE-0" table:formula="of:=[.S77]-[.W77]*([.R$2]-[.R$3])" office:value-type="float" office:value="-3.4420000000000002">
            <text:p>−3.4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080">
            <text:p>4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8]-[.F78]*[.R$2]" office:value-type="float" office:value="-7.3499999999999996">
            <text:p>−7.3</text:p>
          </table:table-cell>
          <table:table-cell table:style-name="ACE-4" table:formula="of:=SQRT(([.Y78]-[.M78])^2+[.T78]^2)" office:value-type="float" office:value="0.78958470096627398">
            <text:p>0.8</text:p>
          </table:table-cell>
          <table:table-cell table:style-name="ACE-4" table:formula="of:=SQRT(([.M78]-[.X78])^2+[.U78]^2)" office:value-type="float" office:value="0.82950828808397026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81000000000000005">
            <text:p>0.8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8]+[.G78]*2" office:value-type="float" office:value="4280">
            <text:p>4280</text:p>
          </table:table-cell>
          <table:table-cell table:style-name="ACE-0" table:formula="of:=[.F78]-[.G78]*2" office:value-type="float" office:value="3880">
            <text:p>3880</text:p>
          </table:table-cell>
          <table:table-cell table:style-name="ACE-0" table:formula="of:=[.S78]-[.V78]*([.R$2]+[.R$3])" office:value-type="float" office:value="-8.177999999999999">
            <text:p>−8.178</text:p>
          </table:table-cell>
          <table:table-cell table:style-name="ACE-0" table:formula="of:=[.S78]-[.W78]*([.R$2]-[.R$3])" office:value-type="float" office:value="-6.5619999999999994">
            <text:p>−6.5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130">
            <text:p>3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79]-[.F79]*[.R$2]" office:value-type="float" office:value="-5.6099999999999994">
            <text:p>−5.6</text:p>
          </table:table-cell>
          <table:table-cell table:style-name="ACE-4" table:formula="of:=SQRT(([.Y79]-[.M79])^2+[.T79]^2)" office:value-type="float" office:value="0.61902261671121517">
            <text:p>0.6</text:p>
          </table:table-cell>
          <table:table-cell table:style-name="ACE-4" table:formula="of:=SQRT(([.M79]-[.X79])^2+[.U79]^2)" office:value-type="float" office:value="0.65092319055323267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65000000000000002">
            <text:p>0.6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9]+[.G79]*2" office:value-type="float" office:value="3290">
            <text:p>3290</text:p>
          </table:table-cell>
          <table:table-cell table:style-name="ACE-0" table:formula="of:=[.F79]-[.G79]*2" office:value-type="float" office:value="2970">
            <text:p>2970</text:p>
          </table:table-cell>
          <table:table-cell table:style-name="ACE-0" table:formula="of:=[.S79]-[.V79]*([.R$2]+[.R$3])" office:value-type="float" office:value="-6.2589999999999995">
            <text:p>−6.259</text:p>
          </table:table-cell>
          <table:table-cell table:style-name="ACE-0" table:formula="of:=[.S79]-[.W79]*([.R$2]-[.R$3])" office:value-type="float" office:value="-4.9929999999999994">
            <text:p>−4.99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850">
            <text:p>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0]-[.F80]*[.R$2]" office:value-type="float" office:value="-4.6699999999999999">
            <text:p>−4.7</text:p>
          </table:table-cell>
          <table:table-cell table:style-name="ACE-4" table:formula="of:=SQRT(([.Y80]-[.M80])^2+[.T80]^2)" office:value-type="float" office:value="0.59111843145007792">
            <text:p>0.6</text:p>
          </table:table-cell>
          <table:table-cell table:style-name="ACE-4" table:formula="of:=SQRT(([.M80]-[.X80])^2+[.U80]^2)" office:value-type="float" office:value="0.62300963074417992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03">
            <text:p>1.0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0]+[.G80]*2" office:value-type="float" office:value="3010">
            <text:p>3010</text:p>
          </table:table-cell>
          <table:table-cell table:style-name="ACE-0" table:formula="of:=[.F80]-[.G80]*2" office:value-type="float" office:value="2690">
            <text:p>2690</text:p>
          </table:table-cell>
          <table:table-cell table:style-name="ACE-0" table:formula="of:=[.S80]-[.V80]*([.R$2]+[.R$3])" office:value-type="float" office:value="-5.2909999999999995">
            <text:p>−5.291</text:p>
          </table:table-cell>
          <table:table-cell table:style-name="ACE-0" table:formula="of:=[.S80]-[.W80]*([.R$2]-[.R$3])" office:value-type="float" office:value="-4.0809999999999995">
            <text:p>−4.08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70">
            <text:p>2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1]-[.F81]*[.R$2]" office:value-type="float" office:value="-4.1399999999999997">
            <text:p>−4.1</text:p>
          </table:table-cell>
          <table:table-cell table:style-name="ACE-4" table:formula="of:=SQRT(([.Y81]-[.M81])^2+[.T81]^2)" office:value-type="float" office:value="0.48757050772170324">
            <text:p>0.5</text:p>
          </table:table-cell>
          <table:table-cell table:style-name="ACE-4" table:formula="of:=SQRT(([.M81]-[.X81])^2+[.U81]^2)" office:value-type="float" office:value="0.51144989979469191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1]+[.G81]*2" office:value-type="float" office:value="2690">
            <text:p>2690</text:p>
          </table:table-cell>
          <table:table-cell table:style-name="ACE-0" table:formula="of:=[.F81]-[.G81]*2" office:value-type="float" office:value="2450">
            <text:p>2450</text:p>
          </table:table-cell>
          <table:table-cell table:style-name="ACE-0" table:formula="of:=[.S81]-[.V81]*([.R$2]+[.R$3])" office:value-type="float" office:value="-4.649">
            <text:p>−4.649</text:p>
          </table:table-cell>
          <table:table-cell table:style-name="ACE-0" table:formula="of:=[.S81]-[.W81]*([.R$2]-[.R$3])" office:value-type="float" office:value="-3.6550000000000002">
            <text:p>−3.6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000">
            <text:p>7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2]-[.F82]*[.R$2]" office:value-type="float" office:value="-8">
            <text:p>−8.0</text:p>
          </table:table-cell>
          <table:table-cell table:style-name="ACE-4" table:formula="of:=SQRT(([.Y82]-[.M82])^2+[.T82]^2)" office:value-type="float" office:value="1.1570808096239438">
            <text:p>1.2</text:p>
          </table:table-cell>
          <table:table-cell table:style-name="ACE-4" table:formula="of:=SQRT(([.M82]-[.X82])^2+[.U82]^2)" office:value-type="float" office:value="1.2050377587445122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2]+[.G82]*2" office:value-type="float" office:value="7240">
            <text:p>7240</text:p>
          </table:table-cell>
          <table:table-cell table:style-name="ACE-0" table:formula="of:=[.F82]-[.G82]*2" office:value-type="float" office:value="6760">
            <text:p>6760</text:p>
          </table:table-cell>
          <table:table-cell table:style-name="ACE-0" table:formula="of:=[.S82]-[.V82]*([.R$2]+[.R$3])" office:value-type="float" office:value="-9.2039999999999988">
            <text:p>−9.204</text:p>
          </table:table-cell>
          <table:table-cell table:style-name="ACE-0" table:formula="of:=[.S82]-[.W82]*([.R$2]-[.R$3])" office:value-type="float" office:value="-6.8439999999999994">
            <text:p>−6.84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3]-[.F83]*[.R$2]" office:value-type="float" office:value="-10.98">
            <text:p>−11.0</text:p>
          </table:table-cell>
          <table:table-cell table:style-name="ACE-4" table:formula="of:=SQRT(([.Y83]-[.M83])^2+[.T83]^2)" office:value-type="float" office:value="1.1970446942366035">
            <text:p>1.2</text:p>
          </table:table-cell>
          <table:table-cell table:style-name="ACE-4" table:formula="of:=SQRT(([.M83]-[.X83])^2+[.U83]^2)" office:value-type="float" office:value="1.2529980047869178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999999999999998">
            <text:p>2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3]+[.G83]*2" office:value-type="float" office:value="6920">
            <text:p>6920</text:p>
          </table:table-cell>
          <table:table-cell table:style-name="ACE-0" table:formula="of:=[.F83]-[.G83]*2" office:value-type="float" office:value="6360">
            <text:p>6360</text:p>
          </table:table-cell>
          <table:table-cell table:style-name="ACE-0" table:formula="of:=[.S83]-[.V83]*([.R$2]+[.R$3])" office:value-type="float" office:value="-12.231999999999999">
            <text:p>−12.232</text:p>
          </table:table-cell>
          <table:table-cell table:style-name="ACE-0" table:formula="of:=[.S83]-[.W83]*([.R$2]-[.R$3])" office:value-type="float" office:value="-9.7839999999999989">
            <text:p>−9.7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00">
            <text:p>6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4]-[.F84]*[.R$2]" office:value-type="float" office:value="-8.9000000000000004">
            <text:p>−8.9</text:p>
          </table:table-cell>
          <table:table-cell table:style-name="ACE-4" table:formula="of:=SQRT(([.Y84]-[.M84])^2+[.T84]^2)" office:value-type="float" office:value="1.1730660680456158">
            <text:p>1.2</text:p>
          </table:table-cell>
          <table:table-cell table:style-name="ACE-4" table:formula="of:=SQRT(([.M84]-[.X84])^2+[.U84]^2)" office:value-type="float" office:value="1.2290174937729712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4]+[.G84]*2" office:value-type="float" office:value="6680">
            <text:p>6680</text:p>
          </table:table-cell>
          <table:table-cell table:style-name="ACE-0" table:formula="of:=[.F84]-[.G84]*2" office:value-type="float" office:value="6120">
            <text:p>6120</text:p>
          </table:table-cell>
          <table:table-cell table:style-name="ACE-0" table:formula="of:=[.S84]-[.V84]*([.R$2]+[.R$3])" office:value-type="float" office:value="-10.127999999999998">
            <text:p>−10.128</text:p>
          </table:table-cell>
          <table:table-cell table:style-name="ACE-0" table:formula="of:=[.S84]-[.W84]*([.R$2]-[.R$3])" office:value-type="float" office:value="-7.7279999999999998">
            <text:p>−7.7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30">
            <text:p>63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5]-[.F85]*[.R$2]" office:value-type="float" office:value="-8.7599999999999998">
            <text:p>−8.8</text:p>
          </table:table-cell>
          <table:table-cell table:style-name="ACE-4" table:formula="of:=SQRT(([.Y85]-[.M85])^2+[.T85]^2)" office:value-type="float" office:value="1.1281085940635331">
            <text:p>1.1</text:p>
          </table:table-cell>
          <table:table-cell table:style-name="ACE-4" table:formula="of:=SQRT(([.M85]-[.X85])^2+[.U85]^2)" office:value-type="float" office:value="1.1800597442502632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5]+[.G85]*2" office:value-type="float" office:value="6590">
            <text:p>6590</text:p>
          </table:table-cell>
          <table:table-cell table:style-name="ACE-0" table:formula="of:=[.F85]-[.G85]*2" office:value-type="float" office:value="6070">
            <text:p>6070</text:p>
          </table:table-cell>
          <table:table-cell table:style-name="ACE-0" table:formula="of:=[.S85]-[.V85]*([.R$2]+[.R$3])" office:value-type="float" office:value="-9.9389999999999983">
            <text:p>−9.939</text:p>
          </table:table-cell>
          <table:table-cell table:style-name="ACE-0" table:formula="of:=[.S85]-[.W85]*([.R$2]-[.R$3])" office:value-type="float" office:value="-7.6329999999999991">
            <text:p>−7.63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50">
            <text:p>6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6]-[.F86]*[.R$2]" office:value-type="float" office:value="-9.4000000000000004">
            <text:p>−9.4</text:p>
          </table:table-cell>
          <table:table-cell table:style-name="ACE-4" table:formula="of:=SQRT(([.Y86]-[.M86])^2+[.T86]^2)" office:value-type="float" office:value="1.1101265693604492">
            <text:p>1.1</text:p>
          </table:table-cell>
          <table:table-cell table:style-name="ACE-4" table:formula="of:=SQRT(([.M86]-[.X86])^2+[.U86]^2)" office:value-type="float" office:value="1.1620761592942155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8999999999999999">
            <text:p>2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6]+[.G86]*2" office:value-type="float" office:value="6410">
            <text:p>6410</text:p>
          </table:table-cell>
          <table:table-cell table:style-name="ACE-0" table:formula="of:=[.F86]-[.G86]*2" office:value-type="float" office:value="5890">
            <text:p>5890</text:p>
          </table:table-cell>
          <table:table-cell table:style-name="ACE-0" table:formula="of:=[.S86]-[.V86]*([.R$2]+[.R$3])" office:value-type="float" office:value="-10.560999999999998">
            <text:p>−10.561</text:p>
          </table:table-cell>
          <table:table-cell table:style-name="ACE-0" table:formula="of:=[.S86]-[.W86]*([.R$2]-[.R$3])" office:value-type="float" office:value="-8.2910000000000004">
            <text:p>−8.29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1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50">
            <text:p>5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7]-[.F87]*[.R$2]" office:value-type="float" office:value="-8.9000000000000004">
            <text:p>−8.9</text:p>
          </table:table-cell>
          <table:table-cell table:style-name="ACE-4" table:formula="of:=SQRT(([.Y87]-[.M87])^2+[.T87]^2)" office:value-type="float" office:value="1.0142332078964875">
            <text:p>1.0</text:p>
          </table:table-cell>
          <table:table-cell table:style-name="ACE-4" table:formula="of:=SQRT(([.M87]-[.X87])^2+[.U87]^2)" office:value-type="float" office:value="1.0581819314276715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7]+[.G87]*2" office:value-type="float" office:value="6170">
            <text:p>6170</text:p>
          </table:table-cell>
          <table:table-cell table:style-name="ACE-0" table:formula="of:=[.F87]-[.G87]*2" office:value-type="float" office:value="5730">
            <text:p>5730</text:p>
          </table:table-cell>
          <table:table-cell table:style-name="ACE-0" table:formula="of:=[.S87]-[.V87]*([.R$2]+[.R$3])" office:value-type="float" office:value="-9.956999999999999">
            <text:p>−9.957</text:p>
          </table:table-cell>
          <table:table-cell table:style-name="ACE-0" table:formula="of:=[.S87]-[.W87]*([.R$2]-[.R$3])" office:value-type="float" office:value="-7.8870000000000005">
            <text:p>−7.88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780">
            <text:p>5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8]-[.F88]*[.R$2]" office:value-type="float" office:value="-8.9600000000000009">
            <text:p>−9.0</text:p>
          </table:table-cell>
          <table:table-cell table:style-name="ACE-4" table:formula="of:=SQRT(([.Y88]-[.M88])^2+[.T88]^2)" office:value-type="float" office:value="1.0352081916213769">
            <text:p>1.0</text:p>
          </table:table-cell>
          <table:table-cell table:style-name="ACE-4" table:formula="of:=SQRT(([.M88]-[.X88])^2+[.U88]^2)" office:value-type="float" office:value="1.08315465193110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8]+[.G88]*2" office:value-type="float" office:value="6020">
            <text:p>6020</text:p>
          </table:table-cell>
          <table:table-cell table:style-name="ACE-0" table:formula="of:=[.F88]-[.G88]*2" office:value-type="float" office:value="5540">
            <text:p>5540</text:p>
          </table:table-cell>
          <table:table-cell table:style-name="ACE-0" table:formula="of:=[.S88]-[.V88]*([.R$2]+[.R$3])" office:value-type="float" office:value="-10.042">
            <text:p>−10.042</text:p>
          </table:table-cell>
          <table:table-cell table:style-name="ACE-0" table:formula="of:=[.S88]-[.W88]*([.R$2]-[.R$3])" office:value-type="float" office:value="-7.9260000000000002">
            <text:p>−7.9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00">
            <text:p>5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89]-[.F89]*[.R$2]" office:value-type="float" office:value="-7.4000000000000004">
            <text:p>−7.4</text:p>
          </table:table-cell>
          <table:table-cell table:style-name="ACE-4" table:formula="of:=SQRT(([.Y89]-[.M89])^2+[.T89]^2)" office:value-type="float" office:value="0.96929046214228265">
            <text:p>1.0</text:p>
          </table:table-cell>
          <table:table-cell table:style-name="ACE-4" table:formula="of:=SQRT(([.M89]-[.X89])^2+[.U89]^2)" office:value-type="float" office:value="1.0132344249974914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9]+[.G89]*2" office:value-type="float" office:value="5720">
            <text:p>5720</text:p>
          </table:table-cell>
          <table:table-cell table:style-name="ACE-0" table:formula="of:=[.F89]-[.G89]*2" office:value-type="float" office:value="5280">
            <text:p>5280</text:p>
          </table:table-cell>
          <table:table-cell table:style-name="ACE-0" table:formula="of:=[.S89]-[.V89]*([.R$2]+[.R$3])" office:value-type="float" office:value="-8.411999999999999">
            <text:p>−8.412</text:p>
          </table:table-cell>
          <table:table-cell table:style-name="ACE-0" table:formula="of:=[.S89]-[.W89]*([.R$2]-[.R$3])" office:value-type="float" office:value="-6.4320000000000004">
            <text:p>−6.43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60">
            <text:p>53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0]-[.F90]*[.R$2]" office:value-type="float" office:value="-7.120000000000001">
            <text:p>−7.1</text:p>
          </table:table-cell>
          <table:table-cell table:style-name="ACE-4" table:formula="of:=SQRT(([.Y90]-[.M90])^2+[.T90]^2)" office:value-type="float" office:value="0.99325928135608266">
            <text:p>1.0</text:p>
          </table:table-cell>
          <table:table-cell table:style-name="ACE-4" table:formula="of:=SQRT(([.M90]-[.X90])^2+[.U90]^2)" office:value-type="float" office:value="1.0412012293500224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0]+[.G90]*2" office:value-type="float" office:value="5600">
            <text:p>5600</text:p>
          </table:table-cell>
          <table:table-cell table:style-name="ACE-0" table:formula="of:=[.F90]-[.G90]*2" office:value-type="float" office:value="5120">
            <text:p>5120</text:p>
          </table:table-cell>
          <table:table-cell table:style-name="ACE-0" table:formula="of:=[.S90]-[.V90]*([.R$2]+[.R$3])" office:value-type="float" office:value="-8.1600000000000001">
            <text:p>−8.16</text:p>
          </table:table-cell>
          <table:table-cell table:style-name="ACE-0" table:formula="of:=[.S90]-[.W90]*([.R$2]-[.R$3])" office:value-type="float" office:value="-6.1280000000000001">
            <text:p>−6.1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20">
            <text:p>5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vona minu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1]-[.F91]*[.R$2]" office:value-type="float" office:value="-6.6400000000000006">
            <text:p>−6.6</text:p>
          </table:table-cell>
          <table:table-cell table:style-name="ACE-4" table:formula="of:=SQRT(([.Y91]-[.M91])^2+[.T91]^2)" office:value-type="float" office:value="0.95131487952202343">
            <text:p>1.0</text:p>
          </table:table-cell>
          <table:table-cell table:style-name="ACE-4" table:formula="of:=SQRT(([.M91]-[.X91])^2+[.U91]^2)" office:value-type="float" office:value="0.99525675079348042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1]+[.G91]*2" office:value-type="float" office:value="5540">
            <text:p>5540</text:p>
          </table:table-cell>
          <table:table-cell table:style-name="ACE-0" table:formula="of:=[.F91]-[.G91]*2" office:value-type="float" office:value="5100">
            <text:p>5100</text:p>
          </table:table-cell>
          <table:table-cell table:style-name="ACE-0" table:formula="of:=[.S91]-[.V91]*([.R$2]+[.R$3])" office:value-type="float" office:value="-7.6339999999999986">
            <text:p>−7.634</text:p>
          </table:table-cell>
          <table:table-cell table:style-name="ACE-0" table:formula="of:=[.S91]-[.W91]*([.R$2]-[.R$3])" office:value-type="float" office:value="-5.6899999999999995">
            <text:p>−5.6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10">
            <text:p>5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2]-[.F92]*[.R$2]" office:value-type="float" office:value="-8.4200000000000017">
            <text:p>−8.4</text:p>
          </table:table-cell>
          <table:table-cell table:style-name="ACE-4" table:formula="of:=SQRT(([.Y92]-[.M92])^2+[.T92]^2)" office:value-type="float" office:value="0.9503162631461195">
            <text:p>1.0</text:p>
          </table:table-cell>
          <table:table-cell table:style-name="ACE-4" table:formula="of:=SQRT(([.M92]-[.X92])^2+[.U92]^2)" office:value-type="float" office:value="0.99425801480299725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2]+[.G92]*2" office:value-type="float" office:value="5530">
            <text:p>5530</text:p>
          </table:table-cell>
          <table:table-cell table:style-name="ACE-0" table:formula="of:=[.F92]-[.G92]*2" office:value-type="float" office:value="5090">
            <text:p>5090</text:p>
          </table:table-cell>
          <table:table-cell table:style-name="ACE-0" table:formula="of:=[.S92]-[.V92]*([.R$2]+[.R$3])" office:value-type="float" office:value="-9.4130000000000003">
            <text:p>−9.413</text:p>
          </table:table-cell>
          <table:table-cell table:style-name="ACE-0" table:formula="of:=[.S92]-[.W92]*([.R$2]-[.R$3])" office:value-type="float" office:value="-7.4709999999999992">
            <text:p>−7.47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40">
            <text:p>4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3]-[.F93]*[.R$2]" office:value-type="float" office:value="-6.4799999999999995">
            <text:p>−6.5</text:p>
          </table:table-cell>
          <table:table-cell table:style-name="ACE-4" table:formula="of:=SQRT(([.Y93]-[.M93])^2+[.T93]^2)" office:value-type="float" office:value="0.7776091563246923">
            <text:p>0.8</text:p>
          </table:table-cell>
          <table:table-cell table:style-name="ACE-4" table:formula="of:=SQRT(([.M93]-[.X93])^2+[.U93]^2)" office:value-type="float" office:value="0.8135379524029589">
            <text:p>0.8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3]+[.G93]*2" office:value-type="float" office:value="4520">
            <text:p>4520</text:p>
          </table:table-cell>
          <table:table-cell table:style-name="ACE-0" table:formula="of:=[.F93]-[.G93]*2" office:value-type="float" office:value="4160">
            <text:p>4160</text:p>
          </table:table-cell>
          <table:table-cell table:style-name="ACE-0" table:formula="of:=[.S93]-[.V93]*([.R$2]+[.R$3])" office:value-type="float" office:value="-7.2919999999999989">
            <text:p>−7.292</text:p>
          </table:table-cell>
          <table:table-cell table:style-name="ACE-0" table:formula="of:=[.S93]-[.W93]*([.R$2]-[.R$3])" office:value-type="float" office:value="-5.7039999999999997">
            <text:p>−5.70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90">
            <text:p>3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4]-[.F94]*[.R$2]" office:value-type="float" office:value="-4.0800000000000001">
            <text:p>−4.1</text:p>
          </table:table-cell>
          <table:table-cell table:style-name="ACE-4" table:formula="of:=SQRT(([.Y94]-[.M94])^2+[.T94]^2)" office:value-type="float" office:value="0.57716981903075948">
            <text:p>0.6</text:p>
          </table:table-cell>
          <table:table-cell table:style-name="ACE-4" table:formula="of:=SQRT(([.M94]-[.X94])^2+[.U94]^2)" office:value-type="float" office:value="0.60506941750513199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4]+[.G94]*2" office:value-type="float" office:value="3230">
            <text:p>3230</text:p>
          </table:table-cell>
          <table:table-cell table:style-name="ACE-0" table:formula="of:=[.F94]-[.G94]*2" office:value-type="float" office:value="2950">
            <text:p>2950</text:p>
          </table:table-cell>
          <table:table-cell table:style-name="ACE-0" table:formula="of:=[.S94]-[.V94]*([.R$2]+[.R$3])" office:value-type="float" office:value="-4.6829999999999998">
            <text:p>−4.683</text:p>
          </table:table-cell>
          <table:table-cell table:style-name="ACE-0" table:formula="of:=[.S94]-[.W94]*([.R$2]-[.R$3])" office:value-type="float" office:value="-3.5050000000000003">
            <text:p>−3.5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50">
            <text:p>4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5]-[.F95]*[.R$2]" office:value-type="float" office:value="-8.6000000000000014">
            <text:p>−8.6</text:p>
          </table:table-cell>
          <table:table-cell table:style-name="ACE-4" table:formula="of:=SQRT(([.Y95]-[.M95])^2+[.T95]^2)" office:value-type="float" office:value="0.84647799735137974">
            <text:p>0.8</text:p>
          </table:table-cell>
          <table:table-cell table:style-name="ACE-4" table:formula="of:=SQRT(([.M95]-[.X95])^2+[.U95]^2)" office:value-type="float" office:value="0.88641130407954327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5]+[.G95]*2" office:value-type="float" office:value="4850">
            <text:p>4850</text:p>
          </table:table-cell>
          <table:table-cell table:style-name="ACE-0" table:formula="of:=[.F95]-[.G95]*2" office:value-type="float" office:value="4450">
            <text:p>4450</text:p>
          </table:table-cell>
          <table:table-cell table:style-name="ACE-0" table:formula="of:=[.S95]-[.V95]*([.R$2]+[.R$3])" office:value-type="float" office:value="-9.4849999999999994">
            <text:p>−9.485</text:p>
          </table:table-cell>
          <table:table-cell table:style-name="ACE-0" table:formula="of:=[.S95]-[.W95]*([.R$2]-[.R$3])" office:value-type="float" office:value="-7.7549999999999999">
            <text:p>−7.7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6]-[.F96]*[.R$2]" office:value-type="float" office:value="-4.3799999999999999">
            <text:p>−4.4</text:p>
          </table:table-cell>
          <table:table-cell table:style-name="ACE-4" table:formula="of:=SQRT(([.Y96]-[.M96])^2+[.T96]^2)" office:value-type="float" office:value="0.52737557774322419">
            <text:p>0.5</text:p>
          </table:table-cell>
          <table:table-cell table:style-name="ACE-4" table:formula="of:=SQRT(([.M96]-[.X96])^2+[.U96]^2)" office:value-type="float" office:value="0.5552557969080556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6]+[.G96]*2" office:value-type="float" office:value="2730">
            <text:p>2730</text:p>
          </table:table-cell>
          <table:table-cell table:style-name="ACE-0" table:formula="of:=[.F96]-[.G96]*2" office:value-type="float" office:value="2450">
            <text:p>2450</text:p>
          </table:table-cell>
          <table:table-cell table:style-name="ACE-0" table:formula="of:=[.S96]-[.V96]*([.R$2]+[.R$3])" office:value-type="float" office:value="-4.9329999999999998">
            <text:p>−4.933</text:p>
          </table:table-cell>
          <table:table-cell table:style-name="ACE-0" table:formula="of:=[.S96]-[.W96]*([.R$2]-[.R$3])" office:value-type="float" office:value="-3.8550000000000004">
            <text:p>−3.8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0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30">
            <text:p>533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97]-[.F97]*[.R$2]" office:value-type="float" office:value="-9.4600000000000009">
            <text:p>−9.5</text:p>
          </table:table-cell>
          <table:table-cell table:style-name="ACE-4" table:formula="of:=SQRT(([.Y97]-[.M97])^2+[.T97]^2)" office:value-type="float" office:value="1.2631706139710503">
            <text:p>1.3</text:p>
          </table:table-cell>
          <table:table-cell table:style-name="ACE-4" table:formula="of:=SQRT(([.M97]-[.X97])^2+[.U97]^2)" office:value-type="float" office:value="1.324037763811893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7]+[.G97]*2" office:value-type="float" office:value="5660">
            <text:p>5660</text:p>
          </table:table-cell>
          <table:table-cell table:style-name="ACE-0" table:formula="of:=[.F97]-[.G97]*2" office:value-type="float" office:value="5000">
            <text:p>5000</text:p>
          </table:table-cell>
          <table:table-cell table:style-name="ACE-0" table:formula="of:=[.S97]-[.V97]*([.R$2]+[.R$3])" office:value-type="float" office:value="-10.686">
            <text:p>−10.686</text:p>
          </table:table-cell>
          <table:table-cell table:style-name="ACE-0" table:formula="of:=[.S97]-[.W97]*([.R$2]-[.R$3])" office:value-type="float" office:value="-8.3000000000000007">
            <text:p>−8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35">
            <text:p>503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8]-[.F98]*[.R$2]" office:value-type="float" office:value="-7.5700000000000003">
            <text:p>−7.6</text:p>
          </table:table-cell>
          <table:table-cell table:style-name="ACE-4" table:formula="of:=SQRT(([.Y98]-[.M98])^2+[.T98]^2)" office:value-type="float" office:value="1.236135207006094">
            <text:p>1.2</text:p>
          </table:table-cell>
          <table:table-cell table:style-name="ACE-4" table:formula="of:=SQRT(([.M98]-[.X98])^2+[.U98]^2)" office:value-type="float" office:value="1.2967699294786244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8]+[.G98]*2" office:value-type="float" office:value="5365">
            <text:p>5365</text:p>
          </table:table-cell>
          <table:table-cell table:style-name="ACE-0" table:formula="of:=[.F98]-[.G98]*2" office:value-type="float" office:value="4705">
            <text:p>4705</text:p>
          </table:table-cell>
          <table:table-cell table:style-name="ACE-0" table:formula="of:=[.S98]-[.V98]*([.R$2]+[.R$3])" office:value-type="float" office:value="-8.7664999999999988">
            <text:p>−8.7665</text:p>
          </table:table-cell>
          <table:table-cell table:style-name="ACE-0" table:formula="of:=[.S98]-[.W98]*([.R$2]-[.R$3])" office:value-type="float" office:value="-6.4395000000000007">
            <text:p>−6.439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35">
            <text:p>513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99]-[.F99]*[.R$2]" office:value-type="float" office:value="-8.8699999999999992">
            <text:p>−8.9</text:p>
          </table:table-cell>
          <table:table-cell table:style-name="ACE-4" table:formula="of:=SQRT(([.Y99]-[.M99])^2+[.T99]^2)" office:value-type="float" office:value="1.2279097075925405">
            <text:p>1.2</text:p>
          </table:table-cell>
          <table:table-cell table:style-name="ACE-4" table:formula="of:=SQRT(([.M99]-[.X99])^2+[.U99]^2)" office:value-type="float" office:value="1.2866274713373713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9]+[.G99]*2" office:value-type="float" office:value="5455">
            <text:p>5455</text:p>
          </table:table-cell>
          <table:table-cell table:style-name="ACE-0" table:formula="of:=[.F99]-[.G99]*2" office:value-type="float" office:value="4815">
            <text:p>4815</text:p>
          </table:table-cell>
          <table:table-cell table:style-name="ACE-0" table:formula="of:=[.S99]-[.V99]*([.R$2]+[.R$3])" office:value-type="float" office:value="-10.055499999999999">
            <text:p>−10.055</text:p>
          </table:table-cell>
          <table:table-cell table:style-name="ACE-0" table:formula="of:=[.S99]-[.W99]*([.R$2]-[.R$3])" office:value-type="float" office:value="-7.7484999999999999">
            <text:p>−7.748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90">
            <text:p>43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0]-[.F100]*[.R$2]" office:value-type="float" office:value="-3.879999999999999">
            <text:p>−3.9</text:p>
          </table:table-cell>
          <table:table-cell table:style-name="ACE-4" table:formula="of:=SQRT(([.Y100]-[.M100])^2+[.T100]^2)" office:value-type="float" office:value="1.1260910265160622">
            <text:p>1.1</text:p>
          </table:table-cell>
          <table:table-cell table:style-name="ACE-4" table:formula="of:=SQRT(([.M100]-[.X100])^2+[.U100]^2)" office:value-type="float" office:value="1.1801529561883077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0]+[.G100]*2" office:value-type="float" office:value="4690">
            <text:p>4690</text:p>
          </table:table-cell>
          <table:table-cell table:style-name="ACE-0" table:formula="of:=[.F100]-[.G100]*2" office:value-type="float" office:value="4090">
            <text:p>4090</text:p>
          </table:table-cell>
          <table:table-cell table:style-name="ACE-0" table:formula="of:=[.S100]-[.V100]*([.R$2]+[.R$3])" office:value-type="float" office:value="-4.9489999999999998">
            <text:p>−4.949</text:p>
          </table:table-cell>
          <table:table-cell table:style-name="ACE-0" table:formula="of:=[.S100]-[.W100]*([.R$2]-[.R$3])" office:value-type="float" office:value="-2.8709999999999996">
            <text:p>−2.87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740">
            <text:p>2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1]-[.F101]*[.R$2]" office:value-type="float" office:value="-3.5800000000000005">
            <text:p>−3.6</text:p>
          </table:table-cell>
          <table:table-cell table:style-name="ACE-4" table:formula="of:=SQRT(([.Y101]-[.M101])^2+[.T101]^2)" office:value-type="float" office:value="0.82323508185693905">
            <text:p>0.8</text:p>
          </table:table-cell>
          <table:table-cell table:style-name="ACE-4" table:formula="of:=SQRT(([.M101]-[.X101])^2+[.U101]^2)" office:value-type="float" office:value="1.3862308610040386">
            <text:p>1.4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01]+[.G101]*2" office:value-type="float" office:value="2940">
            <text:p>2940</text:p>
          </table:table-cell>
          <table:table-cell table:style-name="ACE-0" table:formula="of:=[.F101]-[.G101]*2" office:value-type="float" office:value="2540">
            <text:p>2540</text:p>
          </table:table-cell>
          <table:table-cell table:style-name="ACE-0" table:formula="of:=[.S101]-[.V101]*([.R$2]+[.R$3])" office:value-type="float" office:value="-4.2739999999999991">
            <text:p>−4.274</text:p>
          </table:table-cell>
          <table:table-cell table:style-name="ACE-0" table:formula="of:=[.S101]-[.W101]*([.R$2]-[.R$3])" office:value-type="float" office:value="-2.9259999999999997">
            <text:p>−2.92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2]-[.F102]*[.R$2]" office:value-type="float" office:value="-4.3300000000000001">
            <text:p>−4.3</text:p>
          </table:table-cell>
          <table:table-cell table:style-name="ACE-4" table:formula="of:=SQRT(([.Y102]-[.M102])^2+[.T102]^2)" office:value-type="float" office:value="0.81610354735168289">
            <text:p>0.8</text:p>
          </table:table-cell>
          <table:table-cell table:style-name="ACE-4" table:formula="of:=SQRT(([.M102]-[.X102])^2+[.U102]^2)" office:value-type="float" office:value="0.83840861159699465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3.25">
            <text:p>3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2]+[.G102]*2" office:value-type="float" office:value="3930">
            <text:p>3930</text:p>
          </table:table-cell>
          <table:table-cell table:style-name="ACE-0" table:formula="of:=[.F102]-[.G102]*2" office:value-type="float" office:value="3650">
            <text:p>3650</text:p>
          </table:table-cell>
          <table:table-cell table:style-name="ACE-0" table:formula="of:=[.S102]-[.V102]*([.R$2]+[.R$3])" office:value-type="float" office:value="-5.0030000000000001">
            <text:p>−5.003</text:p>
          </table:table-cell>
          <table:table-cell table:style-name="ACE-0" table:formula="of:=[.S102]-[.W102]*([.R$2]-[.R$3])" office:value-type="float" office:value="-3.6849999999999996">
            <text:p>−3.68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50">
            <text:p>3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3]-[.F103]*[.R$2]" office:value-type="float" office:value="-4.8499999999999996">
            <text:p>−4.8</text:p>
          </table:table-cell>
          <table:table-cell table:style-name="ACE-4" table:formula="of:=SQRT(([.Y103]-[.M103])^2+[.T103]^2)" office:value-type="float" office:value="0.80508446761815011">
            <text:p>0.8</text:p>
          </table:table-cell>
          <table:table-cell table:style-name="ACE-4" table:formula="of:=SQRT(([.M103]-[.X103])^2+[.U103]^2)" office:value-type="float" office:value="0.8272127900365176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3]+[.G103]*2" office:value-type="float" office:value="3790">
            <text:p>3790</text:p>
          </table:table-cell>
          <table:table-cell table:style-name="ACE-0" table:formula="of:=[.F103]-[.G103]*2" office:value-type="float" office:value="3510">
            <text:p>3510</text:p>
          </table:table-cell>
          <table:table-cell table:style-name="ACE-0" table:formula="of:=[.S103]-[.V103]*([.R$2]+[.R$3])" office:value-type="float" office:value="-5.5089999999999995">
            <text:p>−5.509</text:p>
          </table:table-cell>
          <table:table-cell table:style-name="ACE-0" table:formula="of:=[.S103]-[.W103]*([.R$2]-[.R$3])" office:value-type="float" office:value="-4.2189999999999994">
            <text:p>−4.21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90">
            <text:p>3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4]-[.F104]*[.R$2]" office:value-type="float" office:value="-4.3800000000000008">
            <text:p>−4.4</text:p>
          </table:table-cell>
          <table:table-cell table:style-name="ACE-4" table:formula="of:=SQRT(([.Y104]-[.M104])^2+[.T104]^2)" office:value-type="float" office:value="0.76349787164078031">
            <text:p>0.8</text:p>
          </table:table-cell>
          <table:table-cell table:style-name="ACE-4" table:formula="of:=SQRT(([.M104]-[.X104])^2+[.U104]^2)" office:value-type="float" office:value="0.78179345098305786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4]+[.G104]*2" office:value-type="float" office:value="3610">
            <text:p>3610</text:p>
          </table:table-cell>
          <table:table-cell table:style-name="ACE-0" table:formula="of:=[.F104]-[.G104]*2" office:value-type="float" office:value="3370">
            <text:p>3370</text:p>
          </table:table-cell>
          <table:table-cell table:style-name="ACE-0" table:formula="of:=[.S104]-[.V104]*([.R$2]+[.R$3])" office:value-type="float" office:value="-4.9809999999999999">
            <text:p>−4.981</text:p>
          </table:table-cell>
          <table:table-cell table:style-name="ACE-0" table:formula="of:=[.S104]-[.W104]*([.R$2]-[.R$3])" office:value-type="float" office:value="-3.8029999999999995">
            <text:p>−3.80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400">
            <text:p>34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5]-[.F105]*[.R$2]" office:value-type="float" office:value="-4.1500000000000004">
            <text:p>−4.2</text:p>
          </table:table-cell>
          <table:table-cell table:style-name="ACE-4" table:formula="of:=SQRT(([.Y105]-[.M105])^2+[.T105]^2)" office:value-type="float" office:value="0.78564368513977145">
            <text:p>0.8</text:p>
          </table:table-cell>
          <table:table-cell table:style-name="ACE-4" table:formula="of:=SQRT(([.M105]-[.X105])^2+[.U105]^2)" office:value-type="float" office:value="0.80743792331051567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499999999999999">
            <text:p>2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5]+[.G105]*2" office:value-type="float" office:value="3540">
            <text:p>3540</text:p>
          </table:table-cell>
          <table:table-cell table:style-name="ACE-0" table:formula="of:=[.F105]-[.G105]*2" office:value-type="float" office:value="3260">
            <text:p>3260</text:p>
          </table:table-cell>
          <table:table-cell table:style-name="ACE-0" table:formula="of:=[.S105]-[.V105]*([.R$2]+[.R$3])" office:value-type="float" office:value="-4.7839999999999989">
            <text:p>−4.784</text:p>
          </table:table-cell>
          <table:table-cell table:style-name="ACE-0" table:formula="of:=[.S105]-[.W105]*([.R$2]-[.R$3])" office:value-type="float" office:value="-3.544">
            <text:p>−3.54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360">
            <text:p>3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6]-[.F106]*[.R$2]" office:value-type="float" office:value="-4.6199999999999992">
            <text:p>−4.6</text:p>
          </table:table-cell>
          <table:table-cell table:style-name="ACE-4" table:formula="of:=SQRT(([.Y106]-[.M106])^2+[.T106]^2)" office:value-type="float" office:value="0.72572446562038939">
            <text:p>0.7</text:p>
          </table:table-cell>
          <table:table-cell table:style-name="ACE-4" table:formula="of:=SQRT(([.M106]-[.X106])^2+[.U106]^2)" office:value-type="float" office:value="0.74034856655497039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6]+[.G106]*2" office:value-type="float" office:value="3460">
            <text:p>3460</text:p>
          </table:table-cell>
          <table:table-cell table:style-name="ACE-0" table:formula="of:=[.F106]-[.G106]*2" office:value-type="float" office:value="3260">
            <text:p>3260</text:p>
          </table:table-cell>
          <table:table-cell table:style-name="ACE-0" table:formula="of:=[.S106]-[.V106]*([.R$2]+[.R$3])" office:value-type="float" office:value="-5.1659999999999986">
            <text:p>−5.166</text:p>
          </table:table-cell>
          <table:table-cell table:style-name="ACE-0" table:formula="of:=[.S106]-[.W106]*([.R$2]-[.R$3])" office:value-type="float" office:value="-4.0939999999999994">
            <text:p>−4.0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190">
            <text:p>31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7]-[.F107]*[.R$2]" office:value-type="float" office:value="-4.8300000000000001">
            <text:p>−4.8</text:p>
          </table:table-cell>
          <table:table-cell table:style-name="ACE-4" table:formula="of:=SQRT(([.Y107]-[.M107])^2+[.T107]^2)" office:value-type="float" office:value="0.7410863647376057">
            <text:p>0.7</text:p>
          </table:table-cell>
          <table:table-cell table:style-name="ACE-4" table:formula="of:=SQRT(([.M107]-[.X107])^2+[.U107]^2)" office:value-type="float" office:value="0.75897364908144194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55">
            <text:p>1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7]+[.G107]*2" office:value-type="float" office:value="3310">
            <text:p>3310</text:p>
          </table:table-cell>
          <table:table-cell table:style-name="ACE-0" table:formula="of:=[.F107]-[.G107]*2" office:value-type="float" office:value="3070">
            <text:p>3070</text:p>
          </table:table-cell>
          <table:table-cell table:style-name="ACE-0" table:formula="of:=[.S107]-[.V107]*([.R$2]+[.R$3])" office:value-type="float" office:value="-5.4009999999999998">
            <text:p>−5.401</text:p>
          </table:table-cell>
          <table:table-cell table:style-name="ACE-0" table:formula="of:=[.S107]-[.W107]*([.R$2]-[.R$3])" office:value-type="float" office:value="-4.2830000000000004">
            <text:p>−4.28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410">
            <text:p>2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8]-[.F108]*[.R$2]" office:value-type="float" office:value="-3.3700000000000001">
            <text:p>−3.4</text:p>
          </table:table-cell>
          <table:table-cell table:style-name="ACE-4" table:formula="of:=SQRT(([.Y108]-[.M108])^2+[.T108]^2)" office:value-type="float" office:value="0.66012195842889521">
            <text:p>0.7</text:p>
          </table:table-cell>
          <table:table-cell table:style-name="ACE-4" table:formula="of:=SQRT(([.M108]-[.X108])^2+[.U108]^2)" office:value-type="float" office:value="0.67335057733694692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45">
            <text:p>1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8]+[.G108]*2" office:value-type="float" office:value="2510">
            <text:p>2510</text:p>
          </table:table-cell>
          <table:table-cell table:style-name="ACE-0" table:formula="of:=[.F108]-[.G108]*2" office:value-type="float" office:value="2310">
            <text:p>2310</text:p>
          </table:table-cell>
          <table:table-cell table:style-name="ACE-0" table:formula="of:=[.S108]-[.V108]*([.R$2]+[.R$3])" office:value-type="float" office:value="-3.8209999999999997">
            <text:p>−3.821</text:p>
          </table:table-cell>
          <table:table-cell table:style-name="ACE-0" table:formula="of:=[.S108]-[.W108]*([.R$2]-[.R$3])" office:value-type="float" office:value="-2.9390000000000001">
            <text:p>−2.93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30">
            <text:p>39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09]-[.F109]*[.R$2]" office:value-type="float" office:value="-2.8600000000000003">
            <text:p>−2.9</text:p>
          </table:table-cell>
          <table:table-cell table:style-name="ACE-4" table:formula="of:=SQRT(([.Y109]-[.M109])^2+[.T109]^2)" office:value-type="float" office:value="1.0017105370315322">
            <text:p>1.0</text:p>
          </table:table-cell>
          <table:table-cell table:style-name="ACE-4" table:formula="of:=SQRT(([.M109]-[.X109])^2+[.U109]^2)" office:value-type="float" office:value="1.0453343962579615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9]+[.G109]*2" office:value-type="float" office:value="4180">
            <text:p>4180</text:p>
          </table:table-cell>
          <table:table-cell table:style-name="ACE-0" table:formula="of:=[.F109]-[.G109]*2" office:value-type="float" office:value="3680">
            <text:p>3680</text:p>
          </table:table-cell>
          <table:table-cell table:style-name="ACE-0" table:formula="of:=[.S109]-[.V109]*([.R$2]+[.R$3])" office:value-type="float" office:value="-3.7779999999999987">
            <text:p>−3.778</text:p>
          </table:table-cell>
          <table:table-cell table:style-name="ACE-0" table:formula="of:=[.S109]-[.W109]*([.R$2]-[.R$3])" office:value-type="float" office:value="-1.992">
            <text:p>−1.9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20">
            <text:p>3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0]-[.F110]*[.R$2]" office:value-type="float" office:value="-4.1400000000000006">
            <text:p>−4.1</text:p>
          </table:table-cell>
          <table:table-cell table:style-name="ACE-4" table:formula="of:=SQRT(([.Y110]-[.M110])^2+[.T110]^2)" office:value-type="float" office:value="0.90305260090428896">
            <text:p>0.9</text:p>
          </table:table-cell>
          <table:table-cell table:style-name="ACE-4" table:formula="of:=SQRT(([.M110]-[.X110])^2+[.U110]^2)" office:value-type="float" office:value="0.93662372380801795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2999999999999998">
            <text:p>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0]+[.G110]*2" office:value-type="float" office:value="3920">
            <text:p>3920</text:p>
          </table:table-cell>
          <table:table-cell table:style-name="ACE-0" table:formula="of:=[.F110]-[.G110]*2" office:value-type="float" office:value="3520">
            <text:p>3520</text:p>
          </table:table-cell>
          <table:table-cell table:style-name="ACE-0" table:formula="of:=[.S110]-[.V110]*([.R$2]+[.R$3])" office:value-type="float" office:value="-4.9319999999999995">
            <text:p>−4.932</text:p>
          </table:table-cell>
          <table:table-cell table:style-name="ACE-0" table:formula="of:=[.S110]-[.W110]*([.R$2]-[.R$3])" office:value-type="float" office:value="-3.3879999999999999">
            <text:p>−3.3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10">
            <text:p>3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1]-[.F111]*[.R$2]" office:value-type="float" office:value="-2.5200000000000005">
            <text:p>−2.5</text:p>
          </table:table-cell>
          <table:table-cell table:style-name="ACE-4" table:formula="of:=SQRT(([.Y111]-[.M111])^2+[.T111]^2)" office:value-type="float" office:value="1.0043112067481876">
            <text:p>1.0</text:p>
          </table:table-cell>
          <table:table-cell table:style-name="ACE-4" table:formula="of:=SQRT(([.M111]-[.X111])^2+[.U111]^2)" office:value-type="float" office:value="1.0567691327816111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1]+[.G111]*2" office:value-type="float" office:value="3310">
            <text:p>3310</text:p>
          </table:table-cell>
          <table:table-cell table:style-name="ACE-0" table:formula="of:=[.F111]-[.G111]*2" office:value-type="float" office:value="2710">
            <text:p>2710</text:p>
          </table:table-cell>
          <table:table-cell table:style-name="ACE-0" table:formula="of:=[.S111]-[.V111]*([.R$2]+[.R$3])" office:value-type="float" office:value="-3.4509999999999996">
            <text:p>−3.451</text:p>
          </table:table-cell>
          <table:table-cell table:style-name="ACE-0" table:formula="of:=[.S111]-[.W111]*([.R$2]-[.R$3])" office:value-type="float" office:value="-1.649">
            <text:p>−1.64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300">
            <text:p>2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2]-[.F112]*[.R$2]" office:value-type="float" office:value="-3.0000000000000004">
            <text:p>−3.0</text:p>
          </table:table-cell>
          <table:table-cell table:style-name="ACE-4" table:formula="of:=SQRT(([.Y112]-[.M112])^2+[.T112]^2)" office:value-type="float" office:value="0.75972626649340025">
            <text:p>0.8</text:p>
          </table:table-cell>
          <table:table-cell table:style-name="ACE-4" table:formula="of:=SQRT(([.M112]-[.X112])^2+[.U112]^2)" office:value-type="float" office:value="0.78718739827311668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2]+[.G112]*2" office:value-type="float" office:value="2480">
            <text:p>2480</text:p>
          </table:table-cell>
          <table:table-cell table:style-name="ACE-0" table:formula="of:=[.F112]-[.G112]*2" office:value-type="float" office:value="2120">
            <text:p>2120</text:p>
          </table:table-cell>
          <table:table-cell table:style-name="ACE-0" table:formula="of:=[.S112]-[.V112]*([.R$2]+[.R$3])" office:value-type="float" office:value="-3.6079999999999992">
            <text:p>−3.608</text:p>
          </table:table-cell>
          <table:table-cell table:style-name="ACE-0" table:formula="of:=[.S112]-[.W112]*([.R$2]-[.R$3])" office:value-type="float" office:value="-2.4279999999999995">
            <text:p>−2.42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10">
            <text:p>66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3]-[.F113]*[.R$2]" office:value-type="float" office:value="-4.7200000000000006">
            <text:p>−4.7</text:p>
          </table:table-cell>
          <table:table-cell table:style-name="ACE-4" table:formula="of:=SQRT(([.Y113]-[.M113])^2+[.T113]^2)" office:value-type="float" office:value="1.4171365495251336">
            <text:p>1.4</text:p>
          </table:table-cell>
          <table:table-cell table:style-name="ACE-4" table:formula="of:=SQRT(([.M113]-[.X113])^2+[.U113]^2)" office:value-type="float" office:value="1.4828405173854662">
            <text:p>1.5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3]+[.G113]*2" office:value-type="float" office:value="6960">
            <text:p>6960</text:p>
          </table:table-cell>
          <table:table-cell table:style-name="ACE-0" table:formula="of:=[.F113]-[.G113]*2" office:value-type="float" office:value="6260">
            <text:p>6260</text:p>
          </table:table-cell>
          <table:table-cell table:style-name="ACE-0" table:formula="of:=[.S113]-[.V113]*([.R$2]+[.R$3])" office:value-type="float" office:value="-6.1159999999999997">
            <text:p>−6.116</text:p>
          </table:table-cell>
          <table:table-cell table:style-name="ACE-0" table:formula="of:=[.S113]-[.W113]*([.R$2]-[.R$3])" office:value-type="float" office:value="-3.3940000000000001">
            <text:p>−3.3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780">
            <text:p>578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4]-[.F114]*[.R$2]" office:value-type="float" office:value="-5.7600000000000007">
            <text:p>−5.8</text:p>
          </table:table-cell>
          <table:table-cell table:style-name="ACE-4" table:formula="of:=SQRT(([.Y114]-[.M114])^2+[.T114]^2)" office:value-type="float" office:value="1.4105888841189704">
            <text:p>1.4</text:p>
          </table:table-cell>
          <table:table-cell table:style-name="ACE-4" table:formula="of:=SQRT(([.M114]-[.X114])^2+[.U114]^2)" office:value-type="float" office:value="1.483781992072958">
            <text:p>1.5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4]+[.G114]*2" office:value-type="float" office:value="6170">
            <text:p>6170</text:p>
          </table:table-cell>
          <table:table-cell table:style-name="ACE-0" table:formula="of:=[.F114]-[.G114]*2" office:value-type="float" office:value="5390">
            <text:p>5390</text:p>
          </table:table-cell>
          <table:table-cell table:style-name="ACE-0" table:formula="of:=[.S114]-[.V114]*([.R$2]+[.R$3])" office:value-type="float" office:value="-7.1569999999999991">
            <text:p>−7.157</text:p>
          </table:table-cell>
          <table:table-cell table:style-name="ACE-0" table:formula="of:=[.S114]-[.W114]*([.R$2]-[.R$3])" office:value-type="float" office:value="-4.4409999999999998">
            <text:p>−4.44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150">
            <text:p>5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5]-[.F115]*[.R$2]" office:value-type="float" office:value="-5.3000000000000007">
            <text:p>−5.3</text:p>
          </table:table-cell>
          <table:table-cell table:style-name="ACE-4" table:formula="of:=SQRT(([.Y115]-[.M115])^2+[.T115]^2)" office:value-type="float" office:value="1.1260910265160631">
            <text:p>1.1</text:p>
          </table:table-cell>
          <table:table-cell table:style-name="ACE-4" table:formula="of:=SQRT(([.M115]-[.X115])^2+[.U115]^2)" office:value-type="float" office:value="1.1729113350974132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5]+[.G115]*2" office:value-type="float" office:value="5410">
            <text:p>5410</text:p>
          </table:table-cell>
          <table:table-cell table:style-name="ACE-0" table:formula="of:=[.F115]-[.G115]*2" office:value-type="float" office:value="4890">
            <text:p>4890</text:p>
          </table:table-cell>
          <table:table-cell table:style-name="ACE-0" table:formula="of:=[.S115]-[.V115]*([.R$2]+[.R$3])" office:value-type="float" office:value="-6.3609999999999989">
            <text:p>−6.361</text:p>
          </table:table-cell>
          <table:table-cell table:style-name="ACE-0" table:formula="of:=[.S115]-[.W115]*([.R$2]-[.R$3])" office:value-type="float" office:value="-4.2910000000000004">
            <text:p>−4.29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20">
            <text:p>5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6]-[.F116]*[.R$2]" office:value-type="float" office:value="-4.2400000000000011">
            <text:p>−4.2</text:p>
          </table:table-cell>
          <table:table-cell table:style-name="ACE-4" table:formula="of:=SQRT(([.Y116]-[.M116])^2+[.T116]^2)" office:value-type="float" office:value="1.0806312969741347">
            <text:p>1.1</text:p>
          </table:table-cell>
          <table:table-cell table:style-name="ACE-4" table:formula="of:=SQRT(([.M116]-[.X116])^2+[.U116]^2)" office:value-type="float" office:value="1.1234037564473411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6]+[.G116]*2" office:value-type="float" office:value="5260">
            <text:p>5260</text:p>
          </table:table-cell>
          <table:table-cell table:style-name="ACE-0" table:formula="of:=[.F116]-[.G116]*2" office:value-type="float" office:value="4780">
            <text:p>4780</text:p>
          </table:table-cell>
          <table:table-cell table:style-name="ACE-0" table:formula="of:=[.S116]-[.V116]*([.R$2]+[.R$3])" office:value-type="float" office:value="-5.2459999999999996">
            <text:p>−5.246</text:p>
          </table:table-cell>
          <table:table-cell table:style-name="ACE-0" table:formula="of:=[.S116]-[.W116]*([.R$2]-[.R$3])" office:value-type="float" office:value="-3.2820000000000009">
            <text:p>−3.2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40">
            <text:p>38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7]-[.F117]*[.R$2]" office:value-type="float" office:value="-1.8799999999999999">
            <text:p>−1.9</text:p>
          </table:table-cell>
          <table:table-cell table:style-name="ACE-4" table:formula="of:=SQRT(([.Y117]-[.M117])^2+[.T117]^2)" office:value-type="float" office:value="0.88151914329752368">
            <text:p>0.9</text:p>
          </table:table-cell>
          <table:table-cell table:style-name="ACE-4" table:formula="of:=SQRT(([.M117]-[.X117])^2+[.U117]^2)" office:value-type="float" office:value="0.91139673029916046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7]+[.G117]*2" office:value-type="float" office:value="4020">
            <text:p>4020</text:p>
          </table:table-cell>
          <table:table-cell table:style-name="ACE-0" table:formula="of:=[.F117]-[.G117]*2" office:value-type="float" office:value="3660">
            <text:p>3660</text:p>
          </table:table-cell>
          <table:table-cell table:style-name="ACE-0" table:formula="of:=[.S117]-[.V117]*([.R$2]+[.R$3])" office:value-type="float" office:value="-2.6420000000000003">
            <text:p>−2.642</text:p>
          </table:table-cell>
          <table:table-cell table:style-name="ACE-0" table:formula="of:=[.S117]-[.W117]*([.R$2]-[.R$3])" office:value-type="float" office:value="-1.1539999999999999">
            <text:p>−1.15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20">
            <text:p>35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8]-[.F118]*[.R$2]" office:value-type="float" office:value="-1.2400000000000002">
            <text:p>−1.2</text:p>
          </table:table-cell>
          <table:table-cell table:style-name="ACE-4" table:formula="of:=SQRT(([.Y118]-[.M118])^2+[.T118]^2)" office:value-type="float" office:value="0.95019155963416124">
            <text:p>1.0</text:p>
          </table:table-cell>
          <table:table-cell table:style-name="ACE-4" table:formula="of:=SQRT(([.M118]-[.X118])^2+[.U118]^2)" office:value-type="float" office:value="0.99133041918423936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8]+[.G118]*2" office:value-type="float" office:value="3760">
            <text:p>3760</text:p>
          </table:table-cell>
          <table:table-cell table:style-name="ACE-0" table:formula="of:=[.F118]-[.G118]*2" office:value-type="float" office:value="3280">
            <text:p>3280</text:p>
          </table:table-cell>
          <table:table-cell table:style-name="ACE-0" table:formula="of:=[.S118]-[.V118]*([.R$2]+[.R$3])" office:value-type="float" office:value="-2.0960000000000001">
            <text:p>−2.096</text:p>
          </table:table-cell>
          <table:table-cell table:style-name="ACE-0" table:formula="of:=[.S118]-[.W118]*([.R$2]-[.R$3])" office:value-type="float" office:value="-0.43200000000000038">
            <text:p>−0.43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40">
            <text:p>6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19]-[.F119]*[.R$2]" office:value-type="float" office:value="-12.880000000000001">
            <text:p>−12.9</text:p>
          </table:table-cell>
          <table:table-cell table:style-name="ACE-4" table:formula="of:=SQRT(([.Y119]-[.M119])^2+[.T119]^2)" office:value-type="float" office:value="1.3769854755951507">
            <text:p>1.4</text:p>
          </table:table-cell>
          <table:table-cell table:style-name="ACE-4" table:formula="of:=SQRT(([.M119]-[.X119])^2+[.U119]^2)" office:value-type="float" office:value="1.4349303118967127">
            <text:p>1.4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9]+[.G119]*2" office:value-type="float" office:value="7250">
            <text:p>7250</text:p>
          </table:table-cell>
          <table:table-cell table:style-name="ACE-0" table:formula="of:=[.F119]-[.G119]*2" office:value-type="float" office:value="6630">
            <text:p>6630</text:p>
          </table:table-cell>
          <table:table-cell table:style-name="ACE-0" table:formula="of:=[.S119]-[.V119]*([.R$2]+[.R$3])" office:value-type="float" office:value="-14.225">
            <text:p>−14.225</text:p>
          </table:table-cell>
          <table:table-cell table:style-name="ACE-0" table:formula="of:=[.S119]-[.W119]*([.R$2]-[.R$3])" office:value-type="float" office:value="-11.597">
            <text:p>−11.59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80">
            <text:p>4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0]-[.F120]*[.R$2]" office:value-type="float" office:value="-7.4599999999999991">
            <text:p>−7.5</text:p>
          </table:table-cell>
          <table:table-cell table:style-name="ACE-4" table:formula="of:=SQRT(([.Y120]-[.M120])^2+[.T120]^2)" office:value-type="float" office:value="0.95189285111298005">
            <text:p>1.0</text:p>
          </table:table-cell>
          <table:table-cell table:style-name="ACE-4" table:formula="of:=SQRT(([.M120]-[.X120])^2+[.U120]^2)" office:value-type="float" office:value="0.98270850204931071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0]+[.G120]*2" office:value-type="float" office:value="4860">
            <text:p>4860</text:p>
          </table:table-cell>
          <table:table-cell table:style-name="ACE-0" table:formula="of:=[.F120]-[.G120]*2" office:value-type="float" office:value="4500">
            <text:p>4500</text:p>
          </table:table-cell>
          <table:table-cell table:style-name="ACE-0" table:formula="of:=[.S120]-[.V120]*([.R$2]+[.R$3])" office:value-type="float" office:value="-8.3059999999999992">
            <text:p>−8.306</text:p>
          </table:table-cell>
          <table:table-cell table:style-name="ACE-0" table:formula="of:=[.S120]-[.W120]*([.R$2]-[.R$3])" office:value-type="float" office:value="-6.6500000000000004">
            <text:p>−6.6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270">
            <text:p>3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1]-[.F121]*[.R$2]" office:value-type="float" office:value="-4.6400000000000006">
            <text:p>−4.6</text:p>
          </table:table-cell>
          <table:table-cell table:style-name="ACE-4" table:formula="of:=SQRT(([.Y121]-[.M121])^2+[.T121]^2)" office:value-type="float" office:value="0.86593821950529493">
            <text:p>0.9</text:p>
          </table:table-cell>
          <table:table-cell table:style-name="ACE-4" table:formula="of:=SQRT(([.M121]-[.X121])^2+[.U121]^2)" office:value-type="float" office:value="0.8988932083401231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1]+[.G121]*2" office:value-type="float" office:value="3470">
            <text:p>3470</text:p>
          </table:table-cell>
          <table:table-cell table:style-name="ACE-0" table:formula="of:=[.F121]-[.G121]*2" office:value-type="float" office:value="3070">
            <text:p>3070</text:p>
          </table:table-cell>
          <table:table-cell table:style-name="ACE-0" table:formula="of:=[.S121]-[.V121]*([.R$2]+[.R$3])" office:value-type="float" office:value="-5.3870000000000005">
            <text:p>−5.387</text:p>
          </table:table-cell>
          <table:table-cell table:style-name="ACE-0" table:formula="of:=[.S121]-[.W121]*([.R$2]-[.R$3])" office:value-type="float" office:value="-3.9330000000000003">
            <text:p>−3.93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460">
            <text:p>2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2]-[.F122]*[.R$2]" office:value-type="float" office:value="-3.3199999999999998">
            <text:p>−3.3</text:p>
          </table:table-cell>
          <table:table-cell table:style-name="ACE-4" table:formula="of:=SQRT(([.Y122]-[.M122])^2+[.T122]^2)" office:value-type="float" office:value="0.74330343736592508">
            <text:p>0.7</text:p>
          </table:table-cell>
          <table:table-cell table:style-name="ACE-4" table:formula="of:=SQRT(([.M122]-[.X122])^2+[.U122]^2)" office:value-type="float" office:value="0.76728351995856126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2]+[.G122]*2" office:value-type="float" office:value="2620">
            <text:p>2620</text:p>
          </table:table-cell>
          <table:table-cell table:style-name="ACE-0" table:formula="of:=[.F122]-[.G122]*2" office:value-type="float" office:value="2300">
            <text:p>2300</text:p>
          </table:table-cell>
          <table:table-cell table:style-name="ACE-0" table:formula="of:=[.S122]-[.V122]*([.R$2]+[.R$3])" office:value-type="float" office:value="-3.9019999999999997">
            <text:p>−3.902</text:p>
          </table:table-cell>
          <table:table-cell table:style-name="ACE-0" table:formula="of:=[.S122]-[.W122]*([.R$2]-[.R$3])" office:value-type="float" office:value="-2.77">
            <text:p>−2.7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630">
            <text:p>66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3]-[.F123]*[.R$2]" office:value-type="float" office:value="-7.2599999999999998">
            <text:p>−7.3</text:p>
          </table:table-cell>
          <table:table-cell table:style-name="ACE-4" table:formula="of:=SQRT(([.Y123]-[.M123])^2+[.T123]^2)" office:value-type="float" office:value="1.3481483597883437">
            <text:p>1.3</text:p>
          </table:table-cell>
          <table:table-cell table:style-name="ACE-4" table:formula="of:=SQRT(([.M123]-[.X123])^2+[.U123]^2)" office:value-type="float" office:value="1.7794931862752383">
            <text:p>1.8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23]+[.G123]*2" office:value-type="float" office:value="6940">
            <text:p>6940</text:p>
          </table:table-cell>
          <table:table-cell table:style-name="ACE-0" table:formula="of:=[.F123]-[.G123]*2" office:value-type="float" office:value="6320">
            <text:p>6320</text:p>
          </table:table-cell>
          <table:table-cell table:style-name="ACE-0" table:formula="of:=[.S123]-[.V123]*([.R$2]+[.R$3])" office:value-type="float" office:value="-8.5739999999999998">
            <text:p>−8.574</text:p>
          </table:table-cell>
          <table:table-cell table:style-name="ACE-0" table:formula="of:=[.S123]-[.W123]*([.R$2]-[.R$3])" office:value-type="float" office:value="-6.0079999999999991">
            <text:p>−6.00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15">
            <text:p>64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4]-[.F124]*[.R$2]" office:value-type="float" office:value="-7.5300000000000002">
            <text:p>−7.5</text:p>
          </table:table-cell>
          <table:table-cell table:style-name="ACE-4" table:formula="of:=SQRT(([.Y124]-[.M124])^2+[.T124]^2)" office:value-type="float" office:value="1.4344616586022785">
            <text:p>1.4</text:p>
          </table:table-cell>
          <table:table-cell table:style-name="ACE-4" table:formula="of:=SQRT(([.M124]-[.X124])^2+[.U124]^2)" office:value-type="float" office:value="1.5040419708239519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5.2999999999999998">
            <text:p>5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4]+[.G124]*2" office:value-type="float" office:value="6785">
            <text:p>6785</text:p>
          </table:table-cell>
          <table:table-cell table:style-name="ACE-0" table:formula="of:=[.F124]-[.G124]*2" office:value-type="float" office:value="6045">
            <text:p>6045</text:p>
          </table:table-cell>
          <table:table-cell table:style-name="ACE-0" table:formula="of:=[.S124]-[.V124]*([.R$2]+[.R$3])" office:value-type="float" office:value="-8.9484999999999992">
            <text:p>−8.9485</text:p>
          </table:table-cell>
          <table:table-cell table:style-name="ACE-0" table:formula="of:=[.S124]-[.W124]*([.R$2]-[.R$3])" office:value-type="float" office:value="-6.1855000000000002">
            <text:p>−6.18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70">
            <text:p>6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5]-[.F125]*[.R$2]" office:value-type="float" office:value="-3.7400000000000002">
            <text:p>−3.7</text:p>
          </table:table-cell>
          <table:table-cell table:style-name="ACE-4" table:formula="of:=SQRT(([.Y125]-[.M125])^2+[.T125]^2)" office:value-type="float" office:value="1.4480611174947002">
            <text:p>1.4</text:p>
          </table:table-cell>
          <table:table-cell table:style-name="ACE-4" table:formula="of:=SQRT(([.M125]-[.X125])^2+[.U125]^2)" office:value-type="float" office:value="1.5196134376873602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5]+[.G125]*2" office:value-type="float" office:value="6750">
            <text:p>6750</text:p>
          </table:table-cell>
          <table:table-cell table:style-name="ACE-0" table:formula="of:=[.F125]-[.G125]*2" office:value-type="float" office:value="5990">
            <text:p>5990</text:p>
          </table:table-cell>
          <table:table-cell table:style-name="ACE-0" table:formula="of:=[.S125]-[.V125]*([.R$2]+[.R$3])" office:value-type="float" office:value="-5.1749999999999989">
            <text:p>−5.175</text:p>
          </table:table-cell>
          <table:table-cell table:style-name="ACE-0" table:formula="of:=[.S125]-[.W125]*([.R$2]-[.R$3])" office:value-type="float" office:value="-2.3810000000000002">
            <text:p>−2.38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00">
            <text:p>61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6]-[.F126]*[.R$2]" office:value-type="float" office:value="-5.2000000000000011">
            <text:p>−5.2</text:p>
          </table:table-cell>
          <table:table-cell table:style-name="ACE-4" table:formula="of:=SQRT(([.Y126]-[.M126])^2+[.T126]^2)" office:value-type="float" office:value="1.3872404261698839">
            <text:p>1.4</text:p>
          </table:table-cell>
          <table:table-cell table:style-name="ACE-4" table:formula="of:=SQRT(([.M126]-[.X126])^2+[.U126]^2)" office:value-type="float" office:value="1.4546325996621945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6]+[.G126]*2" office:value-type="float" office:value="6460">
            <text:p>6460</text:p>
          </table:table-cell>
          <table:table-cell table:style-name="ACE-0" table:formula="of:=[.F126]-[.G126]*2" office:value-type="float" office:value="5740">
            <text:p>5740</text:p>
          </table:table-cell>
          <table:table-cell table:style-name="ACE-0" table:formula="of:=[.S126]-[.V126]*([.R$2]+[.R$3])" office:value-type="float" office:value="-6.5659999999999989">
            <text:p>−6.566</text:p>
          </table:table-cell>
          <table:table-cell table:style-name="ACE-0" table:formula="of:=[.S126]-[.W126]*([.R$2]-[.R$3])" office:value-type="float" office:value="-3.9060000000000006">
            <text:p>−3.9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65">
            <text:p>60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humil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7]-[.F127]*[.R$2]" office:value-type="float" office:value="-3.9300000000000015">
            <text:p>−3.9</text:p>
          </table:table-cell>
          <table:table-cell table:style-name="ACE-4" table:formula="of:=SQRT(([.Y127]-[.M127])^2+[.T127]^2)" office:value-type="float" office:value="1.3662767838179801">
            <text:p>1.4</text:p>
          </table:table-cell>
          <table:table-cell table:style-name="ACE-4" table:formula="of:=SQRT(([.M127]-[.X127])^2+[.U127]^2)" office:value-type="float" office:value="1.4316501842279752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8.1999999999999993">
            <text:p>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7]+[.G127]*2" office:value-type="float" office:value="6415">
            <text:p>6415</text:p>
          </table:table-cell>
          <table:table-cell table:style-name="ACE-0" table:formula="of:=[.F127]-[.G127]*2" office:value-type="float" office:value="5715">
            <text:p>5715</text:p>
          </table:table-cell>
          <table:table-cell table:style-name="ACE-0" table:formula="of:=[.S127]-[.V127]*([.R$2]+[.R$3])" office:value-type="float" office:value="-5.2714999999999996">
            <text:p>−5.2715</text:p>
          </table:table-cell>
          <table:table-cell table:style-name="ACE-0" table:formula="of:=[.S127]-[.W127]*([.R$2]-[.R$3])" office:value-type="float" office:value="-2.6585000000000001">
            <text:p>−2.658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005">
            <text:p>600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8]-[.F128]*[.R$2]" office:value-type="float" office:value="-7.1099999999999994">
            <text:p>−7.1</text:p>
          </table:table-cell>
          <table:table-cell table:style-name="ACE-4" table:formula="of:=SQRT(([.Y128]-[.M128])^2+[.T128]^2)" office:value-type="float" office:value="1.3606947673890712">
            <text:p>1.4</text:p>
          </table:table-cell>
          <table:table-cell table:style-name="ACE-4" table:formula="of:=SQRT(([.M128]-[.X128])^2+[.U128]^2)" office:value-type="float" office:value="1.4260295403672389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8]+[.G128]*2" office:value-type="float" office:value="6355">
            <text:p>6355</text:p>
          </table:table-cell>
          <table:table-cell table:style-name="ACE-0" table:formula="of:=[.F128]-[.G128]*2" office:value-type="float" office:value="5655">
            <text:p>5655</text:p>
          </table:table-cell>
          <table:table-cell table:style-name="ACE-0" table:formula="of:=[.S128]-[.V128]*([.R$2]+[.R$3])" office:value-type="float" office:value="-8.4454999999999991">
            <text:p>−8.4455</text:p>
          </table:table-cell>
          <table:table-cell table:style-name="ACE-0" table:formula="of:=[.S128]-[.W128]*([.R$2]-[.R$3])" office:value-type="float" office:value="-5.8445">
            <text:p>−5.844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60">
            <text:p>50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29]-[.F129]*[.R$2]" office:value-type="float" office:value="-5.8200000000000012">
            <text:p>−5.8</text:p>
          </table:table-cell>
          <table:table-cell table:style-name="ACE-4" table:formula="of:=SQRT(([.Y129]-[.M129])^2+[.T129]^2)" office:value-type="float" office:value="1.2210634709137775">
            <text:p>1.2</text:p>
          </table:table-cell>
          <table:table-cell table:style-name="ACE-4" table:formula="of:=SQRT(([.M129]-[.X129])^2+[.U129]^2)" office:value-type="float" office:value="1.2797202819366418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2999999999999998">
            <text:p>4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9]+[.G129]*2" office:value-type="float" office:value="5380">
            <text:p>5380</text:p>
          </table:table-cell>
          <table:table-cell table:style-name="ACE-0" table:formula="of:=[.F129]-[.G129]*2" office:value-type="float" office:value="4740">
            <text:p>4740</text:p>
          </table:table-cell>
          <table:table-cell table:style-name="ACE-0" table:formula="of:=[.S129]-[.V129]*([.R$2]+[.R$3])" office:value-type="float" office:value="-6.9980000000000002">
            <text:p>−6.998</text:p>
          </table:table-cell>
          <table:table-cell table:style-name="ACE-0" table:formula="of:=[.S129]-[.W129]*([.R$2]-[.R$3])" office:value-type="float" office:value="-4.7060000000000004">
            <text:p>−4.7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85">
            <text:p>458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0]-[.F130]*[.R$2]" office:value-type="float" office:value="-4.6699999999999999">
            <text:p>−4.7</text:p>
          </table:table-cell>
          <table:table-cell table:style-name="ACE-4" table:formula="of:=SQRT(([.Y130]-[.M130])^2+[.T130]^2)" office:value-type="float" office:value="1.1607136813185235">
            <text:p>1.2</text:p>
          </table:table-cell>
          <table:table-cell table:style-name="ACE-4" table:formula="of:=SQRT(([.M130]-[.X130])^2+[.U130]^2)" office:value-type="float" office:value="1.2169594282473009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5">
            <text:p>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0]+[.G130]*2" office:value-type="float" office:value="4895">
            <text:p>4895</text:p>
          </table:table-cell>
          <table:table-cell table:style-name="ACE-0" table:formula="of:=[.F130]-[.G130]*2" office:value-type="float" office:value="4275">
            <text:p>4275</text:p>
          </table:table-cell>
          <table:table-cell table:style-name="ACE-0" table:formula="of:=[.S130]-[.V130]*([.R$2]+[.R$3])" office:value-type="float" office:value="-5.7794999999999987">
            <text:p>−5.7795</text:p>
          </table:table-cell>
          <table:table-cell table:style-name="ACE-0" table:formula="of:=[.S130]-[.W130]*([.R$2]-[.R$3])" office:value-type="float" office:value="-3.6225000000000005">
            <text:p>−3.622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1]-[.F131]*[.R$2]" office:value-type="float" office:value="-3.1600000000000001">
            <text:p>−3.2</text:p>
          </table:table-cell>
          <table:table-cell table:style-name="ACE-4" table:formula="of:=SQRT(([.Y131]-[.M131])^2+[.T131]^2)" office:value-type="float" office:value="1.055888251663025">
            <text:p>1.1</text:p>
          </table:table-cell>
          <table:table-cell table:style-name="ACE-4" table:formula="of:=SQRT(([.M131]-[.X131])^2+[.U131]^2)" office:value-type="float" office:value="1.1055297372753026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7999999999999998">
            <text:p>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1]+[.G131]*2" office:value-type="float" office:value="4260">
            <text:p>4260</text:p>
          </table:table-cell>
          <table:table-cell table:style-name="ACE-0" table:formula="of:=[.F131]-[.G131]*2" office:value-type="float" office:value="3700">
            <text:p>3700</text:p>
          </table:table-cell>
          <table:table-cell table:style-name="ACE-0" table:formula="of:=[.S131]-[.V131]*([.R$2]+[.R$3])" office:value-type="float" office:value="-4.1459999999999999">
            <text:p>−4.146</text:p>
          </table:table-cell>
          <table:table-cell table:style-name="ACE-0" table:formula="of:=[.S131]-[.W131]*([.R$2]-[.R$3])" office:value-type="float" office:value="-2.2300000000000004">
            <text:p>−2.2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780">
            <text:p>3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2]-[.F132]*[.R$2]" office:value-type="float" office:value="-4.9600000000000009">
            <text:p>−5.0</text:p>
          </table:table-cell>
          <table:table-cell table:style-name="ACE-4" table:formula="of:=SQRT(([.Y132]-[.M132])^2+[.T132]^2)" office:value-type="float" office:value="1.0383159442096612">
            <text:p>1.0</text:p>
          </table:table-cell>
          <table:table-cell table:style-name="ACE-4" table:formula="of:=SQRT(([.M132]-[.X132])^2+[.U132]^2)" office:value-type="float" office:value="1.0877297458468249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2]+[.G132]*2" office:value-type="float" office:value="4060">
            <text:p>4060</text:p>
          </table:table-cell>
          <table:table-cell table:style-name="ACE-0" table:formula="of:=[.F132]-[.G132]*2" office:value-type="float" office:value="3500">
            <text:p>3500</text:p>
          </table:table-cell>
          <table:table-cell table:style-name="ACE-0" table:formula="of:=[.S132]-[.V132]*([.R$2]+[.R$3])" office:value-type="float" office:value="-5.9260000000000002">
            <text:p>−5.926</text:p>
          </table:table-cell>
          <table:table-cell table:style-name="ACE-0" table:formula="of:=[.S132]-[.W132]*([.R$2]-[.R$3])" office:value-type="float" office:value="-4.0500000000000007">
            <text:p>−4.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90">
            <text:p>36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3]-[.F133]*[.R$2]" office:value-type="float" office:value="-7.1299999999999999">
            <text:p>−7.1</text:p>
          </table:table-cell>
          <table:table-cell table:style-name="ACE-4" table:formula="of:=SQRT(([.Y133]-[.M133])^2+[.T133]^2)" office:value-type="float" office:value="1.0304372858160751">
            <text:p>1.0</text:p>
          </table:table-cell>
          <table:table-cell table:style-name="ACE-4" table:formula="of:=SQRT(([.M133]-[.X133])^2+[.U133]^2)" office:value-type="float" office:value="1.0797448772742566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3]+[.G133]*2" office:value-type="float" office:value="3970">
            <text:p>3970</text:p>
          </table:table-cell>
          <table:table-cell table:style-name="ACE-0" table:formula="of:=[.F133]-[.G133]*2" office:value-type="float" office:value="3410">
            <text:p>3410</text:p>
          </table:table-cell>
          <table:table-cell table:style-name="ACE-0" table:formula="of:=[.S133]-[.V133]*([.R$2]+[.R$3])" office:value-type="float" office:value="-8.0869999999999997">
            <text:p>−8.087</text:p>
          </table:table-cell>
          <table:table-cell table:style-name="ACE-0" table:formula="of:=[.S133]-[.W133]*([.R$2]-[.R$3])" office:value-type="float" office:value="-6.2290000000000001">
            <text:p>−6.22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210">
            <text:p>2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4]-[.F134]*[.R$2]" office:value-type="float" office:value="-3.9199999999999999">
            <text:p>−3.9</text:p>
          </table:table-cell>
          <table:table-cell table:style-name="ACE-4" table:formula="of:=SQRT(([.Y134]-[.M134])^2+[.T134]^2)" office:value-type="float" office:value="0.84162283714262409">
            <text:p>0.8</text:p>
          </table:table-cell>
          <table:table-cell table:style-name="ACE-4" table:formula="of:=SQRT(([.M134]-[.X134])^2+[.U134]^2)" office:value-type="float" office:value="0.88069574769042658">
            <text:p>0.9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4]+[.G134]*2" office:value-type="float" office:value="2450">
            <text:p>2450</text:p>
          </table:table-cell>
          <table:table-cell table:style-name="ACE-0" table:formula="of:=[.F134]-[.G134]*2" office:value-type="float" office:value="1970">
            <text:p>1970</text:p>
          </table:table-cell>
          <table:table-cell table:style-name="ACE-0" table:formula="of:=[.S134]-[.V134]*([.R$2]+[.R$3])" office:value-type="float" office:value="-4.6449999999999996">
            <text:p>−4.645</text:p>
          </table:table-cell>
          <table:table-cell table:style-name="ACE-0" table:formula="of:=[.S134]-[.W134]*([.R$2]-[.R$3])" office:value-type="float" office:value="-3.2429999999999999">
            <text:p>−3.24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700">
            <text:p>17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5]-[.F135]*[.R$2]" office:value-type="float" office:value="-2">
            <text:p>−2.0</text:p>
          </table:table-cell>
          <table:table-cell table:style-name="ACE-4" table:formula="of:=SQRT(([.Y135]-[.M135])^2+[.T135]^2)" office:value-type="float" office:value="0.78641528469378041">
            <text:p>0.8</text:p>
          </table:table-cell>
          <table:table-cell table:style-name="ACE-4" table:formula="of:=SQRT(([.M135]-[.X135])^2+[.U135]^2)" office:value-type="float" office:value="0.82244087933419263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5]+[.G135]*2" office:value-type="float" office:value="1930">
            <text:p>1930</text:p>
          </table:table-cell>
          <table:table-cell table:style-name="ACE-0" table:formula="of:=[.F135]-[.G135]*2" office:value-type="float" office:value="1470">
            <text:p>1470</text:p>
          </table:table-cell>
          <table:table-cell table:style-name="ACE-0" table:formula="of:=[.S135]-[.V135]*([.R$2]+[.R$3])" office:value-type="float" office:value="-2.653">
            <text:p>−2.653</text:p>
          </table:table-cell>
          <table:table-cell table:style-name="ACE-0" table:formula="of:=[.S135]-[.W135]*([.R$2]-[.R$3])" office:value-type="float" office:value="-1.3930000000000002">
            <text:p>−1.39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550">
            <text:p>1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6]-[.F136]*[.R$2]" office:value-type="float" office:value="-2.4000000000000004">
            <text:p>−2.4</text:p>
          </table:table-cell>
          <table:table-cell table:style-name="ACE-4" table:formula="of:=SQRT(([.Y136]-[.M136])^2+[.T136]^2)" office:value-type="float" office:value="0.76047945402883843">
            <text:p>0.8</text:p>
          </table:table-cell>
          <table:table-cell table:style-name="ACE-4" table:formula="of:=SQRT(([.M136]-[.X136])^2+[.U136]^2)" office:value-type="float" office:value="0.79415930391830014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6]+[.G136]*2" office:value-type="float" office:value="1770">
            <text:p>1770</text:p>
          </table:table-cell>
          <table:table-cell table:style-name="ACE-0" table:formula="of:=[.F136]-[.G136]*2" office:value-type="float" office:value="1330">
            <text:p>1330</text:p>
          </table:table-cell>
          <table:table-cell table:style-name="ACE-0" table:formula="of:=[.S136]-[.V136]*([.R$2]+[.R$3])" office:value-type="float" office:value="-3.0169999999999995">
            <text:p>−3.017</text:p>
          </table:table-cell>
          <table:table-cell table:style-name="ACE-0" table:formula="of:=[.S136]-[.W136]*([.R$2]-[.R$3])" office:value-type="float" office:value="-1.8270000000000002">
            <text:p>−1.82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4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70">
            <text:p>50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7]-[.F137]*[.R$2]" office:value-type="float" office:value="-6.2400000000000002">
            <text:p>−6.2</text:p>
          </table:table-cell>
          <table:table-cell table:style-name="ACE-4" table:formula="of:=SQRT(([.Y137]-[.M137])^2+[.T137]^2)" office:value-type="float" office:value="1.1530485679276476">
            <text:p>1.2</text:p>
          </table:table-cell>
          <table:table-cell table:style-name="ACE-4" table:formula="of:=SQRT(([.M137]-[.X137])^2+[.U137]^2)" office:value-type="float" office:value="1.2037545430859222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7]+[.G137]*2" office:value-type="float" office:value="5350">
            <text:p>5350</text:p>
          </table:table-cell>
          <table:table-cell table:style-name="ACE-0" table:formula="of:=[.F137]-[.G137]*2" office:value-type="float" office:value="4790">
            <text:p>4790</text:p>
          </table:table-cell>
          <table:table-cell table:style-name="ACE-0" table:formula="of:=[.S137]-[.V137]*([.R$2]+[.R$3])" office:value-type="float" office:value="-7.3349999999999991">
            <text:p>−7.335</text:p>
          </table:table-cell>
          <table:table-cell table:style-name="ACE-0" table:formula="of:=[.S137]-[.W137]*([.R$2]-[.R$3])" office:value-type="float" office:value="-5.2010000000000005">
            <text:p>−5.20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00">
            <text:p>3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8]-[.F138]*[.R$2]" office:value-type="float" office:value="-4">
            <text:p>−4.0</text:p>
          </table:table-cell>
          <table:table-cell table:style-name="ACE-4" table:formula="of:=SQRT(([.Y138]-[.M138])^2+[.T138]^2)" office:value-type="float" office:value="0.91641911808953425">
            <text:p>0.9</text:p>
          </table:table-cell>
          <table:table-cell table:style-name="ACE-4" table:formula="of:=SQRT(([.M138]-[.X138])^2+[.U138]^2)" office:value-type="float" office:value="0.95359530200184972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8]+[.G138]*2" office:value-type="float" office:value="3720">
            <text:p>3720</text:p>
          </table:table-cell>
          <table:table-cell table:style-name="ACE-0" table:formula="of:=[.F138]-[.G138]*2" office:value-type="float" office:value="3280">
            <text:p>3280</text:p>
          </table:table-cell>
          <table:table-cell table:style-name="ACE-0" table:formula="of:=[.S138]-[.V138]*([.R$2]+[.R$3])" office:value-type="float" office:value="-4.8119999999999994">
            <text:p>−4.812</text:p>
          </table:table-cell>
          <table:table-cell table:style-name="ACE-0" table:formula="of:=[.S138]-[.W138]*([.R$2]-[.R$3])" office:value-type="float" office:value="-3.2320000000000002">
            <text:p>−3.23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406">
            <text:p>740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hyacinth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39]-[.F139]*[.R$2]" office:value-type="float" office:value="-8.5120000000000005">
            <text:p>−8.5</text:p>
          </table:table-cell>
          <table:table-cell table:style-name="ACE-4" table:formula="of:=SQRT(([.Y139]-[.M139])^2+[.T139]^2)" office:value-type="float" office:value="0.96988966382779795">
            <text:p>1.0</text:p>
          </table:table-cell>
          <table:table-cell table:style-name="ACE-4" table:formula="of:=SQRT(([.M139]-[.X139])^2+[.U139]^2)" office:value-type="float" office:value="0.99385852111857398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6.2999999999999998">
            <text:p>6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39]+[.G139]*2" office:value-type="float" office:value="7526">
            <text:p>7526</text:p>
          </table:table-cell>
          <table:table-cell table:style-name="ACE-0" table:formula="of:=[.F139]-[.G139]*2" office:value-type="float" office:value="7286">
            <text:p>7286</text:p>
          </table:table-cell>
          <table:table-cell table:style-name="ACE-0" table:formula="of:=[.S139]-[.V139]*([.R$2]+[.R$3])" office:value-type="float" office:value="-9.5045999999999999">
            <text:p>−9.5046</text:p>
          </table:table-cell>
          <table:table-cell table:style-name="ACE-0" table:formula="of:=[.S139]-[.W139]*([.R$2]-[.R$3])" office:value-type="float" office:value="-7.543400000000001">
            <text:p>−7.54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977">
            <text:p>697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0]-[.F140]*[.R$2]" office:value-type="float" office:value="-5.6140000000000008">
            <text:p>−5.6</text:p>
          </table:table-cell>
          <table:table-cell table:style-name="ACE-4" table:formula="of:=SQRT(([.Y140]-[.M140])^2+[.T140]^2)" office:value-type="float" office:value="0.9649962124278012">
            <text:p>1.0</text:p>
          </table:table-cell>
          <table:table-cell table:style-name="ACE-4" table:formula="of:=SQRT(([.M140]-[.X140])^2+[.U140]^2)" office:value-type="float" office:value="0.99295966181914763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3399999999999999">
            <text:p>8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0]+[.G140]*2" office:value-type="float" office:value="7117">
            <text:p>7117</text:p>
          </table:table-cell>
          <table:table-cell table:style-name="ACE-0" table:formula="of:=[.F140]-[.G140]*2" office:value-type="float" office:value="6837">
            <text:p>6837</text:p>
          </table:table-cell>
          <table:table-cell table:style-name="ACE-0" table:formula="of:=[.S140]-[.V140]*([.R$2]+[.R$3])" office:value-type="float" office:value="-6.6056999999999988">
            <text:p>−6.6057</text:p>
          </table:table-cell>
          <table:table-cell table:style-name="ACE-0" table:formula="of:=[.S140]-[.W140]*([.R$2]-[.R$3])" office:value-type="float" office:value="-4.6502999999999997">
            <text:p>−4.650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63">
            <text:p>566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1]-[.F141]*[.R$2]" office:value-type="float" office:value="-3.2060000000000013">
            <text:p>−3.2</text:p>
          </table:table-cell>
          <table:table-cell table:style-name="ACE-4" table:formula="of:=SQRT(([.Y141]-[.M141])^2+[.T141]^2)" office:value-type="float" office:value="0.79587215681917123">
            <text:p>0.8</text:p>
          </table:table-cell>
          <table:table-cell table:style-name="ACE-4" table:formula="of:=SQRT(([.M141]-[.X141])^2+[.U141]^2)" office:value-type="float" office:value="0.8198261340064722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1199999999999992">
            <text:p>8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1]+[.G141]*2" office:value-type="float" office:value="5783">
            <text:p>5783</text:p>
          </table:table-cell>
          <table:table-cell table:style-name="ACE-0" table:formula="of:=[.F141]-[.G141]*2" office:value-type="float" office:value="5543">
            <text:p>5543</text:p>
          </table:table-cell>
          <table:table-cell table:style-name="ACE-0" table:formula="of:=[.S141]-[.V141]*([.R$2]+[.R$3])" office:value-type="float" office:value="-4.0243000000000002">
            <text:p>−4.0243</text:p>
          </table:table-cell>
          <table:table-cell table:style-name="ACE-0" table:formula="of:=[.S141]-[.W141]*([.R$2]-[.R$3])" office:value-type="float" office:value="-2.4117000000000015">
            <text:p>−2.411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590">
            <text:p>5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2]-[.F142]*[.R$2]" office:value-type="float" office:value="-1.8100000000000005">
            <text:p>−1.8</text:p>
          </table:table-cell>
          <table:table-cell table:style-name="ACE-4" table:formula="of:=SQRT(([.Y142]-[.M142])^2+[.T142]^2)" office:value-type="float" office:value="0.82651376274082622">
            <text:p>0.8</text:p>
          </table:table-cell>
          <table:table-cell table:style-name="ACE-4" table:formula="of:=SQRT(([.M142]-[.X142])^2+[.U142]^2)" office:value-type="float" office:value="0.8544641595760466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9.3699999999999992">
            <text:p>9.3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2]+[.G142]*2" office:value-type="float" office:value="5730">
            <text:p>5730</text:p>
          </table:table-cell>
          <table:table-cell table:style-name="ACE-0" table:formula="of:=[.F142]-[.G142]*2" office:value-type="float" office:value="5450">
            <text:p>5450</text:p>
          </table:table-cell>
          <table:table-cell table:style-name="ACE-0" table:formula="of:=[.S142]-[.V142]*([.R$2]+[.R$3])" office:value-type="float" office:value="-2.6630000000000003">
            <text:p>−2.663</text:p>
          </table:table-cell>
          <table:table-cell table:style-name="ACE-0" table:formula="of:=[.S142]-[.W142]*([.R$2]-[.R$3])" office:value-type="float" office:value="-0.98500000000000121">
            <text:p>−0.98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30">
            <text:p>3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3]-[.F143]*[.R$2]" office:value-type="float" office:value="-2.8600000000000003">
            <text:p>−2.9</text:p>
          </table:table-cell>
          <table:table-cell table:style-name="ACE-4" table:formula="of:=SQRT(([.Y143]-[.M143])^2+[.T143]^2)" office:value-type="float" office:value="0.88894600510942201">
            <text:p>0.9</text:p>
          </table:table-cell>
          <table:table-cell table:style-name="ACE-4" table:formula="of:=SQRT(([.M143]-[.X143])^2+[.U143]^2)" office:value-type="float" office:value="0.91893470932379084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3]+[.G143]*2" office:value-type="float" office:value="4110">
            <text:p>4110</text:p>
          </table:table-cell>
          <table:table-cell table:style-name="ACE-0" table:formula="of:=[.F143]-[.G143]*2" office:value-type="float" office:value="3750">
            <text:p>3750</text:p>
          </table:table-cell>
          <table:table-cell table:style-name="ACE-0" table:formula="of:=[.S143]-[.V143]*([.R$2]+[.R$3])" office:value-type="float" office:value="-3.6310000000000002">
            <text:p>−3.631</text:p>
          </table:table-cell>
          <table:table-cell table:style-name="ACE-0" table:formula="of:=[.S143]-[.W143]*([.R$2]-[.R$3])" office:value-type="float" office:value="-2.125">
            <text:p>−2.12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670">
            <text:p>3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4]-[.F144]*[.R$2]" office:value-type="float" office:value="-2.3399999999999999">
            <text:p>−2.3</text:p>
          </table:table-cell>
          <table:table-cell table:style-name="ACE-4" table:formula="of:=SQRT(([.Y144]-[.M144])^2+[.T144]^2)" office:value-type="float" office:value="0.86757189903776821">
            <text:p>0.9</text:p>
          </table:table-cell>
          <table:table-cell table:style-name="ACE-4" table:formula="of:=SQRT(([.M144]-[.X144])^2+[.U144]^2)" office:value-type="float" office:value="0.89723185409346617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4]+[.G144]*2" office:value-type="float" office:value="3850">
            <text:p>3850</text:p>
          </table:table-cell>
          <table:table-cell table:style-name="ACE-0" table:formula="of:=[.F144]-[.G144]*2" office:value-type="float" office:value="3490">
            <text:p>3490</text:p>
          </table:table-cell>
          <table:table-cell table:style-name="ACE-0" table:formula="of:=[.S144]-[.V144]*([.R$2]+[.R$3])" office:value-type="float" office:value="-3.0849999999999991">
            <text:p>−3.085</text:p>
          </table:table-cell>
          <table:table-cell table:style-name="ACE-0" table:formula="of:=[.S144]-[.W144]*([.R$2]-[.R$3])" office:value-type="float" office:value="-1.6310000000000002">
            <text:p>−1.63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60">
            <text:p>3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5]-[.F145]*[.R$2]" office:value-type="float" office:value="-4.0199999999999996">
            <text:p>−4.0</text:p>
          </table:table-cell>
          <table:table-cell table:style-name="ACE-4" table:formula="of:=SQRT(([.Y145]-[.M145])^2+[.T145]^2)" office:value-type="float" office:value="0.85860584670732354">
            <text:p>0.9</text:p>
          </table:table-cell>
          <table:table-cell table:style-name="ACE-4" table:formula="of:=SQRT(([.M145]-[.X145])^2+[.U145]^2)" office:value-type="float" office:value="0.88811936134733604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1000000000000001">
            <text:p>3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5]+[.G145]*2" office:value-type="float" office:value="3740">
            <text:p>3740</text:p>
          </table:table-cell>
          <table:table-cell table:style-name="ACE-0" table:formula="of:=[.F145]-[.G145]*2" office:value-type="float" office:value="3380">
            <text:p>3380</text:p>
          </table:table-cell>
          <table:table-cell table:style-name="ACE-0" table:formula="of:=[.S145]-[.V145]*([.R$2]+[.R$3])" office:value-type="float" office:value="-4.7539999999999996">
            <text:p>−4.754</text:p>
          </table:table-cell>
          <table:table-cell table:style-name="ACE-0" table:formula="of:=[.S145]-[.W145]*([.R$2]-[.R$3])" office:value-type="float" office:value="-3.3219999999999996">
            <text:p>−3.3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520">
            <text:p>3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6]-[.F146]*[.R$2]" office:value-type="float" office:value="-4.04">
            <text:p>−4.0</text:p>
          </table:table-cell>
          <table:table-cell table:style-name="ACE-4" table:formula="of:=SQRT(([.Y146]-[.M146])^2+[.T146]^2)" office:value-type="float" office:value="0.84001488082057196">
            <text:p>0.8</text:p>
          </table:table-cell>
          <table:table-cell table:style-name="ACE-4" table:formula="of:=SQRT(([.M146]-[.X146])^2+[.U146]^2)" office:value-type="float" office:value="0.86757189903776821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6]+[.G146]*2" office:value-type="float" office:value="3690">
            <text:p>3690</text:p>
          </table:table-cell>
          <table:table-cell table:style-name="ACE-0" table:formula="of:=[.F146]-[.G146]*2" office:value-type="float" office:value="3350">
            <text:p>3350</text:p>
          </table:table-cell>
          <table:table-cell table:style-name="ACE-0" table:formula="of:=[.S146]-[.V146]*([.R$2]+[.R$3])" office:value-type="float" office:value="-4.7489999999999997">
            <text:p>−4.749</text:p>
          </table:table-cell>
          <table:table-cell table:style-name="ACE-0" table:formula="of:=[.S146]-[.W146]*([.R$2]-[.R$3])" office:value-type="float" office:value="-3.3650000000000002">
            <text:p>−3.36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870">
            <text:p>2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7]-[.F147]*[.R$2]" office:value-type="float" office:value="-4.7400000000000002">
            <text:p>−4.7</text:p>
          </table:table-cell>
          <table:table-cell table:style-name="ACE-4" table:formula="of:=SQRT(([.Y147]-[.M147])^2+[.T147]^2)" office:value-type="float" office:value="0.77413241761342111">
            <text:p>0.8</text:p>
          </table:table-cell>
          <table:table-cell table:style-name="ACE-4" table:formula="of:=SQRT(([.M147]-[.X147])^2+[.U147]^2)" office:value-type="float" office:value="0.79882976909977454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7]+[.G147]*2" office:value-type="float" office:value="3030">
            <text:p>3030</text:p>
          </table:table-cell>
          <table:table-cell table:style-name="ACE-0" table:formula="of:=[.F147]-[.G147]*2" office:value-type="float" office:value="2710">
            <text:p>2710</text:p>
          </table:table-cell>
          <table:table-cell table:style-name="ACE-0" table:formula="of:=[.S147]-[.V147]*([.R$2]+[.R$3])" office:value-type="float" office:value="-5.3629999999999995">
            <text:p>−5.363</text:p>
          </table:table-cell>
          <table:table-cell table:style-name="ACE-0" table:formula="of:=[.S147]-[.W147]*([.R$2]-[.R$3])" office:value-type="float" office:value="-4.149">
            <text:p>−4.14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8]-[.F148]*[.R$2]" office:value-type="float" office:value="-3.4199999999999999">
            <text:p>−3.4</text:p>
          </table:table-cell>
          <table:table-cell table:style-name="ACE-4" table:formula="of:=SQRT(([.Y148]-[.M148])^2+[.T148]^2)" office:value-type="float" office:value="0.71779175252993788">
            <text:p>0.7</text:p>
          </table:table-cell>
          <table:table-cell table:style-name="ACE-4" table:formula="of:=SQRT(([.M148]-[.X148])^2+[.U148]^2)" office:value-type="float" office:value="0.7410863647376057">
            <text:p>0.7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8]+[.G148]*2" office:value-type="float" office:value="2270">
            <text:p>2270</text:p>
          </table:table-cell>
          <table:table-cell table:style-name="ACE-0" table:formula="of:=[.F148]-[.G148]*2" office:value-type="float" office:value="1950">
            <text:p>1950</text:p>
          </table:table-cell>
          <table:table-cell table:style-name="ACE-0" table:formula="of:=[.S148]-[.V148]*([.R$2]+[.R$3])" office:value-type="float" office:value="-3.9669999999999996">
            <text:p>−3.967</text:p>
          </table:table-cell>
          <table:table-cell table:style-name="ACE-0" table:formula="of:=[.S148]-[.W148]*([.R$2]-[.R$3])" office:value-type="float" office:value="-2.9050000000000002">
            <text:p>−2.9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950">
            <text:p>39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49]-[.F149]*[.R$2]" office:value-type="float" office:value="-4.9000000000000004">
            <text:p>−4.9</text:p>
          </table:table-cell>
          <table:table-cell table:style-name="ACE-4" table:formula="of:=SQRT(([.Y149]-[.M149])^2+[.T149]^2)" office:value-type="float" office:value="1.0034440691936948">
            <text:p>1.0</text:p>
          </table:table-cell>
          <table:table-cell table:style-name="ACE-4" table:formula="of:=SQRT(([.M149]-[.X149])^2+[.U149]^2)" office:value-type="float" office:value="1.047091209016674">
            <text:p>1.0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9]+[.G149]*2" office:value-type="float" office:value="4200">
            <text:p>4200</text:p>
          </table:table-cell>
          <table:table-cell table:style-name="ACE-0" table:formula="of:=[.F149]-[.G149]*2" office:value-type="float" office:value="3700">
            <text:p>3700</text:p>
          </table:table-cell>
          <table:table-cell table:style-name="ACE-0" table:formula="of:=[.S149]-[.V149]*([.R$2]+[.R$3])" office:value-type="float" office:value="-5.8200000000000003">
            <text:p>−5.82</text:p>
          </table:table-cell>
          <table:table-cell table:style-name="ACE-0" table:formula="of:=[.S149]-[.W149]*([.R$2]-[.R$3])" office:value-type="float" office:value="-4.0300000000000002">
            <text:p>−4.0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4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16">
            <text:p>6416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0]-[.F150]*[.R$2]" office:value-type="float" office:value="-4.1020000000000003">
            <text:p>−4.1</text:p>
          </table:table-cell>
          <table:table-cell table:style-name="ACE-4" table:formula="of:=SQRT(([.Y150]-[.M150])^2+[.T150]^2)" office:value-type="float" office:value="0.91277048593827836">
            <text:p>0.9</text:p>
          </table:table-cell>
          <table:table-cell table:style-name="ACE-4" table:formula="of:=SQRT(([.M150]-[.X150])^2+[.U150]^2)" office:value-type="float" office:value="0.94112913035353263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7300000000000004">
            <text:p>8.7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0]+[.G150]*2" office:value-type="float" office:value="6558">
            <text:p>6558</text:p>
          </table:table-cell>
          <table:table-cell table:style-name="ACE-0" table:formula="of:=[.F150]-[.G150]*2" office:value-type="float" office:value="6274">
            <text:p>6274</text:p>
          </table:table-cell>
          <table:table-cell table:style-name="ACE-0" table:formula="of:=[.S150]-[.V150]*([.R$2]+[.R$3])" office:value-type="float" office:value="-5.0417999999999985">
            <text:p>−5.0418</text:p>
          </table:table-cell>
          <table:table-cell table:style-name="ACE-0" table:formula="of:=[.S150]-[.W150]*([.R$2]-[.R$3])" office:value-type="float" office:value="-3.1905999999999999">
            <text:p>−3.190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3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70">
            <text:p>62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1]-[.F151]*[.R$2]" office:value-type="float" office:value="-3.5600000000000005">
            <text:p>−3.6</text:p>
          </table:table-cell>
          <table:table-cell table:style-name="ACE-4" table:formula="of:=SQRT(([.Y151]-[.M151])^2+[.T151]^2)" office:value-type="float" office:value="0.85266725045588598">
            <text:p>0.9</text:p>
          </table:table-cell>
          <table:table-cell table:style-name="ACE-4" table:formula="of:=SQRT(([.M151]-[.X151])^2+[.U151]^2)" office:value-type="float" office:value="0.87622773295530743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9800000000000004">
            <text:p>8.9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1]+[.G151]*2" office:value-type="float" office:value="6388">
            <text:p>6388</text:p>
          </table:table-cell>
          <table:table-cell table:style-name="ACE-0" table:formula="of:=[.F151]-[.G151]*2" office:value-type="float" office:value="6152">
            <text:p>6152</text:p>
          </table:table-cell>
          <table:table-cell table:style-name="ACE-0" table:formula="of:=[.S151]-[.V151]*([.R$2]+[.R$3])" office:value-type="float" office:value="-4.4347999999999992">
            <text:p>−4.4348</text:p>
          </table:table-cell>
          <table:table-cell table:style-name="ACE-0" table:formula="of:=[.S151]-[.W151]*([.R$2]-[.R$3])" office:value-type="float" office:value="-2.7088000000000001">
            <text:p>−2.70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529">
            <text:p>652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2]-[.F152]*[.R$2]" office:value-type="float" office:value="-7.4479999999999995">
            <text:p>−7.4</text:p>
          </table:table-cell>
          <table:table-cell table:style-name="ACE-4" table:formula="of:=SQRT(([.Y152]-[.M152])^2+[.T152]^2)" office:value-type="float" office:value="0.87852399511908652">
            <text:p>0.9</text:p>
          </table:table-cell>
          <table:table-cell table:style-name="ACE-4" table:formula="of:=SQRT(([.M152]-[.X152])^2+[.U152]^2)" office:value-type="float" office:value="0.90208674194890814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5.6100000000000003">
            <text:p>5.6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2]+[.G152]*2" office:value-type="float" office:value="6647">
            <text:p>6647</text:p>
          </table:table-cell>
          <table:table-cell table:style-name="ACE-0" table:formula="of:=[.F152]-[.G152]*2" office:value-type="float" office:value="6411">
            <text:p>6411</text:p>
          </table:table-cell>
          <table:table-cell table:style-name="ACE-0" table:formula="of:=[.S152]-[.V152]*([.R$2]+[.R$3])" office:value-type="float" office:value="-8.3486999999999973">
            <text:p>−8.3487</text:p>
          </table:table-cell>
          <table:table-cell table:style-name="ACE-0" table:formula="of:=[.S152]-[.W152]*([.R$2]-[.R$3])" office:value-type="float" office:value="-6.5708999999999991">
            <text:p>−6.570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240">
            <text:p>62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3]-[.F153]*[.R$2]" office:value-type="float" office:value="-5.3600000000000003">
            <text:p>−5.4</text:p>
          </table:table-cell>
          <table:table-cell table:style-name="ACE-4" table:formula="of:=SQRT(([.Y153]-[.M153])^2+[.T153]^2)" office:value-type="float" office:value="0.85725937731820734">
            <text:p>0.9</text:p>
          </table:table-cell>
          <table:table-cell table:style-name="ACE-4" table:formula="of:=SQRT(([.M153]-[.X153])^2+[.U153]^2)" office:value-type="float" office:value="0.88161898799878247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7.1200000000000001">
            <text:p>7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3]+[.G153]*2" office:value-type="float" office:value="6362">
            <text:p>6362</text:p>
          </table:table-cell>
          <table:table-cell table:style-name="ACE-0" table:formula="of:=[.F153]-[.G153]*2" office:value-type="float" office:value="6118">
            <text:p>6118</text:p>
          </table:table-cell>
          <table:table-cell table:style-name="ACE-0" table:formula="of:=[.S153]-[.V153]*([.R$2]+[.R$3])" office:value-type="float" office:value="-6.2401999999999989">
            <text:p>−6.2402</text:p>
          </table:table-cell>
          <table:table-cell table:style-name="ACE-0" table:formula="of:=[.S153]-[.W153]*([.R$2]-[.R$3])" office:value-type="float" office:value="-4.5042">
            <text:p>−4.50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35">
            <text:p>56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4]-[.F154]*[.R$2]" office:value-type="float" office:value="-9.2699999999999996">
            <text:p>−9.3</text:p>
          </table:table-cell>
          <table:table-cell table:style-name="ACE-4" table:formula="of:=SQRT(([.Y154]-[.M154])^2+[.T154]^2)" office:value-type="float" office:value="1.1869508203796815">
            <text:p>1.2</text:p>
          </table:table-cell>
          <table:table-cell table:style-name="ACE-4" table:formula="of:=SQRT(([.M154]-[.X154])^2+[.U154]^2)" office:value-type="float" office:value="1.236135207006094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54]+[.G154]*2" office:value-type="float" office:value="5905">
            <text:p>5905</text:p>
          </table:table-cell>
          <table:table-cell table:style-name="ACE-0" table:formula="of:=[.F154]-[.G154]*2" office:value-type="float" office:value="5365">
            <text:p>5365</text:p>
          </table:table-cell>
          <table:table-cell table:style-name="ACE-0" table:formula="of:=[.S154]-[.V154]*([.R$2]+[.R$3])" office:value-type="float" office:value="-10.400499999999999">
            <text:p>−10.4</text:p>
          </table:table-cell>
          <table:table-cell table:style-name="ACE-0" table:formula="of:=[.S154]-[.W154]*([.R$2]-[.R$3])" office:value-type="float" office:value="-8.1935000000000002">
            <text:p>−8.193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92">
            <text:p>59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5]-[.F155]*[.R$2]" office:value-type="float" office:value="-9.7240000000000002">
            <text:p>−9.7</text:p>
          </table:table-cell>
          <table:table-cell table:style-name="ACE-4" table:formula="of:=SQRT(([.Y155]-[.M155])^2+[.T155]^2)" office:value-type="float" office:value="0.83629602414456039">
            <text:p>0.8</text:p>
          </table:table-cell>
          <table:table-cell table:style-name="ACE-4" table:formula="of:=SQRT(([.M155]-[.X155])^2+[.U155]^2)" office:value-type="float" office:value="0.86105293681631301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599999999999998">
            <text:p>2.2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5]+[.G155]*2" office:value-type="float" office:value="6116">
            <text:p>6116</text:p>
          </table:table-cell>
          <table:table-cell table:style-name="ACE-0" table:formula="of:=[.F155]-[.G155]*2" office:value-type="float" office:value="5868">
            <text:p>5868</text:p>
          </table:table-cell>
          <table:table-cell table:style-name="ACE-0" table:formula="of:=[.S155]-[.V155]*([.R$2]+[.R$3])" office:value-type="float" office:value="-10.583599999999999">
            <text:p>−10.584</text:p>
          </table:table-cell>
          <table:table-cell table:style-name="ACE-0" table:formula="of:=[.S155]-[.W155]*([.R$2]-[.R$3])" office:value-type="float" office:value="-8.8892000000000007">
            <text:p>−8.889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898">
            <text:p>589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6]-[.F156]*[.R$2]" office:value-type="float" office:value="-7.8759999999999994">
            <text:p>−7.9</text:p>
          </table:table-cell>
          <table:table-cell table:style-name="ACE-4" table:formula="of:=SQRT(([.Y156]-[.M156])^2+[.T156]^2)" office:value-type="float" office:value="0.85346587512331007">
            <text:p>0.9</text:p>
          </table:table-cell>
          <table:table-cell table:style-name="ACE-4" table:formula="of:=SQRT(([.M156]-[.X156])^2+[.U156]^2)" office:value-type="float" office:value="0.88101995437106861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9199999999999999">
            <text:p>3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6]+[.G156]*2" office:value-type="float" office:value="6036">
            <text:p>6036</text:p>
          </table:table-cell>
          <table:table-cell table:style-name="ACE-0" table:formula="of:=[.F156]-[.G156]*2" office:value-type="float" office:value="5760">
            <text:p>5760</text:p>
          </table:table-cell>
          <table:table-cell table:style-name="ACE-0" table:formula="of:=[.S156]-[.V156]*([.R$2]+[.R$3])" office:value-type="float" office:value="-8.7555999999999994">
            <text:p>−8.7556</text:p>
          </table:table-cell>
          <table:table-cell table:style-name="ACE-0" table:formula="of:=[.S156]-[.W156]*([.R$2]-[.R$3])" office:value-type="float" office:value="-7.0240000000000009">
            <text:p>−7.02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70">
            <text:p>56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7]-[.F157]*[.R$2]" office:value-type="float" office:value="-7.0899999999999999">
            <text:p>−7.1</text:p>
          </table:table-cell>
          <table:table-cell table:style-name="ACE-4" table:formula="of:=SQRT(([.Y157]-[.M157])^2+[.T157]^2)" office:value-type="float" office:value="0.8041559301528528">
            <text:p>0.8</text:p>
          </table:table-cell>
          <table:table-cell table:style-name="ACE-4" table:formula="of:=SQRT(([.M157]-[.X157])^2+[.U157]^2)" office:value-type="float" office:value="0.8289093798480015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5">
            <text:p>4.2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7]+[.G157]*2" office:value-type="float" office:value="5794">
            <text:p>5794</text:p>
          </table:table-cell>
          <table:table-cell table:style-name="ACE-0" table:formula="of:=[.F157]-[.G157]*2" office:value-type="float" office:value="5546">
            <text:p>5546</text:p>
          </table:table-cell>
          <table:table-cell table:style-name="ACE-0" table:formula="of:=[.S157]-[.V157]*([.R$2]+[.R$3])" office:value-type="float" office:value="-7.9173999999999989">
            <text:p>−7.9174</text:p>
          </table:table-cell>
          <table:table-cell table:style-name="ACE-0" table:formula="of:=[.S157]-[.W157]*([.R$2]-[.R$3])" office:value-type="float" office:value="-6.2873999999999999">
            <text:p>−6.287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886">
            <text:p>4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8]-[.F158]*[.R$2]" office:value-type="float" office:value="-7.1720000000000006">
            <text:p>−7.2</text:p>
          </table:table-cell>
          <table:table-cell table:style-name="ACE-4" table:formula="of:=SQRT(([.Y158]-[.M158])^2+[.T158]^2)" office:value-type="float" office:value="0.72592399051140299">
            <text:p>0.7</text:p>
          </table:table-cell>
          <table:table-cell table:style-name="ACE-4" table:formula="of:=SQRT(([.M158]-[.X158])^2+[.U158]^2)" office:value-type="float" office:value="0.75066703670801882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8]+[.G158]*2" office:value-type="float" office:value="5010">
            <text:p>5010</text:p>
          </table:table-cell>
          <table:table-cell table:style-name="ACE-0" table:formula="of:=[.F158]-[.G158]*2" office:value-type="float" office:value="4762">
            <text:p>4762</text:p>
          </table:table-cell>
          <table:table-cell table:style-name="ACE-0" table:formula="of:=[.S158]-[.V158]*([.R$2]+[.R$3])" office:value-type="float" office:value="-7.9209999999999994">
            <text:p>−7.921</text:p>
          </table:table-cell>
          <table:table-cell table:style-name="ACE-0" table:formula="of:=[.S158]-[.W158]*([.R$2]-[.R$3])" office:value-type="float" office:value="-6.4478000000000009">
            <text:p>−6.44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259">
            <text:p>425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59]-[.F159]*[.R$2]" office:value-type="float" office:value="-5.3480000000000008">
            <text:p>−5.3</text:p>
          </table:table-cell>
          <table:table-cell table:style-name="ACE-4" table:formula="of:=SQRT(([.Y159]-[.M159])^2+[.T159]^2)" office:value-type="float" office:value="0.65959782443546722">
            <text:p>0.7</text:p>
          </table:table-cell>
          <table:table-cell table:style-name="ACE-4" table:formula="of:=SQRT(([.M159]-[.X159])^2+[.U159]^2)" office:value-type="float" office:value="0.68393012069947456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1699999999999999">
            <text:p>3.1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9]+[.G159]*2" office:value-type="float" office:value="4381">
            <text:p>4381</text:p>
          </table:table-cell>
          <table:table-cell table:style-name="ACE-0" table:formula="of:=[.F159]-[.G159]*2" office:value-type="float" office:value="4137">
            <text:p>4137</text:p>
          </table:table-cell>
          <table:table-cell table:style-name="ACE-0" table:formula="of:=[.S159]-[.V159]*([.R$2]+[.R$3])" office:value-type="float" office:value="-6.0300999999999991">
            <text:p>−6.0301</text:p>
          </table:table-cell>
          <table:table-cell table:style-name="ACE-0" table:formula="of:=[.S159]-[.W159]*([.R$2]-[.R$3])" office:value-type="float" office:value="-4.6902999999999997">
            <text:p>−4.690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812">
            <text:p>38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0]-[.F160]*[.R$2]" office:value-type="float" office:value="-3.4140000000000006">
            <text:p>−3.4</text:p>
          </table:table-cell>
          <table:table-cell table:style-name="ACE-4" table:formula="of:=SQRT(([.Y160]-[.M160])^2+[.T160]^2)" office:value-type="float" office:value="0.61882327040925067">
            <text:p>0.6</text:p>
          </table:table-cell>
          <table:table-cell table:style-name="ACE-4" table:formula="of:=SQRT(([.M160]-[.X160])^2+[.U160]^2)" office:value-type="float" office:value="0.6435453053204554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1">
            <text:p>4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0]+[.G160]*2" office:value-type="float" office:value="3936">
            <text:p>3936</text:p>
          </table:table-cell>
          <table:table-cell table:style-name="ACE-0" table:formula="of:=[.F160]-[.G160]*2" office:value-type="float" office:value="3688">
            <text:p>3688</text:p>
          </table:table-cell>
          <table:table-cell table:style-name="ACE-0" table:formula="of:=[.S160]-[.V160]*([.R$2]+[.R$3])" office:value-type="float" office:value="-4.0555999999999992">
            <text:p>−4.0556</text:p>
          </table:table-cell>
          <table:table-cell table:style-name="ACE-0" table:formula="of:=[.S160]-[.W160]*([.R$2]-[.R$3])" office:value-type="float" office:value="-2.7972000000000001">
            <text:p>−2.79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GA86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356">
            <text:p>33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1]-[.F161]*[.R$2]" office:value-type="float" office:value="-4.6319999999999997">
            <text:p>−4.6</text:p>
          </table:table-cell>
          <table:table-cell table:style-name="ACE-4" table:formula="of:=SQRT(([.Y161]-[.M161])^2+[.T161]^2)" office:value-type="float" office:value="0.56202850461520193">
            <text:p>0.6</text:p>
          </table:table-cell>
          <table:table-cell table:style-name="ACE-4" table:formula="of:=SQRT(([.M161]-[.X161])^2+[.U161]^2)" office:value-type="float" office:value="0.58553869214595899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0800000000000001">
            <text:p>2.0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1]+[.G161]*2" office:value-type="float" office:value="3474">
            <text:p>3474</text:p>
          </table:table-cell>
          <table:table-cell table:style-name="ACE-0" table:formula="of:=[.F161]-[.G161]*2" office:value-type="float" office:value="3238">
            <text:p>3238</text:p>
          </table:table-cell>
          <table:table-cell table:style-name="ACE-0" table:formula="of:=[.S161]-[.V161]*([.R$2]+[.R$3])" office:value-type="float" office:value="-5.2153999999999998">
            <text:p>−5.2154</text:p>
          </table:table-cell>
          <table:table-cell table:style-name="ACE-0" table:formula="of:=[.S161]-[.W161]*([.R$2]-[.R$3])" office:value-type="float" office:value="-4.0721999999999996">
            <text:p>−4.072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268">
            <text:p>326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2]-[.F162]*[.R$2]" office:value-type="float" office:value="-4.3260000000000005">
            <text:p>−4.3</text:p>
          </table:table-cell>
          <table:table-cell table:style-name="ACE-4" table:formula="of:=SQRT(([.Y162]-[.M162])^2+[.T162]^2)" office:value-type="float" office:value="0.56083327290737683">
            <text:p>0.6</text:p>
          </table:table-cell>
          <table:table-cell table:style-name="ACE-4" table:formula="of:=SQRT(([.M162]-[.X162])^2+[.U162]^2)" office:value-type="float" office:value="0.5851401541511223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1">
            <text:p>2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2]+[.G162]*2" office:value-type="float" office:value="3390">
            <text:p>3390</text:p>
          </table:table-cell>
          <table:table-cell table:style-name="ACE-0" table:formula="of:=[.F162]-[.G162]*2" office:value-type="float" office:value="3146">
            <text:p>3146</text:p>
          </table:table-cell>
          <table:table-cell table:style-name="ACE-0" table:formula="of:=[.S162]-[.V162]*([.R$2]+[.R$3])" office:value-type="float" office:value="-4.9089999999999998">
            <text:p>−4.909</text:p>
          </table:table-cell>
          <table:table-cell table:style-name="ACE-0" table:formula="of:=[.S162]-[.W162]*([.R$2]-[.R$3])" office:value-type="float" office:value="-3.7674000000000003">
            <text:p>−3.767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700">
            <text:p>27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3]-[.F163]*[.R$2]" office:value-type="float" office:value="-2.9000000000000004">
            <text:p>−2.9</text:p>
          </table:table-cell>
          <table:table-cell table:style-name="ACE-4" table:formula="of:=SQRT(([.Y163]-[.M163])^2+[.T163]^2)" office:value-type="float" office:value="0.67086585842476787">
            <text:p>0.7</text:p>
          </table:table-cell>
          <table:table-cell table:style-name="ACE-4" table:formula="of:=SQRT(([.M163]-[.X163])^2+[.U163]^2)" office:value-type="float" office:value="0.7127559189512207">
            <text:p>0.7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3]+[.G163]*2" office:value-type="float" office:value="2910">
            <text:p>2910</text:p>
          </table:table-cell>
          <table:table-cell table:style-name="ACE-0" table:formula="of:=[.F163]-[.G163]*2" office:value-type="float" office:value="2490">
            <text:p>2490</text:p>
          </table:table-cell>
          <table:table-cell table:style-name="ACE-0" table:formula="of:=[.S163]-[.V163]*([.R$2]+[.R$3])" office:value-type="float" office:value="-3.6109999999999998">
            <text:p>−3.611</text:p>
          </table:table-cell>
          <table:table-cell table:style-name="ACE-0" table:formula="of:=[.S163]-[.W163]*([.R$2]-[.R$3])" office:value-type="float" office:value="-2.2309999999999999">
            <text:p>−2.23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3033">
            <text:p>303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4]-[.F164]*[.R$2]" office:value-type="float" office:value="-4.4959999999999996">
            <text:p>−4.5</text:p>
          </table:table-cell>
          <table:table-cell table:style-name="ACE-4" table:formula="of:=SQRT(([.Y164]-[.M164])^2+[.T164]^2)" office:value-type="float" office:value="0.55256681948882891">
            <text:p>0.6</text:p>
          </table:table-cell>
          <table:table-cell table:style-name="ACE-4" table:formula="of:=SQRT(([.M164]-[.X164])^2+[.U164]^2)" office:value-type="float" office:value="0.57846494275798577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4]+[.G164]*2" office:value-type="float" office:value="3163">
            <text:p>3163</text:p>
          </table:table-cell>
          <table:table-cell table:style-name="ACE-0" table:formula="of:=[.F164]-[.G164]*2" office:value-type="float" office:value="2903">
            <text:p>2903</text:p>
          </table:table-cell>
          <table:table-cell table:style-name="ACE-0" table:formula="of:=[.S164]-[.V164]*([.R$2]+[.R$3])" office:value-type="float" office:value="-5.0722999999999994">
            <text:p>−5.0723</text:p>
          </table:table-cell>
          <table:table-cell table:style-name="ACE-0" table:formula="of:=[.S164]-[.W164]*([.R$2]-[.R$3])" office:value-type="float" office:value="-3.9456999999999995">
            <text:p>−3.945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7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865">
            <text:p>18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5]-[.F165]*[.R$2]" office:value-type="float" office:value="-3.0300000000000002">
            <text:p>−3.0</text:p>
          </table:table-cell>
          <table:table-cell table:style-name="ACE-4" table:formula="of:=SQRT(([.Y165]-[.M165])^2+[.T165]^2)" office:value-type="float" office:value="0.54977836443425121">
            <text:p>0.5</text:p>
          </table:table-cell>
          <table:table-cell table:style-name="ACE-4" table:formula="of:=SQRT(([.M165]-[.X165])^2+[.U165]^2)" office:value-type="float" office:value="0.5876310492137049">
            <text:p>0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5]+[.G165]*2" office:value-type="float" office:value="2055">
            <text:p>2055</text:p>
          </table:table-cell>
          <table:table-cell table:style-name="ACE-0" table:formula="of:=[.F165]-[.G165]*2" office:value-type="float" office:value="1675">
            <text:p>1675</text:p>
          </table:table-cell>
          <table:table-cell table:style-name="ACE-0" table:formula="of:=[.S165]-[.V165]*([.R$2]+[.R$3])" office:value-type="float" office:value="-3.6154999999999999">
            <text:p>−3.6155</text:p>
          </table:table-cell>
          <table:table-cell table:style-name="ACE-0" table:formula="of:=[.S165]-[.W165]*([.R$2]-[.R$3])" office:value-type="float" office:value="-2.4824999999999999">
            <text:p>−2.482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2543">
            <text:p>2543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Pocillopora damicorn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6]-[.F166]*[.R$2]" office:value-type="float" office:value="-4.4060000000000006">
            <text:p>−4.4</text:p>
          </table:table-cell>
          <table:table-cell table:style-name="ACE-4" table:formula="of:=SQRT(([.Y166]-[.M166])^2+[.T166]^2)" office:value-type="float" office:value="0.4924449309313691">
            <text:p>0.5</text:p>
          </table:table-cell>
          <table:table-cell table:style-name="ACE-4" table:formula="of:=SQRT(([.M166]-[.X166])^2+[.U166]^2)" office:value-type="float" office:value="0.51712289641824938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68000000000000005">
            <text:p>0.6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6]+[.G166]*2" office:value-type="float" office:value="2667">
            <text:p>2667</text:p>
          </table:table-cell>
          <table:table-cell table:style-name="ACE-0" table:formula="of:=[.F166]-[.G166]*2" office:value-type="float" office:value="2419">
            <text:p>2419</text:p>
          </table:table-cell>
          <table:table-cell table:style-name="ACE-0" table:formula="of:=[.S166]-[.V166]*([.R$2]+[.R$3])" office:value-type="float" office:value="-4.9207000000000001">
            <text:p>−4.9207</text:p>
          </table:table-cell>
          <table:table-cell table:style-name="ACE-0" table:formula="of:=[.S166]-[.W166]*([.R$2]-[.R$3])" office:value-type="float" office:value="-3.9160999999999997">
            <text:p>−3.916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1612">
            <text:p>16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7]-[.F167]*[.R$2]" office:value-type="float" office:value="-2.8840000000000003">
            <text:p>−2.9</text:p>
          </table:table-cell>
          <table:table-cell table:style-name="ACE-4" table:formula="of:=SQRT(([.Y167]-[.M167])^2+[.T167]^2)" office:value-type="float" office:value="0.39993779516319811">
            <text:p>0.4</text:p>
          </table:table-cell>
          <table:table-cell table:style-name="ACE-4" table:formula="of:=SQRT(([.M167]-[.X167])^2+[.U167]^2)" office:value-type="float" office:value="0.42455454302127049">
            <text:p>0.4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34000000000000002">
            <text:p>0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7]+[.G167]*2" office:value-type="float" office:value="1736">
            <text:p>1736</text:p>
          </table:table-cell>
          <table:table-cell table:style-name="ACE-0" table:formula="of:=[.F167]-[.G167]*2" office:value-type="float" office:value="1488">
            <text:p>1488</text:p>
          </table:table-cell>
          <table:table-cell table:style-name="ACE-0" table:formula="of:=[.S167]-[.V167]*([.R$2]+[.R$3])" office:value-type="float" office:value="-3.3056000000000001">
            <text:p>−3.3056</text:p>
          </table:table-cell>
          <table:table-cell table:style-name="ACE-0" table:formula="of:=[.S167]-[.W167]*([.R$2]-[.R$3])" office:value-type="float" office:value="-2.4872000000000001">
            <text:p>−2.48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70">
            <text:p>43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4" table:formula="of:=[.S168]-[.F168]*[.R$2]" office:value-type="float" office:value="-5.7400000000000002">
            <text:p>−5.7</text:p>
          </table:table-cell>
          <table:table-cell table:style-name="ACE-4" table:formula="of:=SQRT(([.Y168]-[.M168])^2+[.T168]^2)" office:value-type="float" office:value="1.056769132781612">
            <text:p>1.1</text:p>
          </table:table-cell>
          <table:table-cell table:style-name="ACE-4" table:formula="of:=SQRT(([.M168]-[.X168])^2+[.U168]^2)" office:value-type="float" office:value="1.1028549315299803">
            <text:p>1.1</text:p>
          </table:table-cell>
          <table:table-cell table:style-name="ACE-0" office:value-type="string">
            <text:p>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68]+[.G168]*2" office:value-type="float" office:value="4630">
            <text:p>4630</text:p>
          </table:table-cell>
          <table:table-cell table:style-name="ACE-0" table:formula="of:=[.F168]-[.G168]*2" office:value-type="float" office:value="4110">
            <text:p>4110</text:p>
          </table:table-cell>
          <table:table-cell table:style-name="ACE-0" table:formula="of:=[.S168]-[.V168]*([.R$2]+[.R$3])" office:value-type="float" office:value="-6.722999999999999">
            <text:p>−6.723</text:p>
          </table:table-cell>
          <table:table-cell table:style-name="ACE-0" table:formula="of:=[.S168]-[.W168]*([.R$2]-[.R$3])" office:value-type="float" office:value="-4.8090000000000002">
            <text:p>−4.80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6700">
            <text:p>56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69]-[.F169]*[.R$2]" office:value-type="float" office:value="-93.400000000000006">
            <text:p>−93.4</text:p>
          </table:table-cell>
          <table:table-cell table:style-name="ACE-4" table:formula="of:=SQRT(([.Y169]-[.M169])^2+[.T169]^2)" office:value-type="float" office:value="9.9006312930035012">
            <text:p>9.9</text:p>
          </table:table-cell>
          <table:table-cell table:style-name="ACE-4" table:formula="of:=SQRT(([.M169]-[.X169])^2+[.U169]^2)" office:value-type="float" office:value="10.338476676957773">
            <text:p>10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9]+[.G169]*2" office:value-type="float" office:value="58900">
            <text:p>58900</text:p>
          </table:table-cell>
          <table:table-cell table:style-name="ACE-0" table:formula="of:=[.F169]-[.G169]*2" office:value-type="float" office:value="54500">
            <text:p>54500</text:p>
          </table:table-cell>
          <table:table-cell table:style-name="ACE-0" table:formula="of:=[.S169]-[.V169]*([.R$2]+[.R$3])" office:value-type="float" office:value="-103.69">
            <text:p>−103.69</text:p>
          </table:table-cell>
          <table:table-cell table:style-name="ACE-0" table:formula="of:=[.S169]-[.W169]*([.R$2]-[.R$3])" office:value-type="float" office:value="-83.549999999999997">
            <text:p>−83.5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300">
            <text:p>593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0]-[.F170]*[.R$2]" office:value-type="float" office:value="-100.60000000000001">
            <text:p>−100.6</text:p>
          </table:table-cell>
          <table:table-cell table:style-name="ACE-4" table:formula="of:=SQRT(([.Y170]-[.M170])^2+[.T170]^2)" office:value-type="float" office:value="11.294356998076532">
            <text:p>11.3</text:p>
          </table:table-cell>
          <table:table-cell table:style-name="ACE-4" table:formula="of:=SQRT(([.M170]-[.X170])^2+[.U170]^2)" office:value-type="float" office:value="11.852261387600246">
            <text:p>11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0]+[.G170]*2" office:value-type="float" office:value="62100">
            <text:p>62100</text:p>
          </table:table-cell>
          <table:table-cell table:style-name="ACE-0" table:formula="of:=[.F170]-[.G170]*2" office:value-type="float" office:value="56500">
            <text:p>56500</text:p>
          </table:table-cell>
          <table:table-cell table:style-name="ACE-0" table:formula="of:=[.S170]-[.V170]*([.R$2]+[.R$3])" office:value-type="float" office:value="-112.41">
            <text:p>−112.41</text:p>
          </table:table-cell>
          <table:table-cell table:style-name="ACE-0" table:formula="of:=[.S170]-[.W170]*([.R$2]-[.R$3])" office:value-type="float" office:value="-89.349999999999994">
            <text:p>−89.3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900">
            <text:p>599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1]-[.F171]*[.R$2]" office:value-type="float" office:value="-99.799999999999997">
            <text:p>−99.8</text:p>
          </table:table-cell>
          <table:table-cell table:style-name="ACE-4" table:formula="of:=SQRT(([.Y171]-[.M171])^2+[.T171]^2)" office:value-type="float" office:value="9.0852022542153694">
            <text:p>9.1</text:p>
          </table:table-cell>
          <table:table-cell table:style-name="ACE-4" table:formula="of:=SQRT(([.M171]-[.X171])^2+[.U171]^2)" office:value-type="float" office:value="9.4033238804159112">
            <text:p>9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1]+[.G171]*2" office:value-type="float" office:value="61500">
            <text:p>61500</text:p>
          </table:table-cell>
          <table:table-cell table:style-name="ACE-0" table:formula="of:=[.F171]-[.G171]*2" office:value-type="float" office:value="58300">
            <text:p>58300</text:p>
          </table:table-cell>
          <table:table-cell table:style-name="ACE-0" table:formula="of:=[.S171]-[.V171]*([.R$2]+[.R$3])" office:value-type="float" office:value="-109.15000000000001">
            <text:p>−109.15</text:p>
          </table:table-cell>
          <table:table-cell table:style-name="ACE-0" table:formula="of:=[.S171]-[.W171]*([.R$2]-[.R$3])" office:value-type="float" office:value="-90.769999999999996">
            <text:p>−90.7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500">
            <text:p>61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2]-[.F172]*[.R$2]" office:value-type="float" office:value="-105">
            <text:p>−105.0</text:p>
          </table:table-cell>
          <table:table-cell table:style-name="ACE-4" table:formula="of:=SQRT(([.Y172]-[.M172])^2+[.T172]^2)" office:value-type="float" office:value="9.244246859533769">
            <text:p>9.2</text:p>
          </table:table-cell>
          <table:table-cell table:style-name="ACE-4" table:formula="of:=SQRT(([.M172]-[.X172])^2+[.U172]^2)" office:value-type="float" office:value="9.5624316991024738">
            <text:p>9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2]+[.G172]*2" office:value-type="float" office:value="63100">
            <text:p>63100</text:p>
          </table:table-cell>
          <table:table-cell table:style-name="ACE-0" table:formula="of:=[.F172]-[.G172]*2" office:value-type="float" office:value="59900">
            <text:p>59900</text:p>
          </table:table-cell>
          <table:table-cell table:style-name="ACE-0" table:formula="of:=[.S172]-[.V172]*([.R$2]+[.R$3])" office:value-type="float" office:value="-114.50999999999999">
            <text:p>−114.51</text:p>
          </table:table-cell>
          <table:table-cell table:style-name="ACE-0" table:formula="of:=[.S172]-[.W172]*([.R$2]-[.R$3])" office:value-type="float" office:value="-95.810000000000002">
            <text:p>−95.8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3400">
            <text:p>63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3]-[.F173]*[.R$2]" office:value-type="float" office:value="-108.8">
            <text:p>−108.8</text:p>
          </table:table-cell>
          <table:table-cell table:style-name="ACE-4" table:formula="of:=SQRT(([.Y173]-[.M173])^2+[.T173]^2)" office:value-type="float" office:value="9.4331542974765288">
            <text:p>9.4</text:p>
          </table:table-cell>
          <table:table-cell table:style-name="ACE-4" table:formula="of:=SQRT(([.M173]-[.X173])^2+[.U173]^2)" office:value-type="float" office:value="9.7514101544340779">
            <text:p>9.8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3]+[.G173]*2" office:value-type="float" office:value="65000">
            <text:p>65000</text:p>
          </table:table-cell>
          <table:table-cell table:style-name="ACE-0" table:formula="of:=[.F173]-[.G173]*2" office:value-type="float" office:value="61800">
            <text:p>61800</text:p>
          </table:table-cell>
          <table:table-cell table:style-name="ACE-0" table:formula="of:=[.S173]-[.V173]*([.R$2]+[.R$3])" office:value-type="float" office:value="-118.5">
            <text:p>−118.5</text:p>
          </table:table-cell>
          <table:table-cell table:style-name="ACE-0" table:formula="of:=[.S173]-[.W173]*([.R$2]-[.R$3])" office:value-type="float" office:value="-99.420000000000002">
            <text:p>−99.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8500">
            <text:p>685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Cycloseri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4]-[.F174]*[.R$2]" office:value-type="float" office:value="-121">
            <text:p>−121.0</text:p>
          </table:table-cell>
          <table:table-cell table:style-name="ACE-4" table:formula="of:=SQRT(([.Y174]-[.M174])^2+[.T174]^2)" office:value-type="float" office:value="11.453737381309208">
            <text:p>11.5</text:p>
          </table:table-cell>
          <table:table-cell table:style-name="ACE-4" table:formula="of:=SQRT(([.M174]-[.X174])^2+[.U174]^2)" office:value-type="float" office:value="11.931978042219139">
            <text:p>11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4]+[.G174]*2" office:value-type="float" office:value="70900">
            <text:p>70900</text:p>
          </table:table-cell>
          <table:table-cell table:style-name="ACE-0" table:formula="of:=[.F174]-[.G174]*2" office:value-type="float" office:value="66100">
            <text:p>66100</text:p>
          </table:table-cell>
          <table:table-cell table:style-name="ACE-0" table:formula="of:=[.S174]-[.V174]*([.R$2]+[.R$3])" office:value-type="float" office:value="-132.88999999999999">
            <text:p>−132.89</text:p>
          </table:table-cell>
          <table:table-cell table:style-name="ACE-0" table:formula="of:=[.S174]-[.W174]*([.R$2]-[.R$3])" office:value-type="float" office:value="-109.59">
            <text:p>−109.5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0400">
            <text:p>704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5]-[.F175]*[.R$2]" office:value-type="float" office:value="-110.80000000000001">
            <text:p>−110.8</text:p>
          </table:table-cell>
          <table:table-cell table:style-name="ACE-4" table:formula="of:=SQRT(([.Y175]-[.M175])^2+[.T175]^2)" office:value-type="float" office:value="10.886027742018669">
            <text:p>10.9</text:p>
          </table:table-cell>
          <table:table-cell table:style-name="ACE-4" table:formula="of:=SQRT(([.M175]-[.X175])^2+[.U175]^2)" office:value-type="float" office:value="11.284396306404679">
            <text:p>11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5]+[.G175]*2" office:value-type="float" office:value="72400">
            <text:p>72400</text:p>
          </table:table-cell>
          <table:table-cell table:style-name="ACE-0" table:formula="of:=[.F175]-[.G175]*2" office:value-type="float" office:value="68400">
            <text:p>68400</text:p>
          </table:table-cell>
          <table:table-cell table:style-name="ACE-0" table:formula="of:=[.S175]-[.V175]*([.R$2]+[.R$3])" office:value-type="float" office:value="-122.03999999999999">
            <text:p>−122.04</text:p>
          </table:table-cell>
          <table:table-cell table:style-name="ACE-0" table:formula="of:=[.S175]-[.W175]*([.R$2]-[.R$3])" office:value-type="float" office:value="-99.960000000000008">
            <text:p>−99.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6100">
            <text:p>761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6]-[.F176]*[.R$2]" office:value-type="float" office:value="-112.20000000000002">
            <text:p>−112.2</text:p>
          </table:table-cell>
          <table:table-cell table:style-name="ACE-4" table:formula="of:=SQRT(([.Y176]-[.M176])^2+[.T176]^2)" office:value-type="float" office:value="11.453737381309237">
            <text:p>11.5</text:p>
          </table:table-cell>
          <table:table-cell table:style-name="ACE-4" table:formula="of:=SQRT(([.M176]-[.X176])^2+[.U176]^2)" office:value-type="float" office:value="11.852261387600231">
            <text:p>11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6]+[.G176]*2" office:value-type="float" office:value="78100">
            <text:p>78100</text:p>
          </table:table-cell>
          <table:table-cell table:style-name="ACE-0" table:formula="of:=[.F176]-[.G176]*2" office:value-type="float" office:value="74100">
            <text:p>74100</text:p>
          </table:table-cell>
          <table:table-cell table:style-name="ACE-0" table:formula="of:=[.S176]-[.V176]*([.R$2]+[.R$3])" office:value-type="float" office:value="-124.00999999999999">
            <text:p>−124.01</text:p>
          </table:table-cell>
          <table:table-cell table:style-name="ACE-0" table:formula="of:=[.S176]-[.W176]*([.R$2]-[.R$3])" office:value-type="float" office:value="-100.78999999999999">
            <text:p>−100.7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77200">
            <text:p>772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7]-[.F177]*[.R$2]" office:value-type="float" office:value="-114.40000000000001">
            <text:p>−114.4</text:p>
          </table:table-cell>
          <table:table-cell table:style-name="ACE-4" table:formula="of:=SQRT(([.Y177]-[.M177])^2+[.T177]^2)" office:value-type="float" office:value="11.941942890501533">
            <text:p>11.9</text:p>
          </table:table-cell>
          <table:table-cell table:style-name="ACE-4" table:formula="of:=SQRT(([.M177]-[.X177])^2+[.U177]^2)" office:value-type="float" office:value="12.380452334224278">
            <text:p>12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7]+[.G177]*2" office:value-type="float" office:value="79400">
            <text:p>79400</text:p>
          </table:table-cell>
          <table:table-cell table:style-name="ACE-0" table:formula="of:=[.F177]-[.G177]*2" office:value-type="float" office:value="75000">
            <text:p>75000</text:p>
          </table:table-cell>
          <table:table-cell table:style-name="ACE-0" table:formula="of:=[.S177]-[.V177]*([.R$2]+[.R$3])" office:value-type="float" office:value="-126.73999999999998">
            <text:p>−126.74</text:p>
          </table:table-cell>
          <table:table-cell table:style-name="ACE-0" table:formula="of:=[.S177]-[.W177]*([.R$2]-[.R$3])" office:value-type="float" office:value="-102.5">
            <text:p>−102.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87600">
            <text:p>876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8]-[.F178]*[.R$2]" office:value-type="float" office:value="-135.20000000000002">
            <text:p>−135.2</text:p>
          </table:table-cell>
          <table:table-cell table:style-name="ACE-4" table:formula="of:=SQRT(([.Y178]-[.M178])^2+[.T178]^2)" office:value-type="float" office:value="14.115466694374662">
            <text:p>14.1</text:p>
          </table:table-cell>
          <table:table-cell table:style-name="ACE-4" table:formula="of:=SQRT(([.M178]-[.X178])^2+[.U178]^2)" office:value-type="float" office:value="14.674113261113899">
            <text:p>14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8]+[.G178]*2" office:value-type="float" office:value="90400">
            <text:p>90400</text:p>
          </table:table-cell>
          <table:table-cell table:style-name="ACE-0" table:formula="of:=[.F178]-[.G178]*2" office:value-type="float" office:value="84800">
            <text:p>84800</text:p>
          </table:table-cell>
          <table:table-cell table:style-name="ACE-0" table:formula="of:=[.S178]-[.V178]*([.R$2]+[.R$3])" office:value-type="float" office:value="-149.83999999999997">
            <text:p>−149.84</text:p>
          </table:table-cell>
          <table:table-cell table:style-name="ACE-0" table:formula="of:=[.S178]-[.W178]*([.R$2]-[.R$3])" office:value-type="float" office:value="-121.12">
            <text:p>−121.1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88900">
            <text:p>889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79]-[.F179]*[.R$2]" office:value-type="float" office:value="-137.80000000000001">
            <text:p>−137.8</text:p>
          </table:table-cell>
          <table:table-cell table:style-name="ACE-4" table:formula="of:=SQRT(([.Y179]-[.M179])^2+[.T179]^2)" office:value-type="float" office:value="13.866106158543586">
            <text:p>13.9</text:p>
          </table:table-cell>
          <table:table-cell table:style-name="ACE-4" table:formula="of:=SQRT(([.M179]-[.X179])^2+[.U179]^2)" office:value-type="float" office:value="14.384801006618028">
            <text:p>14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9]+[.G179]*2" office:value-type="float" office:value="91500">
            <text:p>91500</text:p>
          </table:table-cell>
          <table:table-cell table:style-name="ACE-0" table:formula="of:=[.F179]-[.G179]*2" office:value-type="float" office:value="86300">
            <text:p>86300</text:p>
          </table:table-cell>
          <table:table-cell table:style-name="ACE-0" table:formula="of:=[.S179]-[.V179]*([.R$2]+[.R$3])" office:value-type="float" office:value="-152.14999999999998">
            <text:p>−152.15</text:p>
          </table:table-cell>
          <table:table-cell table:style-name="ACE-0" table:formula="of:=[.S179]-[.W179]*([.R$2]-[.R$3])" office:value-type="float" office:value="-123.97">
            <text:p>−123.9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93900">
            <text:p>939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0]-[.F180]*[.R$2]" office:value-type="float" office:value="-147.80000000000001">
            <text:p>−147.8</text:p>
          </table:table-cell>
          <table:table-cell table:style-name="ACE-4" table:formula="of:=SQRT(([.Y180]-[.M180])^2+[.T180]^2)" office:value-type="float" office:value="14.74395130214422">
            <text:p>14.7</text:p>
          </table:table-cell>
          <table:table-cell table:style-name="ACE-4" table:formula="of:=SQRT(([.M180]-[.X180])^2+[.U180]^2)" office:value-type="float" office:value="15.302708910516447">
            <text:p>15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0]+[.G180]*2" office:value-type="float" office:value="96700">
            <text:p>96700</text:p>
          </table:table-cell>
          <table:table-cell table:style-name="ACE-0" table:formula="of:=[.F180]-[.G180]*2" office:value-type="float" office:value="91100">
            <text:p>91100</text:p>
          </table:table-cell>
          <table:table-cell table:style-name="ACE-0" table:formula="of:=[.S180]-[.V180]*([.R$2]+[.R$3])" office:value-type="float" office:value="-163.06999999999999">
            <text:p>−163.07</text:p>
          </table:table-cell>
          <table:table-cell table:style-name="ACE-0" table:formula="of:=[.S180]-[.W180]*([.R$2]-[.R$3])" office:value-type="float" office:value="-133.09">
            <text:p>−133.0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0700">
            <text:p>4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1]-[.F181]*[.R$2]" office:value-type="float" office:value="-56.400000000000006">
            <text:p>−56.4</text:p>
          </table:table-cell>
          <table:table-cell table:style-name="ACE-4" table:formula="of:=SQRT(([.Y181]-[.M181])^2+[.T181]^2)" office:value-type="float" office:value="6.4282579288637844">
            <text:p>6.4</text:p>
          </table:table-cell>
          <table:table-cell table:style-name="ACE-4" table:formula="of:=SQRT(([.M181]-[.X181])^2+[.U181]^2)" office:value-type="float" office:value="6.6654407206125432">
            <text:p>6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1]+[.G181]*2" office:value-type="float" office:value="41900">
            <text:p>41900</text:p>
          </table:table-cell>
          <table:table-cell table:style-name="ACE-0" table:formula="of:=[.F181]-[.G181]*2" office:value-type="float" office:value="39500">
            <text:p>39500</text:p>
          </table:table-cell>
          <table:table-cell table:style-name="ACE-0" table:formula="of:=[.S181]-[.V181]*([.R$2]+[.R$3])" office:value-type="float" office:value="-62.989999999999995">
            <text:p>−62.99</text:p>
          </table:table-cell>
          <table:table-cell table:style-name="ACE-0" table:formula="of:=[.S181]-[.W181]*([.R$2]-[.R$3])" office:value-type="float" office:value="-50.049999999999997">
            <text:p>−50.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0900">
            <text:p>409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2]-[.F182]*[.R$2]" office:value-type="float" office:value="-56.799999999999997">
            <text:p>−56.8</text:p>
          </table:table-cell>
          <table:table-cell table:style-name="ACE-4" table:formula="of:=SQRT(([.Y182]-[.M182])^2+[.T182]^2)" office:value-type="float" office:value="6.0728988135815287">
            <text:p>6.1</text:p>
          </table:table-cell>
          <table:table-cell table:style-name="ACE-4" table:formula="of:=SQRT(([.M182]-[.X182])^2+[.U182]^2)" office:value-type="float" office:value="6.2702551782204186">
            <text:p>6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2]+[.G182]*2" office:value-type="float" office:value="41900">
            <text:p>41900</text:p>
          </table:table-cell>
          <table:table-cell table:style-name="ACE-0" table:formula="of:=[.F182]-[.G182]*2" office:value-type="float" office:value="39900">
            <text:p>39900</text:p>
          </table:table-cell>
          <table:table-cell table:style-name="ACE-0" table:formula="of:=[.S182]-[.V182]*([.R$2]+[.R$3])" office:value-type="float" office:value="-62.989999999999995">
            <text:p>−62.99</text:p>
          </table:table-cell>
          <table:table-cell table:style-name="ACE-0" table:formula="of:=[.S182]-[.W182]*([.R$2]-[.R$3])" office:value-type="float" office:value="-50.810000000000002">
            <text:p>−50.8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000">
            <text:p>41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3]-[.F183]*[.R$2]" office:value-type="float" office:value="-57">
            <text:p>−57.0</text:p>
          </table:table-cell>
          <table:table-cell table:style-name="ACE-4" table:formula="of:=SQRT(([.Y183]-[.M183])^2+[.T183]^2)" office:value-type="float" office:value="6.0827625302982193">
            <text:p>6.1</text:p>
          </table:table-cell>
          <table:table-cell table:style-name="ACE-4" table:formula="of:=SQRT(([.M183]-[.X183])^2+[.U183]^2)" office:value-type="float" office:value="6.280127387243021">
            <text:p>6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3]+[.G183]*2" office:value-type="float" office:value="42000">
            <text:p>42000</text:p>
          </table:table-cell>
          <table:table-cell table:style-name="ACE-0" table:formula="of:=[.F183]-[.G183]*2" office:value-type="float" office:value="40000">
            <text:p>40000</text:p>
          </table:table-cell>
          <table:table-cell table:style-name="ACE-0" table:formula="of:=[.S183]-[.V183]*([.R$2]+[.R$3])" office:value-type="float" office:value="-63.199999999999989">
            <text:p>−63.2</text:p>
          </table:table-cell>
          <table:table-cell table:style-name="ACE-0" table:formula="of:=[.S183]-[.W183]*([.R$2]-[.R$3])" office:value-type="float" office:value="-51">
            <text:p>−5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4]-[.F184]*[.R$2]" office:value-type="float" office:value="-58.200000000000003">
            <text:p>−58.2</text:p>
          </table:table-cell>
          <table:table-cell table:style-name="ACE-4" table:formula="of:=SQRT(([.Y184]-[.M184])^2+[.T184]^2)" office:value-type="float" office:value="6.1419540864451294">
            <text:p>6.1</text:p>
          </table:table-cell>
          <table:table-cell table:style-name="ACE-4" table:formula="of:=SQRT(([.M184]-[.X184])^2+[.U184]^2)" office:value-type="float" office:value="6.3393690537781353">
            <text:p>6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4]+[.G184]*2" office:value-type="float" office:value="42600">
            <text:p>42600</text:p>
          </table:table-cell>
          <table:table-cell table:style-name="ACE-0" table:formula="of:=[.F184]-[.G184]*2" office:value-type="float" office:value="40600">
            <text:p>40600</text:p>
          </table:table-cell>
          <table:table-cell table:style-name="ACE-0" table:formula="of:=[.S184]-[.V184]*([.R$2]+[.R$3])" office:value-type="float" office:value="-64.459999999999994">
            <text:p>−64.46</text:p>
          </table:table-cell>
          <table:table-cell table:style-name="ACE-0" table:formula="of:=[.S184]-[.W184]*([.R$2]-[.R$3])" office:value-type="float" office:value="-52.140000000000001">
            <text:p>−52.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oni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5]-[.F185]*[.R$2]" office:value-type="float" office:value="-58.200000000000003">
            <text:p>−58.2</text:p>
          </table:table-cell>
          <table:table-cell table:style-name="ACE-4" table:formula="of:=SQRT(([.Y185]-[.M185])^2+[.T185]^2)" office:value-type="float" office:value="6.1419540864451294">
            <text:p>6.1</text:p>
          </table:table-cell>
          <table:table-cell table:style-name="ACE-4" table:formula="of:=SQRT(([.M185]-[.X185])^2+[.U185]^2)" office:value-type="float" office:value="6.3393690537781353">
            <text:p>6.3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5]+[.G185]*2" office:value-type="float" office:value="42600">
            <text:p>42600</text:p>
          </table:table-cell>
          <table:table-cell table:style-name="ACE-0" table:formula="of:=[.F185]-[.G185]*2" office:value-type="float" office:value="40600">
            <text:p>40600</text:p>
          </table:table-cell>
          <table:table-cell table:style-name="ACE-0" table:formula="of:=[.S185]-[.V185]*([.R$2]+[.R$3])" office:value-type="float" office:value="-64.459999999999994">
            <text:p>−64.46</text:p>
          </table:table-cell>
          <table:table-cell table:style-name="ACE-0" table:formula="of:=[.S185]-[.W185]*([.R$2]-[.R$3])" office:value-type="float" office:value="-52.140000000000001">
            <text:p>−52.1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5100">
            <text:p>451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alax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6]-[.F186]*[.R$2]" office:value-type="float" office:value="-70.200000000000003">
            <text:p>−70.2</text:p>
          </table:table-cell>
          <table:table-cell table:style-name="ACE-4" table:formula="of:=SQRT(([.Y186]-[.M186])^2+[.T186]^2)" office:value-type="float" office:value="6.4875342002952054">
            <text:p>6.5</text:p>
          </table:table-cell>
          <table:table-cell table:style-name="ACE-4" table:formula="of:=SQRT(([.M186]-[.X186])^2+[.U186]^2)" office:value-type="float" office:value="6.6852150301990889">
            <text:p>6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6]+[.G186]*2" office:value-type="float" office:value="46100">
            <text:p>46100</text:p>
          </table:table-cell>
          <table:table-cell table:style-name="ACE-0" table:formula="of:=[.F186]-[.G186]*2" office:value-type="float" office:value="44100">
            <text:p>44100</text:p>
          </table:table-cell>
          <table:table-cell table:style-name="ACE-0" table:formula="of:=[.S186]-[.V186]*([.R$2]+[.R$3])" office:value-type="float" office:value="-76.809999999999988">
            <text:p>−76.81</text:p>
          </table:table-cell>
          <table:table-cell table:style-name="ACE-0" table:formula="of:=[.S186]-[.W186]*([.R$2]-[.R$3])" office:value-type="float" office:value="-63.790000000000006">
            <text:p>−63.7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200">
            <text:p>462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yp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7]-[.F187]*[.R$2]" office:value-type="float" office:value="-77.400000000000006">
            <text:p>−77.4</text:p>
          </table:table-cell>
          <table:table-cell table:style-name="ACE-4" table:formula="of:=SQRT(([.Y187]-[.M187])^2+[.T187]^2)" office:value-type="float" office:value="6.9720872054213494">
            <text:p>7.0</text:p>
          </table:table-cell>
          <table:table-cell table:style-name="ACE-4" table:formula="of:=SQRT(([.M187]-[.X187])^2+[.U187]^2)" office:value-type="float" office:value="7.209687926671986">
            <text:p>7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7]+[.G187]*2" office:value-type="float" office:value="47400">
            <text:p>47400</text:p>
          </table:table-cell>
          <table:table-cell table:style-name="ACE-0" table:formula="of:=[.F187]-[.G187]*2" office:value-type="float" office:value="45000">
            <text:p>45000</text:p>
          </table:table-cell>
          <table:table-cell table:style-name="ACE-0" table:formula="of:=[.S187]-[.V187]*([.R$2]+[.R$3])" office:value-type="float" office:value="-84.539999999999992">
            <text:p>−84.54</text:p>
          </table:table-cell>
          <table:table-cell table:style-name="ACE-0" table:formula="of:=[.S187]-[.W187]*([.R$2]-[.R$3])" office:value-type="float" office:value="-70.5">
            <text:p>−70.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6800">
            <text:p>46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8]-[.F188]*[.R$2]" office:value-type="float" office:value="-68.600000000000009">
            <text:p>−68.6</text:p>
          </table:table-cell>
          <table:table-cell table:style-name="ACE-4" table:formula="of:=SQRT(([.Y188]-[.M188])^2+[.T188]^2)" office:value-type="float" office:value="6.6555540716006627">
            <text:p>6.7</text:p>
          </table:table-cell>
          <table:table-cell table:style-name="ACE-4" table:formula="of:=SQRT(([.M188]-[.X188])^2+[.U188]^2)" office:value-type="float" office:value="6.8533495460249085">
            <text:p>6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8]+[.G188]*2" office:value-type="float" office:value="47800">
            <text:p>47800</text:p>
          </table:table-cell>
          <table:table-cell table:style-name="ACE-0" table:formula="of:=[.F188]-[.G188]*2" office:value-type="float" office:value="45800">
            <text:p>45800</text:p>
          </table:table-cell>
          <table:table-cell table:style-name="ACE-0" table:formula="of:=[.S188]-[.V188]*([.R$2]+[.R$3])" office:value-type="float" office:value="-75.379999999999995">
            <text:p>−75.38</text:p>
          </table:table-cell>
          <table:table-cell table:style-name="ACE-0" table:formula="of:=[.S188]-[.W188]*([.R$2]-[.R$3])" office:value-type="float" office:value="-62.019999999999996">
            <text:p>−62.0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600">
            <text:p>496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89]-[.F189]*[.R$2]" office:value-type="float" office:value="-71.200000000000003">
            <text:p>−71.2</text:p>
          </table:table-cell>
          <table:table-cell table:style-name="ACE-4" table:formula="of:=SQRT(([.Y189]-[.M189])^2+[.T189]^2)" office:value-type="float" office:value="7.3087345005821724">
            <text:p>7.3</text:p>
          </table:table-cell>
          <table:table-cell table:style-name="ACE-4" table:formula="of:=SQRT(([.M189]-[.X189])^2+[.U189]^2)" office:value-type="float" office:value="7.5465488801173111">
            <text:p>7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9]+[.G189]*2" office:value-type="float" office:value="50800">
            <text:p>50800</text:p>
          </table:table-cell>
          <table:table-cell table:style-name="ACE-0" table:formula="of:=[.F189]-[.G189]*2" office:value-type="float" office:value="48400">
            <text:p>48400</text:p>
          </table:table-cell>
          <table:table-cell table:style-name="ACE-0" table:formula="of:=[.S189]-[.V189]*([.R$2]+[.R$3])" office:value-type="float" office:value="-78.679999999999993">
            <text:p>−78.68</text:p>
          </table:table-cell>
          <table:table-cell table:style-name="ACE-0" table:formula="of:=[.S189]-[.W189]*([.R$2]-[.R$3])" office:value-type="float" office:value="-63.959999999999994">
            <text:p>−63.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700">
            <text:p>49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0]-[.F190]*[.R$2]" office:value-type="float" office:value="-74.400000000000006">
            <text:p>−74.4</text:p>
          </table:table-cell>
          <table:table-cell table:style-name="ACE-4" table:formula="of:=SQRT(([.Y190]-[.M190])^2+[.T190]^2)" office:value-type="float" office:value="7.3186405841522237">
            <text:p>7.3</text:p>
          </table:table-cell>
          <table:table-cell table:style-name="ACE-4" table:formula="of:=SQRT(([.M190]-[.X190])^2+[.U190]^2)" office:value-type="float" office:value="7.5564608117821743">
            <text:p>7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0]+[.G190]*2" office:value-type="float" office:value="50900">
            <text:p>50900</text:p>
          </table:table-cell>
          <table:table-cell table:style-name="ACE-0" table:formula="of:=[.F190]-[.G190]*2" office:value-type="float" office:value="48500">
            <text:p>48500</text:p>
          </table:table-cell>
          <table:table-cell table:style-name="ACE-0" table:formula="of:=[.S190]-[.V190]*([.R$2]+[.R$3])" office:value-type="float" office:value="-81.889999999999986">
            <text:p>−81.89</text:p>
          </table:table-cell>
          <table:table-cell table:style-name="ACE-0" table:formula="of:=[.S190]-[.W190]*([.R$2]-[.R$3])" office:value-type="float" office:value="-67.150000000000006">
            <text:p>−67.1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800">
            <text:p>49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1]-[.F191]*[.R$2]" office:value-type="float" office:value="-71.600000000000009">
            <text:p>−71.6</text:p>
          </table:table-cell>
          <table:table-cell table:style-name="ACE-4" table:formula="of:=SQRT(([.Y191]-[.M191])^2+[.T191]^2)" office:value-type="float" office:value="7.7051670974742805">
            <text:p>7.7</text:p>
          </table:table-cell>
          <table:table-cell table:style-name="ACE-4" table:formula="of:=SQRT(([.M191]-[.X191])^2+[.U191]^2)" office:value-type="float" office:value="7.9828816852061513">
            <text:p>8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1]+[.G191]*2" office:value-type="float" office:value="51200">
            <text:p>51200</text:p>
          </table:table-cell>
          <table:table-cell table:style-name="ACE-0" table:formula="of:=[.F191]-[.G191]*2" office:value-type="float" office:value="48400">
            <text:p>48400</text:p>
          </table:table-cell>
          <table:table-cell table:style-name="ACE-0" table:formula="of:=[.S191]-[.V191]*([.R$2]+[.R$3])" office:value-type="float" office:value="-79.519999999999996">
            <text:p>−79.52</text:p>
          </table:table-cell>
          <table:table-cell table:style-name="ACE-0" table:formula="of:=[.S191]-[.W191]*([.R$2]-[.R$3])" office:value-type="float" office:value="-63.959999999999994">
            <text:p>−63.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9800">
            <text:p>498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Mon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2]-[.F192]*[.R$2]" office:value-type="float" office:value="-74.600000000000009">
            <text:p>−74.6</text:p>
          </table:table-cell>
          <table:table-cell table:style-name="ACE-4" table:formula="of:=SQRT(([.Y192]-[.M192])^2+[.T192]^2)" office:value-type="float" office:value="7.3285469228217455">
            <text:p>7.3</text:p>
          </table:table-cell>
          <table:table-cell table:style-name="ACE-4" table:formula="of:=SQRT(([.M192]-[.X192])^2+[.U192]^2)" office:value-type="float" office:value="7.566372975210764">
            <text:p>7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2]+[.G192]*2" office:value-type="float" office:value="51000">
            <text:p>51000</text:p>
          </table:table-cell>
          <table:table-cell table:style-name="ACE-0" table:formula="of:=[.F192]-[.G192]*2" office:value-type="float" office:value="48600">
            <text:p>48600</text:p>
          </table:table-cell>
          <table:table-cell table:style-name="ACE-0" table:formula="of:=[.S192]-[.V192]*([.R$2]+[.R$3])" office:value-type="float" office:value="-82.099999999999994">
            <text:p>−82.1</text:p>
          </table:table-cell>
          <table:table-cell table:style-name="ACE-0" table:formula="of:=[.S192]-[.W192]*([.R$2]-[.R$3])" office:value-type="float" office:value="-67.340000000000003">
            <text:p>−67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200">
            <text:p>50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3]-[.F193]*[.R$2]" office:value-type="float" office:value="-75.400000000000006">
            <text:p>−75.4</text:p>
          </table:table-cell>
          <table:table-cell table:style-name="ACE-4" table:formula="of:=SQRT(([.Y193]-[.M193])^2+[.T193]^2)" office:value-type="float" office:value="7.7448305339755565">
            <text:p>7.7</text:p>
          </table:table-cell>
          <table:table-cell table:style-name="ACE-4" table:formula="of:=SQRT(([.M193]-[.X193])^2+[.U193]^2)" office:value-type="float" office:value="8.0225681673638576">
            <text:p>8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3]+[.G193]*2" office:value-type="float" office:value="51600">
            <text:p>51600</text:p>
          </table:table-cell>
          <table:table-cell table:style-name="ACE-0" table:formula="of:=[.F193]-[.G193]*2" office:value-type="float" office:value="48800">
            <text:p>48800</text:p>
          </table:table-cell>
          <table:table-cell table:style-name="ACE-0" table:formula="of:=[.S193]-[.V193]*([.R$2]+[.R$3])" office:value-type="float" office:value="-83.359999999999999">
            <text:p>−83.36</text:p>
          </table:table-cell>
          <table:table-cell table:style-name="ACE-0" table:formula="of:=[.S193]-[.W193]*([.R$2]-[.R$3])" office:value-type="float" office:value="-67.719999999999999">
            <text:p>−67.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0700">
            <text:p>5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4]-[.F194]*[.R$2]" office:value-type="float" office:value="-73.400000000000006">
            <text:p>−73.4</text:p>
          </table:table-cell>
          <table:table-cell table:style-name="ACE-4" table:formula="of:=SQRT(([.Y194]-[.M194])^2+[.T194]^2)" office:value-type="float" office:value="7.4177152816753571">
            <text:p>7.4</text:p>
          </table:table-cell>
          <table:table-cell table:style-name="ACE-4" table:formula="of:=SQRT(([.M194]-[.X194])^2+[.U194]^2)" office:value-type="float" office:value="7.6555927268892665">
            <text:p>7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4]+[.G194]*2" office:value-type="float" office:value="51900">
            <text:p>51900</text:p>
          </table:table-cell>
          <table:table-cell table:style-name="ACE-0" table:formula="of:=[.F194]-[.G194]*2" office:value-type="float" office:value="49500">
            <text:p>49500</text:p>
          </table:table-cell>
          <table:table-cell table:style-name="ACE-0" table:formula="of:=[.S194]-[.V194]*([.R$2]+[.R$3])" office:value-type="float" office:value="-80.989999999999995">
            <text:p>−80.99</text:p>
          </table:table-cell>
          <table:table-cell table:style-name="ACE-0" table:formula="of:=[.S194]-[.W194]*([.R$2]-[.R$3])" office:value-type="float" office:value="-66.049999999999997">
            <text:p>−66.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3200">
            <text:p>53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5]-[.F195]*[.R$2]" office:value-type="float" office:value="-81.400000000000006">
            <text:p>−81.4</text:p>
          </table:table-cell>
          <table:table-cell table:style-name="ACE-4" table:formula="of:=SQRT(([.Y195]-[.M195])^2+[.T195]^2)" office:value-type="float" office:value="8.0424125733513616">
            <text:p>8.0</text:p>
          </table:table-cell>
          <table:table-cell table:style-name="ACE-4" table:formula="of:=SQRT(([.M195]-[.X195])^2+[.U195]^2)" office:value-type="float" office:value="8.3203124941314464">
            <text:p>8.3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5]+[.G195]*2" office:value-type="float" office:value="54600">
            <text:p>54600</text:p>
          </table:table-cell>
          <table:table-cell table:style-name="ACE-0" table:formula="of:=[.F195]-[.G195]*2" office:value-type="float" office:value="51800">
            <text:p>51800</text:p>
          </table:table-cell>
          <table:table-cell table:style-name="ACE-0" table:formula="of:=[.S195]-[.V195]*([.R$2]+[.R$3])" office:value-type="float" office:value="-89.659999999999997">
            <text:p>−89.66</text:p>
          </table:table-cell>
          <table:table-cell table:style-name="ACE-0" table:formula="of:=[.S195]-[.W195]*([.R$2]-[.R$3])" office:value-type="float" office:value="-73.420000000000002">
            <text:p>−73.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59500">
            <text:p>59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Platygy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6]-[.F196]*[.R$2]" office:value-type="float" office:value="-105">
            <text:p>−105.0</text:p>
          </table:table-cell>
          <table:table-cell table:style-name="ACE-4" table:formula="of:=SQRT(([.Y196]-[.M196])^2+[.T196]^2)" office:value-type="float" office:value="9.0454463682009578">
            <text:p>9.0</text:p>
          </table:table-cell>
          <table:table-cell table:style-name="ACE-4" table:formula="of:=SQRT(([.M196]-[.X196])^2+[.U196]^2)" office:value-type="float" office:value="9.3635516765808493">
            <text:p>9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6]+[.G196]*2" office:value-type="float" office:value="61100">
            <text:p>61100</text:p>
          </table:table-cell>
          <table:table-cell table:style-name="ACE-0" table:formula="of:=[.F196]-[.G196]*2" office:value-type="float" office:value="57900">
            <text:p>57900</text:p>
          </table:table-cell>
          <table:table-cell table:style-name="ACE-0" table:formula="of:=[.S196]-[.V196]*([.R$2]+[.R$3])" office:value-type="float" office:value="-114.31">
            <text:p>−114.31</text:p>
          </table:table-cell>
          <table:table-cell table:style-name="ACE-0" table:formula="of:=[.S196]-[.W196]*([.R$2]-[.R$3])" office:value-type="float" office:value="-96.010000000000005">
            <text:p>−96.0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1900">
            <text:p>619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7]-[.F197]*[.R$2]" office:value-type="float" office:value="-97.799999999999997">
            <text:p>−97.8</text:p>
          </table:table-cell>
          <table:table-cell table:style-name="ACE-4" table:formula="of:=SQRT(([.Y197]-[.M197])^2+[.T197]^2)" office:value-type="float" office:value="8.9063179821966774">
            <text:p>8.9</text:p>
          </table:table-cell>
          <table:table-cell table:style-name="ACE-4" table:formula="of:=SQRT(([.M197]-[.X197])^2+[.U197]^2)" office:value-type="float" office:value="9.1846012433855648">
            <text:p>9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7]+[.G197]*2" office:value-type="float" office:value="63300">
            <text:p>63300</text:p>
          </table:table-cell>
          <table:table-cell table:style-name="ACE-0" table:formula="of:=[.F197]-[.G197]*2" office:value-type="float" office:value="60500">
            <text:p>60500</text:p>
          </table:table-cell>
          <table:table-cell table:style-name="ACE-0" table:formula="of:=[.S197]-[.V197]*([.R$2]+[.R$3])" office:value-type="float" office:value="-106.92999999999998">
            <text:p>−106.93</text:p>
          </table:table-cell>
          <table:table-cell table:style-name="ACE-0" table:formula="of:=[.S197]-[.W197]*([.R$2]-[.R$3])" office:value-type="float" office:value="-88.950000000000003">
            <text:p>−88.9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4800">
            <text:p>64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8]-[.F198]*[.R$2]" office:value-type="float" office:value="-101.59999999999999">
            <text:p>−101.6</text:p>
          </table:table-cell>
          <table:table-cell table:style-name="ACE-4" table:formula="of:=SQRT(([.Y198]-[.M198])^2+[.T198]^2)" office:value-type="float" office:value="9.5723769252991673">
            <text:p>9.6</text:p>
          </table:table-cell>
          <table:table-cell table:style-name="ACE-4" table:formula="of:=SQRT(([.M198]-[.X198])^2+[.U198]^2)" office:value-type="float" office:value="9.8906824840351675">
            <text:p>9.9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8]+[.G198]*2" office:value-type="float" office:value="66400">
            <text:p>66400</text:p>
          </table:table-cell>
          <table:table-cell table:style-name="ACE-0" table:formula="of:=[.F198]-[.G198]*2" office:value-type="float" office:value="63200">
            <text:p>63200</text:p>
          </table:table-cell>
          <table:table-cell table:style-name="ACE-0" table:formula="of:=[.S198]-[.V198]*([.R$2]+[.R$3])" office:value-type="float" office:value="-111.44">
            <text:p>−111.44</text:p>
          </table:table-cell>
          <table:table-cell table:style-name="ACE-0" table:formula="of:=[.S198]-[.W198]*([.R$2]-[.R$3])" office:value-type="float" office:value="-92.079999999999998">
            <text:p>−92.0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67600">
            <text:p>676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199]-[.F199]*[.R$2]" office:value-type="float" office:value="-108.19999999999999">
            <text:p>−108.2</text:p>
          </table:table-cell>
          <table:table-cell table:style-name="ACE-4" table:formula="of:=SQRT(([.Y199]-[.M199])^2+[.T199]^2)" office:value-type="float" office:value="10.228997995893822">
            <text:p>10.2</text:p>
          </table:table-cell>
          <table:table-cell table:style-name="ACE-4" table:formula="of:=SQRT(([.M199]-[.X199])^2+[.U199]^2)" office:value-type="float" office:value="10.587332052977267">
            <text:p>10.6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9]+[.G199]*2" office:value-type="float" office:value="69400">
            <text:p>69400</text:p>
          </table:table-cell>
          <table:table-cell table:style-name="ACE-0" table:formula="of:=[.F199]-[.G199]*2" office:value-type="float" office:value="65800">
            <text:p>65800</text:p>
          </table:table-cell>
          <table:table-cell table:style-name="ACE-0" table:formula="of:=[.S199]-[.V199]*([.R$2]+[.R$3])" office:value-type="float" office:value="-118.73999999999998">
            <text:p>−118.74</text:p>
          </table:table-cell>
          <table:table-cell table:style-name="ACE-0" table:formula="of:=[.S199]-[.W199]*([.R$2]-[.R$3])" office:value-type="float" office:value="-98.019999999999996">
            <text:p>−98.0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2" office:value-type="float" office:value="439400">
            <text:p>439400</text:p>
          </table:table-cell>
          <table:table-cell table:style-name="ACE-0" office:value-type="float" office:value="31850">
            <text:p>3185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4" table:formula="of:=[.S200]-[.F200]*[.R$2]" office:value-type="float" office:value="-836.80000000000007">
            <text:p>−836.8</text:p>
          </table:table-cell>
          <table:table-cell table:style-name="ACE-4" table:formula="of:=SQRT(([.Y200]-[.M200])^2+[.T200]^2)" office:value-type="float" office:value="164.97303082625356">
            <text:p>165.0</text:p>
          </table:table-cell>
          <table:table-cell table:style-name="ACE-4" table:formula="of:=SQRT(([.M200]-[.X200])^2+[.U200]^2)" office:value-type="float" office:value="177.71281355040207">
            <text:p>177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ported error range is +63.7 -40.3</text:p>
          </table:table-cell>
          <table:table-cell table:style-name="ACE-0"/>
          <table:table-cell table:style-name="ACE-0" office:value-type="float" office:value="42">
            <text:p>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0]+[.G200]*2" office:value-type="float" office:value="503100">
            <text:p>503100</text:p>
          </table:table-cell>
          <table:table-cell table:style-name="ACE-0" table:formula="of:=[.F200]-[.G200]*2" office:value-type="float" office:value="375700">
            <text:p>375700</text:p>
          </table:table-cell>
          <table:table-cell table:style-name="ACE-0" table:formula="of:=[.S200]-[.V200]*([.R$2]+[.R$3])" office:value-type="float" office:value="-1014.51">
            <text:p>−1014.5</text:p>
          </table:table-cell>
          <table:table-cell table:style-name="ACE-0" table:formula="of:=[.S200]-[.W200]*([.R$2]-[.R$3])" office:value-type="float" office:value="-671.83000000000004">
            <text:p>−671.83</text:p>
          </table:table-cell>
          <table:table-cell table:number-columns-repeated="231" table:style-name="ACE-0"/>
        </table:table-row>
        <table:table-row table:style-name="AROW-0" table:number-rows-repeated="65267">
          <table:table-cell table:number-columns-repeated="256"/>
        </table:table-row>
        <table:table-row table:style-name="AROW-0" table:number-rows-repeated="69">
          <table:table-cell table:number-columns-repeated="5" table:style-name="ACE-0"/>
          <table:table-cell table:style-name="ACE-2"/>
          <table:table-cell table:number-columns-repeated="6" table:style-name="ACE-0"/>
          <table:table-cell table:number-columns-repeated="3" table:style-name="ACE-4"/>
          <table:table-cell table:number-columns-repeated="241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7" gnm:cursor-row="2">
          <gnm:selection gnm:start-col="17" gnm:start-row="2" gnm:end-col="17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10-03T09:40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